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8.30791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4.28625cm"/>
    </style:style>
    <style:style style:name="co12" style:family="table-column">
      <style:table-column-properties fo:break-before="auto" style:column-width="4.78895833333333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7.27604166666667cm"/>
    </style:style>
    <style:style style:name="co15" style:family="table-column">
      <style:table-column-properties fo:break-before="auto" style:column-width="5.10645833333333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2.80458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Готовый_товар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Артикул</text:p>
          </table:table-cell>
          <table:table-cell office:value-type="string" table:style-name="ce3">
            <text:p>ID товара</text:p>
          </table:table-cell>
          <table:table-cell office:value-type="string" table:style-name="ce4">
            <text:p>ID ткани</text:p>
          </table:table-cell>
          <table:table-cell office:value-type="string" table:style-name="ce4">
            <text:p>Количество на складе, шт</text:p>
          </table:table-cell>
          <table:table-cell office:value-type="string" table:style-name="ce4">
            <text:p>Отпускная цена, руб.</text:p>
          </table:table-cell>
          <table:table-cell office:value-type="string" table:style-name="ce12">
            <text:p>товар</text:p>
          </table:table-cell>
          <table:table-cell office:value-type="string" table:style-name="ce12">
            <text:p>Ответ - 64794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5">
            <text:p>A1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3</text:p>
          </table:table-cell>
          <table:table-cell office:value-type="float" office:value="32" table:style-name="ce5">
            <text:p>32</text:p>
          </table:table-cell>
          <table:table-cell office:value-type="float" office:value="700" table:style-name="ce7">
            <text:p>700</text:p>
          </table:table-cell>
          <table:table-cell office:value-type="string" office:string-value="юбка солнце" table:formula="of:=VLOOKUP([.B2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2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3</text:p>
          </table:table-cell>
          <table:table-cell office:value-type="float" office:value="70" table:style-name="ce5">
            <text:p>70</text:p>
          </table:table-cell>
          <table:table-cell office:value-type="float" office:value="700" table:style-name="ce7">
            <text:p>700</text:p>
          </table:table-cell>
          <table:table-cell office:value-type="string" office:string-value="бермуды" table:formula="of:=VLOOKUP([.B3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1</text:p>
          </table:table-cell>
          <table:table-cell office:value-type="float" office:value="43" table:style-name="ce5">
            <text:p>43</text:p>
          </table:table-cell>
          <table:table-cell office:value-type="float" office:value="701" table:style-name="ce7">
            <text:p>701</text:p>
          </table:table-cell>
          <table:table-cell office:value-type="string" office:string-value="брюки прямые" table:formula="of:=VLOOKUP([.B4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4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2</text:p>
          </table:table-cell>
          <table:table-cell office:value-type="float" office:value="112" table:style-name="ce5">
            <text:p>112</text:p>
          </table:table-cell>
          <table:table-cell office:value-type="float" office:value="701" table:style-name="ce7">
            <text:p>701</text:p>
          </table:table-cell>
          <table:table-cell office:value-type="string" office:string-value="платье ретро" table:formula="of:=VLOOKUP([.B5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4</text:p>
          </table:table-cell>
          <table:table-cell office:value-type="float" office:value="32" table:style-name="ce5">
            <text:p>32</text:p>
          </table:table-cell>
          <table:table-cell office:value-type="float" office:value="702" table:style-name="ce7">
            <text:p>702</text:p>
          </table:table-cell>
          <table:table-cell office:value-type="string" office:string-value="платье прямое" table:formula="of:=VLOOKUP([.B6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7</text:p>
          </table:table-cell>
          <table:table-cell office:value-type="float" office:value="68" table:style-name="ce5">
            <text:p>68</text:p>
          </table:table-cell>
          <table:table-cell office:value-type="float" office:value="702" table:style-name="ce7">
            <text:p>702</text:p>
          </table:table-cell>
          <table:table-cell office:value-type="string" office:string-value="юбка полусолнце" table:formula="of:=VLOOKUP([.B7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9</text:p>
          </table:table-cell>
          <table:table-cell office:value-type="float" office:value="101" table:style-name="ce5">
            <text:p>101</text:p>
          </table:table-cell>
          <table:table-cell office:value-type="float" office:value="703" table:style-name="ce7">
            <text:p>703</text:p>
          </table:table-cell>
          <table:table-cell office:value-type="string" office:string-value="юбка со складками" table:formula="of:=VLOOKUP([.B8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43</text:p>
          </table:table-cell>
          <table:table-cell office:value-type="float" office:value="100" table:style-name="ce5">
            <text:p>100</text:p>
          </table:table-cell>
          <table:table-cell office:value-type="float" office:value="703" table:style-name="ce7">
            <text:p>703</text:p>
          </table:table-cell>
          <table:table-cell office:value-type="string" office:string-value="платье прямое" table:formula="of:=VLOOKUP([.B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7</text:p>
          </table:table-cell>
          <table:table-cell office:value-type="float" office:value="64" table:style-name="ce5">
            <text:p>64</text:p>
          </table:table-cell>
          <table:table-cell office:value-type="float" office:value="703" table:style-name="ce7">
            <text:p>703</text:p>
          </table:table-cell>
          <table:table-cell office:value-type="string" office:string-value="платье с напуском на талии" table:formula="of:=VLOOKUP([.B10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0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9</text:p>
          </table:table-cell>
          <table:table-cell office:value-type="float" office:value="120" table:style-name="ce5">
            <text:p>120</text:p>
          </table:table-cell>
          <table:table-cell office:value-type="float" office:value="704" table:style-name="ce7">
            <text:p>704</text:p>
          </table:table-cell>
          <table:table-cell office:value-type="string" office:string-value="юбка полусолнце" table:formula="of:=VLOOKUP([.B11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4</text:p>
          </table:table-cell>
          <table:table-cell office:value-type="float" office:value="44" table:style-name="ce5">
            <text:p>44</text:p>
          </table:table-cell>
          <table:table-cell office:value-type="float" office:value="706" table:style-name="ce7">
            <text:p>706</text:p>
          </table:table-cell>
          <table:table-cell office:value-type="string" office:string-value="юбка с запахом" table:formula="of:=VLOOKUP([.B1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2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</text:p>
          </table:table-cell>
          <table:table-cell office:value-type="float" office:value="63" table:style-name="ce5">
            <text:p>63</text:p>
          </table:table-cell>
          <table:table-cell office:value-type="float" office:value="706" table:style-name="ce7">
            <text:p>706</text:p>
          </table:table-cell>
          <table:table-cell office:value-type="string" office:string-value="платье-кимоно" table:formula="of:=VLOOKUP([.B13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3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2</text:p>
          </table:table-cell>
          <table:table-cell office:value-type="float" office:value="64" table:style-name="ce5">
            <text:p>64</text:p>
          </table:table-cell>
          <table:table-cell office:value-type="float" office:value="707" table:style-name="ce7">
            <text:p>707</text:p>
          </table:table-cell>
          <table:table-cell office:value-type="string" office:string-value="платье-рубашка" table:formula="of:=VLOOKUP([.B14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6</text:p>
          </table:table-cell>
          <table:table-cell office:value-type="float" office:value="61" table:style-name="ce5">
            <text:p>61</text:p>
          </table:table-cell>
          <table:table-cell office:value-type="float" office:value="707" table:style-name="ce7">
            <text:p>707</text:p>
          </table:table-cell>
          <table:table-cell office:value-type="string" office:string-value="платье с кокеткой" table:formula="of:=VLOOKUP([.B15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5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</text:p>
          </table:table-cell>
          <table:table-cell office:value-type="float" office:value="99" table:style-name="ce5">
            <text:p>99</text:p>
          </table:table-cell>
          <table:table-cell office:value-type="float" office:value="708" table:style-name="ce7">
            <text:p>708</text:p>
          </table:table-cell>
          <table:table-cell office:value-type="string" office:string-value="капри" table:formula="of:=VLOOKUP([.B16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6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7</text:p>
          </table:table-cell>
          <table:table-cell office:value-type="float" office:value="36" table:style-name="ce5">
            <text:p>36</text:p>
          </table:table-cell>
          <table:table-cell office:value-type="float" office:value="708" table:style-name="ce7">
            <text:p>708</text:p>
          </table:table-cell>
          <table:table-cell office:value-type="string" office:string-value="платье прямое" table:formula="of:=VLOOKUP([.B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7</text:p>
          </table:table-cell>
          <table:table-cell office:value-type="float" office:value="102" table:style-name="ce5">
            <text:p>102</text:p>
          </table:table-cell>
          <table:table-cell office:value-type="float" office:value="708" table:style-name="ce7">
            <text:p>708</text:p>
          </table:table-cell>
          <table:table-cell office:value-type="string" office:string-value="брюки зауженные" table:formula="of:=VLOOKUP([.B1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0</text:p>
          </table:table-cell>
          <table:table-cell office:value-type="float" office:value="113" table:style-name="ce5">
            <text:p>113</text:p>
          </table:table-cell>
          <table:table-cell office:value-type="float" office:value="709" table:style-name="ce7">
            <text:p>709</text:p>
          </table:table-cell>
          <table:table-cell office:value-type="string" office:string-value="платье-кимоно" table:formula="of:=VLOOKUP([.B1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0</text:p>
          </table:table-cell>
          <table:table-cell office:value-type="float" office:value="1" table:style-name="ce5">
            <text:p>1</text:p>
          </table:table-cell>
          <table:table-cell office:value-type="float" office:value="709" table:style-name="ce7">
            <text:p>709</text:p>
          </table:table-cell>
          <table:table-cell office:value-type="string" office:string-value="юбка с оборкой" table:formula="of:=VLOOKUP([.B2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</text:p>
          </table:table-cell>
          <table:table-cell office:value-type="float" office:value="59" table:style-name="ce5">
            <text:p>59</text:p>
          </table:table-cell>
          <table:table-cell office:value-type="float" office:value="710" table:style-name="ce7">
            <text:p>710</text:p>
          </table:table-cell>
          <table:table-cell office:value-type="string" office:string-value="платье с запахом" table:formula="of:=VLOOKUP([.B2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7</text:p>
          </table:table-cell>
          <table:table-cell office:value-type="float" office:value="95" table:style-name="ce5">
            <text:p>95</text:p>
          </table:table-cell>
          <table:table-cell office:value-type="float" office:value="711" table:style-name="ce7">
            <text:p>711</text:p>
          </table:table-cell>
          <table:table-cell office:value-type="string" office:string-value="капри" table:formula="of:=VLOOKUP([.B2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8</text:p>
          </table:table-cell>
          <table:table-cell office:value-type="float" office:value="72" table:style-name="ce5">
            <text:p>72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-халат" table:formula="of:=VLOOKUP([.B2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2</text:p>
          </table:table-cell>
          <table:table-cell office:value-type="float" office:value="27" table:style-name="ce5">
            <text:p>27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-халат" table:formula="of:=VLOOKUP([.B2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4</text:p>
          </table:table-cell>
          <table:table-cell office:value-type="float" office:value="88" table:style-name="ce5">
            <text:p>88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 ретро" table:formula="of:=VLOOKUP([.B25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1</text:p>
          </table:table-cell>
          <table:table-cell office:value-type="float" office:value="4" table:style-name="ce5">
            <text:p>4</text:p>
          </table:table-cell>
          <table:table-cell office:value-type="float" office:value="713" table:style-name="ce7">
            <text:p>713</text:p>
          </table:table-cell>
          <table:table-cell office:value-type="string" office:string-value="рубашка" table:formula="of:=VLOOKUP([.B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</text:p>
          </table:table-cell>
          <table:table-cell office:value-type="float" office:value="29" table:style-name="ce5">
            <text:p>29</text:p>
          </table:table-cell>
          <table:table-cell office:value-type="float" office:value="713" table:style-name="ce7">
            <text:p>713</text:p>
          </table:table-cell>
          <table:table-cell office:value-type="string" office:string-value="рубашка" table:formula="of:=VLOOKUP([.B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41</text:p>
          </table:table-cell>
          <table:table-cell office:value-type="float" office:value="107" table:style-name="ce5">
            <text:p>107</text:p>
          </table:table-cell>
          <table:table-cell office:value-type="float" office:value="714" table:style-name="ce7">
            <text:p>714</text:p>
          </table:table-cell>
          <table:table-cell office:value-type="string" office:string-value="платье прямое" table:formula="of:=VLOOKUP([.B2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2</text:p>
          </table:table-cell>
          <table:table-cell office:value-type="float" office:value="8" table:style-name="ce5">
            <text:p>8</text:p>
          </table:table-cell>
          <table:table-cell office:value-type="float" office:value="714" table:style-name="ce7">
            <text:p>714</text:p>
          </table:table-cell>
          <table:table-cell office:value-type="string" office:string-value="платье ретро" table:formula="of:=VLOOKUP([.B2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2</text:p>
          </table:table-cell>
          <table:table-cell office:value-type="float" office:value="23" table:style-name="ce5">
            <text:p>23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запахом" table:formula="of:=VLOOKUP([.B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2</text:p>
          </table:table-cell>
          <table:table-cell office:value-type="float" office:value="10" table:style-name="ce5">
            <text:p>10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олнце" table:formula="of:=VLOOKUP([.B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</text:p>
          </table:table-cell>
          <table:table-cell office:value-type="float" office:value="92" table:style-name="ce5">
            <text:p>92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оборкой" table:formula="of:=VLOOKUP([.B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3</text:p>
          </table:table-cell>
          <table:table-cell office:value-type="float" office:value="59" table:style-name="ce5">
            <text:p>59</text:p>
          </table:table-cell>
          <table:table-cell office:value-type="float" office:value="715" table:style-name="ce7">
            <text:p>715</text:p>
          </table:table-cell>
          <table:table-cell office:value-type="string" office:string-value="рубашка" table:formula="of:=VLOOKUP([.B3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4</text:p>
          </table:table-cell>
          <table:table-cell office:value-type="float" office:value="116" table:style-name="ce5">
            <text:p>116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оборкой" table:formula="of:=VLOOKUP([.B3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2</text:p>
          </table:table-cell>
          <table:table-cell office:value-type="float" office:value="63" table:style-name="ce5">
            <text:p>63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 прямое" table:formula="of:=VLOOKUP([.B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2</text:p>
          </table:table-cell>
          <table:table-cell office:value-type="float" office:value="10" table:style-name="ce5">
            <text:p>10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-кимоно" table:formula="of:=VLOOKUP([.B3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2</text:p>
          </table:table-cell>
          <table:table-cell office:value-type="float" office:value="53" table:style-name="ce5">
            <text:p>53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 с кокеткой" table:formula="of:=VLOOKUP([.B3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5</text:p>
          </table:table-cell>
          <table:table-cell office:value-type="float" office:value="102" table:style-name="ce5">
            <text:p>102</text:p>
          </table:table-cell>
          <table:table-cell office:value-type="float" office:value="716" table:style-name="ce7">
            <text:p>716</text:p>
          </table:table-cell>
          <table:table-cell office:value-type="string" office:string-value="рубашка" table:formula="of:=VLOOKUP([.B3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2</text:p>
          </table:table-cell>
          <table:table-cell office:value-type="float" office:value="43" table:style-name="ce5">
            <text:p>43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-рубашка" table:formula="of:=VLOOKUP([.B3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7</text:p>
          </table:table-cell>
          <table:table-cell office:value-type="float" office:value="62" table:style-name="ce5">
            <text:p>62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 с запахом" table:formula="of:=VLOOKUP([.B4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6</text:p>
          </table:table-cell>
          <table:table-cell office:value-type="float" office:value="8" table:style-name="ce5">
            <text:p>8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-кимоно" table:formula="of:=VLOOKUP([.B4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6</text:p>
          </table:table-cell>
          <table:table-cell office:value-type="float" office:value="18" table:style-name="ce5">
            <text:p>18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 макси" table:formula="of:=VLOOKUP([.B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9</text:p>
          </table:table-cell>
          <table:table-cell office:value-type="float" office:value="36" table:style-name="ce5">
            <text:p>36</text:p>
          </table:table-cell>
          <table:table-cell office:value-type="float" office:value="717" table:style-name="ce7">
            <text:p>717</text:p>
          </table:table-cell>
          <table:table-cell office:value-type="string" office:string-value="бриджи" table:formula="of:=VLOOKUP([.B4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1</text:p>
          </table:table-cell>
          <table:table-cell office:value-type="float" office:value="11" table:style-name="ce5">
            <text:p>11</text:p>
          </table:table-cell>
          <table:table-cell office:value-type="float" office:value="718" table:style-name="ce7">
            <text:p>718</text:p>
          </table:table-cell>
          <table:table-cell office:value-type="string" office:string-value="юбка полусолнце" table:formula="of:=VLOOKUP([.B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6</text:p>
          </table:table-cell>
          <table:table-cell office:value-type="float" office:value="98" table:style-name="ce5">
            <text:p>98</text:p>
          </table:table-cell>
          <table:table-cell office:value-type="float" office:value="718" table:style-name="ce7">
            <text:p>718</text:p>
          </table:table-cell>
          <table:table-cell office:value-type="string" office:string-value="платье-халат" table:formula="of:=VLOOKUP([.B4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8</text:p>
          </table:table-cell>
          <table:table-cell office:value-type="float" office:value="66" table:style-name="ce5">
            <text:p>66</text:p>
          </table:table-cell>
          <table:table-cell office:value-type="float" office:value="719" table:style-name="ce7">
            <text:p>719</text:p>
          </table:table-cell>
          <table:table-cell office:value-type="string" office:string-value="юбка солнце" table:formula="of:=VLOOKUP([.B4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5</text:p>
          </table:table-cell>
          <table:table-cell office:value-type="float" office:value="19" table:style-name="ce5">
            <text:p>19</text:p>
          </table:table-cell>
          <table:table-cell office:value-type="float" office:value="719" table:style-name="ce7">
            <text:p>719</text:p>
          </table:table-cell>
          <table:table-cell office:value-type="string" office:string-value="платье-трансформер" table:formula="of:=VLOOKUP([.B4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7</text:p>
          </table:table-cell>
          <table:table-cell office:value-type="float" office:value="70" table:style-name="ce5">
            <text:p>70</text:p>
          </table:table-cell>
          <table:table-cell office:value-type="float" office:value="719" table:style-name="ce7">
            <text:p>719</text:p>
          </table:table-cell>
          <table:table-cell office:value-type="string" office:string-value="бермуды" table:formula="of:=VLOOKUP([.B4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5</text:p>
          </table:table-cell>
          <table:table-cell office:value-type="float" office:value="18" table:style-name="ce5">
            <text:p>18</text:p>
          </table:table-cell>
          <table:table-cell office:value-type="float" office:value="719" table:style-name="ce7">
            <text:p>719</text:p>
          </table:table-cell>
          <table:table-cell office:value-type="string" office:string-value="рубашка" table:formula="of:=VLOOKUP([.B4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2</text:p>
          </table:table-cell>
          <table:table-cell office:value-type="float" office:value="71" table:style-name="ce5">
            <text:p>71</text:p>
          </table:table-cell>
          <table:table-cell office:value-type="float" office:value="720" table:style-name="ce7">
            <text:p>720</text:p>
          </table:table-cell>
          <table:table-cell office:value-type="string" office:string-value="платье-туника" table:formula="of:=VLOOKUP([.B5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0</text:p>
          </table:table-cell>
          <table:table-cell office:value-type="float" office:value="22" table:style-name="ce5">
            <text:p>22</text:p>
          </table:table-cell>
          <table:table-cell office:value-type="float" office:value="720" table:style-name="ce7">
            <text:p>720</text:p>
          </table:table-cell>
          <table:table-cell office:value-type="string" office:string-value="юбка с запахом" table:formula="of:=VLOOKUP([.B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5</text:p>
          </table:table-cell>
          <table:table-cell office:value-type="float" office:value="98" table:style-name="ce5">
            <text:p>98</text:p>
          </table:table-cell>
          <table:table-cell office:value-type="float" office:value="721" table:style-name="ce7">
            <text:p>721</text:p>
          </table:table-cell>
          <table:table-cell office:value-type="string" office:string-value="юбка со складками" table:formula="of:=VLOOKUP([.B5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7</text:p>
          </table:table-cell>
          <table:table-cell office:value-type="float" office:value="89" table:style-name="ce5">
            <text:p>89</text:p>
          </table:table-cell>
          <table:table-cell office:value-type="float" office:value="721" table:style-name="ce7">
            <text:p>721</text:p>
          </table:table-cell>
          <table:table-cell office:value-type="string" office:string-value="платье-трансформер" table:formula="of:=VLOOKUP([.B53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6</text:p>
          </table:table-cell>
          <table:table-cell office:value-type="float" office:value="74" table:style-name="ce5">
            <text:p>74</text:p>
          </table:table-cell>
          <table:table-cell office:value-type="float" office:value="721" table:style-name="ce7">
            <text:p>721</text:p>
          </table:table-cell>
          <table:table-cell office:value-type="string" office:string-value="юбка с оборкой" table:formula="of:=VLOOKUP([.B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</text:p>
          </table:table-cell>
          <table:table-cell office:value-type="float" office:value="96" table:style-name="ce5">
            <text:p>96</text:p>
          </table:table-cell>
          <table:table-cell office:value-type="float" office:value="722" table:style-name="ce7">
            <text:p>722</text:p>
          </table:table-cell>
          <table:table-cell office:value-type="string" office:string-value="платье-туника" table:formula="of:=VLOOKUP([.B5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5</text:p>
          </table:table-cell>
          <table:table-cell office:value-type="float" office:value="19" table:style-name="ce5">
            <text:p>19</text:p>
          </table:table-cell>
          <table:table-cell office:value-type="float" office:value="722" table:style-name="ce7">
            <text:p>722</text:p>
          </table:table-cell>
          <table:table-cell office:value-type="string" office:string-value="юбка полусолнце" table:formula="of:=VLOOKUP([.B5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6</text:p>
          </table:table-cell>
          <table:table-cell office:value-type="float" office:value="35" table:style-name="ce5">
            <text:p>35</text:p>
          </table:table-cell>
          <table:table-cell office:value-type="float" office:value="722" table:style-name="ce7">
            <text:p>722</text:p>
          </table:table-cell>
          <table:table-cell office:value-type="string" office:string-value="капри" table:formula="of:=VLOOKUP([.B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7</text:p>
          </table:table-cell>
          <table:table-cell office:value-type="float" office:value="19" table:style-name="ce5">
            <text:p>19</text:p>
          </table:table-cell>
          <table:table-cell office:value-type="float" office:value="723" table:style-name="ce7">
            <text:p>723</text:p>
          </table:table-cell>
          <table:table-cell office:value-type="string" office:string-value="юбка полусолнце" table:formula="of:=VLOOKUP([.B5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9</text:p>
          </table:table-cell>
          <table:table-cell office:value-type="float" office:value="96" table:style-name="ce5">
            <text:p>96</text:p>
          </table:table-cell>
          <table:table-cell office:value-type="float" office:value="723" table:style-name="ce7">
            <text:p>723</text:p>
          </table:table-cell>
          <table:table-cell office:value-type="string" office:string-value="платье прямое" table:formula="of:=VLOOKUP([.B5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9</text:p>
          </table:table-cell>
          <table:table-cell office:value-type="float" office:value="115" table:style-name="ce5">
            <text:p>115</text:p>
          </table:table-cell>
          <table:table-cell office:value-type="float" office:value="723" table:style-name="ce7">
            <text:p>723</text:p>
          </table:table-cell>
          <table:table-cell office:value-type="string" office:string-value="платье-сарафан" table:formula="of:=VLOOKUP([.B60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0</text:p>
          </table:table-cell>
          <table:table-cell office:value-type="float" office:value="69" table:style-name="ce5">
            <text:p>69</text:p>
          </table:table-cell>
          <table:table-cell office:value-type="float" office:value="723" table:style-name="ce7">
            <text:p>723</text:p>
          </table:table-cell>
          <table:table-cell office:value-type="string" office:string-value="капри" table:formula="of:=VLOOKUP([.B6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</text:p>
          </table:table-cell>
          <table:table-cell office:value-type="float" office:value="60" table:style-name="ce5">
            <text:p>60</text:p>
          </table:table-cell>
          <table:table-cell office:value-type="float" office:value="723" table:style-name="ce7">
            <text:p>723</text:p>
          </table:table-cell>
          <table:table-cell office:value-type="string" office:string-value="юбка с оборкой" table:formula="of:=VLOOKUP([.B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2</text:p>
          </table:table-cell>
          <table:table-cell office:value-type="float" office:value="73" table:style-name="ce5">
            <text:p>73</text:p>
          </table:table-cell>
          <table:table-cell office:value-type="float" office:value="724" table:style-name="ce7">
            <text:p>724</text:p>
          </table:table-cell>
          <table:table-cell office:value-type="string" office:string-value="блузка с длинным рукавом" table:formula="of:=VLOOKUP([.B6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0</text:p>
          </table:table-cell>
          <table:table-cell office:value-type="float" office:value="48" table:style-name="ce5">
            <text:p>48</text:p>
          </table:table-cell>
          <table:table-cell office:value-type="float" office:value="725" table:style-name="ce7">
            <text:p>725</text:p>
          </table:table-cell>
          <table:table-cell office:value-type="string" office:string-value="бриджи" table:formula="of:=VLOOKUP([.B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0</text:p>
          </table:table-cell>
          <table:table-cell office:value-type="float" office:value="64" table:style-name="ce5">
            <text:p>64</text:p>
          </table:table-cell>
          <table:table-cell office:value-type="float" office:value="725" table:style-name="ce7">
            <text:p>725</text:p>
          </table:table-cell>
          <table:table-cell office:value-type="string" office:string-value="юбка солнце" table:formula="of:=VLOOKUP([.B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5</text:p>
          </table:table-cell>
          <table:table-cell office:value-type="float" office:value="112" table:style-name="ce5">
            <text:p>112</text:p>
          </table:table-cell>
          <table:table-cell office:value-type="float" office:value="725" table:style-name="ce7">
            <text:p>725</text:p>
          </table:table-cell>
          <table:table-cell office:value-type="string" office:string-value="платье с напуском на талии" table:formula="of:=VLOOKUP([.B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43</text:p>
          </table:table-cell>
          <table:table-cell office:value-type="float" office:value="108" table:style-name="ce5">
            <text:p>108</text:p>
          </table:table-cell>
          <table:table-cell office:value-type="float" office:value="725" table:style-name="ce7">
            <text:p>725</text:p>
          </table:table-cell>
          <table:table-cell office:value-type="string" office:string-value="брюки зауженные" table:formula="of:=VLOOKUP([.B6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5</text:p>
          </table:table-cell>
          <table:table-cell office:value-type="float" office:value="101" table:style-name="ce5">
            <text:p>101</text:p>
          </table:table-cell>
          <table:table-cell office:value-type="float" office:value="726" table:style-name="ce7">
            <text:p>726</text:p>
          </table:table-cell>
          <table:table-cell office:value-type="string" office:string-value="юбка полусолнце" table:formula="of:=VLOOKUP([.B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1</text:p>
          </table:table-cell>
          <table:table-cell office:value-type="float" office:value="97" table:style-name="ce5">
            <text:p>97</text:p>
          </table:table-cell>
          <table:table-cell office:value-type="float" office:value="726" table:style-name="ce7">
            <text:p>726</text:p>
          </table:table-cell>
          <table:table-cell office:value-type="string" office:string-value="бриджи" table:formula="of:=VLOOKUP([.B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1</text:p>
          </table:table-cell>
          <table:table-cell office:value-type="float" office:value="46" table:style-name="ce5">
            <text:p>46</text:p>
          </table:table-cell>
          <table:table-cell office:value-type="float" office:value="727" table:style-name="ce7">
            <text:p>727</text:p>
          </table:table-cell>
          <table:table-cell office:value-type="string" office:string-value="платье с кокеткой" table:formula="of:=VLOOKUP([.B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2</text:p>
          </table:table-cell>
          <table:table-cell office:value-type="float" office:value="70" table:style-name="ce5">
            <text:p>70</text:p>
          </table:table-cell>
          <table:table-cell office:value-type="float" office:value="727" table:style-name="ce7">
            <text:p>727</text:p>
          </table:table-cell>
          <table:table-cell office:value-type="string" office:string-value="платье-халат" table:formula="of:=VLOOKUP([.B7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9</text:p>
          </table:table-cell>
          <table:table-cell office:value-type="float" office:value="81" table:style-name="ce5">
            <text:p>81</text:p>
          </table:table-cell>
          <table:table-cell office:value-type="float" office:value="728" table:style-name="ce7">
            <text:p>728</text:p>
          </table:table-cell>
          <table:table-cell office:value-type="string" office:string-value="рубашка" table:formula="of:=VLOOKUP([.B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4</text:p>
          </table:table-cell>
          <table:table-cell office:value-type="float" office:value="56" table:style-name="ce5">
            <text:p>56</text:p>
          </table:table-cell>
          <table:table-cell office:value-type="float" office:value="728" table:style-name="ce7">
            <text:p>728</text:p>
          </table:table-cell>
          <table:table-cell office:value-type="string" office:string-value="юбка с оборкой" table:formula="of:=VLOOKUP([.B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6</text:p>
          </table:table-cell>
          <table:table-cell office:value-type="float" office:value="77" table:style-name="ce5">
            <text:p>77</text:p>
          </table:table-cell>
          <table:table-cell office:value-type="float" office:value="729" table:style-name="ce7">
            <text:p>729</text:p>
          </table:table-cell>
          <table:table-cell office:value-type="string" office:string-value="блузка с длинным рукавом" table:formula="of:=VLOOKUP([.B7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5</text:p>
          </table:table-cell>
          <table:table-cell office:value-type="float" office:value="110" table:style-name="ce5">
            <text:p>110</text:p>
          </table:table-cell>
          <table:table-cell office:value-type="float" office:value="729" table:style-name="ce7">
            <text:p>729</text:p>
          </table:table-cell>
          <table:table-cell office:value-type="string" office:string-value="платье с запахом" table:formula="of:=VLOOKUP([.B75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</text:p>
          </table:table-cell>
          <table:table-cell office:value-type="float" office:value="89" table:style-name="ce5">
            <text:p>89</text:p>
          </table:table-cell>
          <table:table-cell office:value-type="float" office:value="729" table:style-name="ce7">
            <text:p>729</text:p>
          </table:table-cell>
          <table:table-cell office:value-type="string" office:string-value="платье миди" table:formula="of:=VLOOKUP([.B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</text:p>
          </table:table-cell>
          <table:table-cell office:value-type="float" office:value="115" table:style-name="ce5">
            <text:p>115</text:p>
          </table:table-cell>
          <table:table-cell office:value-type="float" office:value="730" table:style-name="ce7">
            <text:p>730</text:p>
          </table:table-cell>
          <table:table-cell office:value-type="string" office:string-value="юбка полусолнце" table:formula="of:=VLOOKUP([.B77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2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 прямое" table:formula="of:=VLOOKUP([.B7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6</text:p>
          </table:table-cell>
          <table:table-cell office:value-type="float" office:value="117" table:style-name="ce5">
            <text:p>117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-рубашка" table:formula="of:=VLOOKUP([.B7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4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-кимоно" table:formula="of:=VLOOKUP([.B8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8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8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брюки прямые" table:formula="of:=VLOOKUP([.B8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2</text:p>
          </table:table-cell>
          <table:table-cell office:value-type="float" office:value="79" table:style-name="ce5">
            <text:p>79</text:p>
          </table:table-cell>
          <table:table-cell office:value-type="float" office:value="730" table:style-name="ce7">
            <text:p>730</text:p>
          </table:table-cell>
          <table:table-cell office:value-type="string" office:string-value="брюки клеш" table:formula="of:=VLOOKUP([.B8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2</text:p>
          </table:table-cell>
          <table:table-cell office:value-type="float" office:value="50" table:style-name="ce5">
            <text:p>50</text:p>
          </table:table-cell>
          <table:table-cell office:value-type="float" office:value="730" table:style-name="ce7">
            <text:p>730</text:p>
          </table:table-cell>
          <table:table-cell office:value-type="string" office:string-value="капри" table:formula="of:=VLOOKUP([.B8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8</text:p>
          </table:table-cell>
          <table:table-cell office:value-type="float" office:value="87" table:style-name="ce5">
            <text:p>87</text:p>
          </table:table-cell>
          <table:table-cell office:value-type="float" office:value="731" table:style-name="ce7">
            <text:p>731</text:p>
          </table:table-cell>
          <table:table-cell office:value-type="string" office:string-value="бриджи" table:formula="of:=VLOOKUP([.B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2</text:p>
          </table:table-cell>
          <table:table-cell office:value-type="float" office:value="52" table:style-name="ce5">
            <text:p>52</text:p>
          </table:table-cell>
          <table:table-cell office:value-type="float" office:value="731" table:style-name="ce7">
            <text:p>731</text:p>
          </table:table-cell>
          <table:table-cell office:value-type="string" office:string-value="платье макси" table:formula="of:=VLOOKUP([.B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0</text:p>
          </table:table-cell>
          <table:table-cell office:value-type="float" office:value="87" table:style-name="ce5">
            <text:p>87</text:p>
          </table:table-cell>
          <table:table-cell office:value-type="float" office:value="731" table:style-name="ce7">
            <text:p>731</text:p>
          </table:table-cell>
          <table:table-cell office:value-type="string" office:string-value="брюки прямые" table:formula="of:=VLOOKUP([.B8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4</text:p>
          </table:table-cell>
          <table:table-cell office:value-type="float" office:value="38" table:style-name="ce5">
            <text:p>38</text:p>
          </table:table-cell>
          <table:table-cell office:value-type="float" office:value="731" table:style-name="ce7">
            <text:p>731</text:p>
          </table:table-cell>
          <table:table-cell office:value-type="string" office:string-value="бермуды" table:formula="of:=VLOOKUP([.B87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2</text:p>
          </table:table-cell>
          <table:table-cell office:value-type="float" office:value="8" table:style-name="ce5">
            <text:p>8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 прямое" table:formula="of:=VLOOKUP([.B8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0</text:p>
          </table:table-cell>
          <table:table-cell office:value-type="float" office:value="48" table:style-name="ce5">
            <text:p>48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-рубашка" table:formula="of:=VLOOKUP([.B8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</text:p>
          </table:table-cell>
          <table:table-cell office:value-type="float" office:value="71" table:style-name="ce5">
            <text:p>71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 ретро" table:formula="of:=VLOOKUP([.B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5</text:p>
          </table:table-cell>
          <table:table-cell office:value-type="float" office:value="42" table:style-name="ce5">
            <text:p>42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-трапеция" table:formula="of:=VLOOKUP([.B9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3</text:p>
          </table:table-cell>
          <table:table-cell office:value-type="float" office:value="68" table:style-name="ce5">
            <text:p>68</text:p>
          </table:table-cell>
          <table:table-cell office:value-type="float" office:value="733" table:style-name="ce7">
            <text:p>733</text:p>
          </table:table-cell>
          <table:table-cell office:value-type="string" office:string-value="юбка полусолнце" table:formula="of:=VLOOKUP([.B9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2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3</text:p>
          </table:table-cell>
          <table:table-cell office:value-type="float" office:value="72" table:style-name="ce5">
            <text:p>72</text:p>
          </table:table-cell>
          <table:table-cell office:value-type="float" office:value="733" table:style-name="ce7">
            <text:p>733</text:p>
          </table:table-cell>
          <table:table-cell office:value-type="string" office:string-value="платье-сарафан" table:formula="of:=VLOOKUP([.B9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9</text:p>
          </table:table-cell>
          <table:table-cell office:value-type="float" office:value="14" table:style-name="ce5">
            <text:p>14</text:p>
          </table:table-cell>
          <table:table-cell office:value-type="float" office:value="734" table:style-name="ce7">
            <text:p>734</text:p>
          </table:table-cell>
          <table:table-cell office:value-type="string" office:string-value="платье с кокеткой" table:formula="of:=VLOOKUP([.B9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9</text:p>
          </table:table-cell>
          <table:table-cell office:value-type="float" office:value="9" table:style-name="ce5">
            <text:p>9</text:p>
          </table:table-cell>
          <table:table-cell office:value-type="float" office:value="734" table:style-name="ce7">
            <text:p>734</text:p>
          </table:table-cell>
          <table:table-cell office:value-type="string" office:string-value="платье миди" table:formula="of:=VLOOKUP([.B9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0</text:p>
          </table:table-cell>
          <table:table-cell office:value-type="float" office:value="25" table:style-name="ce5">
            <text:p>25</text:p>
          </table:table-cell>
          <table:table-cell office:value-type="float" office:value="734" table:style-name="ce7">
            <text:p>734</text:p>
          </table:table-cell>
          <table:table-cell office:value-type="string" office:string-value="блузка с длинным рукавом" table:formula="of:=VLOOKUP([.B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6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4</text:p>
          </table:table-cell>
          <table:table-cell office:value-type="float" office:value="103" table:style-name="ce5">
            <text:p>103</text:p>
          </table:table-cell>
          <table:table-cell office:value-type="float" office:value="734" table:style-name="ce7">
            <text:p>734</text:p>
          </table:table-cell>
          <table:table-cell office:value-type="string" office:string-value="юбка с оборкой" table:formula="of:=VLOOKUP([.B9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8</text:p>
          </table:table-cell>
          <table:table-cell office:value-type="float" office:value="65" table:style-name="ce5">
            <text:p>65</text:p>
          </table:table-cell>
          <table:table-cell office:value-type="float" office:value="735" table:style-name="ce7">
            <text:p>735</text:p>
          </table:table-cell>
          <table:table-cell office:value-type="string" office:string-value="юбка с запахом" table:formula="of:=VLOOKUP([.B9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7</text:p>
          </table:table-cell>
          <table:table-cell office:value-type="float" office:value="14" table:style-name="ce5">
            <text:p>14</text:p>
          </table:table-cell>
          <table:table-cell office:value-type="float" office:value="735" table:style-name="ce7">
            <text:p>735</text:p>
          </table:table-cell>
          <table:table-cell office:value-type="string" office:string-value="платье прямое" table:formula="of:=VLOOKUP([.B9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9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9</text:p>
          </table:table-cell>
          <table:table-cell office:value-type="float" office:value="53" table:style-name="ce5">
            <text:p>53</text:p>
          </table:table-cell>
          <table:table-cell office:value-type="float" office:value="735" table:style-name="ce7">
            <text:p>735</text:p>
          </table:table-cell>
          <table:table-cell office:value-type="string" office:string-value="платье-жилет" table:formula="of:=VLOOKUP([.B10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0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0</text:p>
          </table:table-cell>
          <table:table-cell office:value-type="float" office:value="22" table:style-name="ce5">
            <text:p>22</text:p>
          </table:table-cell>
          <table:table-cell office:value-type="float" office:value="736" table:style-name="ce7">
            <text:p>736</text:p>
          </table:table-cell>
          <table:table-cell office:value-type="string" office:string-value="платье с кокеткой" table:formula="of:=VLOOKUP([.B10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5</text:p>
          </table:table-cell>
          <table:table-cell office:value-type="float" office:value="43" table:style-name="ce5">
            <text:p>43</text:p>
          </table:table-cell>
          <table:table-cell office:value-type="float" office:value="737" table:style-name="ce7">
            <text:p>737</text:p>
          </table:table-cell>
          <table:table-cell office:value-type="string" office:string-value="юбка полусолнце" table:formula="of:=VLOOKUP([.B10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737" table:style-name="ce7">
            <text:p>737</text:p>
          </table:table-cell>
          <table:table-cell office:value-type="string" office:string-value="платье-рубашка" table:formula="of:=VLOOKUP([.B10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8</text:p>
          </table:table-cell>
          <table:table-cell office:value-type="float" office:value="3" table:style-name="ce5">
            <text:p>3</text:p>
          </table:table-cell>
          <table:table-cell office:value-type="float" office:value="737" table:style-name="ce7">
            <text:p>737</text:p>
          </table:table-cell>
          <table:table-cell office:value-type="string" office:string-value="блузка с длинным рукавом" table:formula="of:=VLOOKUP([.B10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</text:p>
          </table:table-cell>
          <table:table-cell office:value-type="float" office:value="61" table:style-name="ce5">
            <text:p>61</text:p>
          </table:table-cell>
          <table:table-cell office:value-type="float" office:value="737" table:style-name="ce7">
            <text:p>737</text:p>
          </table:table-cell>
          <table:table-cell office:value-type="string" office:string-value="юбка солнце" table:formula="of:=VLOOKUP([.B10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5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7</text:p>
          </table:table-cell>
          <table:table-cell office:value-type="float" office:value="95" table:style-name="ce5">
            <text:p>95</text:p>
          </table:table-cell>
          <table:table-cell office:value-type="float" office:value="737" table:style-name="ce7">
            <text:p>737</text:p>
          </table:table-cell>
          <table:table-cell office:value-type="string" office:string-value="бриджи" table:formula="of:=VLOOKUP([.B1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7</text:p>
          </table:table-cell>
          <table:table-cell office:value-type="float" office:value="118" table:style-name="ce5">
            <text:p>118</text:p>
          </table:table-cell>
          <table:table-cell office:value-type="float" office:value="737" table:style-name="ce7">
            <text:p>737</text:p>
          </table:table-cell>
          <table:table-cell office:value-type="string" office:string-value="платье-трапеция" table:formula="of:=VLOOKUP([.B10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7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2</text:p>
          </table:table-cell>
          <table:table-cell office:value-type="float" office:value="12" table:style-name="ce5">
            <text:p>12</text:p>
          </table:table-cell>
          <table:table-cell office:value-type="float" office:value="738" table:style-name="ce7">
            <text:p>738</text:p>
          </table:table-cell>
          <table:table-cell office:value-type="string" office:string-value="платье-туника" table:formula="of:=VLOOKUP([.B10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8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2</text:p>
          </table:table-cell>
          <table:table-cell office:value-type="float" office:value="6" table:style-name="ce5">
            <text:p>6</text:p>
          </table:table-cell>
          <table:table-cell office:value-type="float" office:value="738" table:style-name="ce7">
            <text:p>738</text:p>
          </table:table-cell>
          <table:table-cell office:value-type="string" office:string-value="платье-жилет" table:formula="of:=VLOOKUP([.B10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9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41</text:p>
          </table:table-cell>
          <table:table-cell office:value-type="float" office:value="50" table:style-name="ce5">
            <text:p>50</text:p>
          </table:table-cell>
          <table:table-cell office:value-type="float" office:value="739" table:style-name="ce7">
            <text:p>739</text:p>
          </table:table-cell>
          <table:table-cell office:value-type="string" office:string-value="платье с кокеткой" table:formula="of:=VLOOKUP([.B11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1</text:p>
          </table:table-cell>
          <table:table-cell office:value-type="float" office:value="108" table:style-name="ce5">
            <text:p>108</text:p>
          </table:table-cell>
          <table:table-cell office:value-type="float" office:value="739" table:style-name="ce7">
            <text:p>739</text:p>
          </table:table-cell>
          <table:table-cell office:value-type="string" office:string-value="юбка с оборкой" table:formula="of:=VLOOKUP([.B1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9</text:p>
          </table:table-cell>
          <table:table-cell office:value-type="float" office:value="113" table:style-name="ce5">
            <text:p>113</text:p>
          </table:table-cell>
          <table:table-cell office:value-type="float" office:value="740" table:style-name="ce7">
            <text:p>740</text:p>
          </table:table-cell>
          <table:table-cell office:value-type="string" office:string-value="юбка полусолнце" table:formula="of:=VLOOKUP([.B1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9</text:p>
          </table:table-cell>
          <table:table-cell office:value-type="float" office:value="105" table:style-name="ce5">
            <text:p>105</text:p>
          </table:table-cell>
          <table:table-cell office:value-type="float" office:value="740" table:style-name="ce7">
            <text:p>740</text:p>
          </table:table-cell>
          <table:table-cell office:value-type="string" office:string-value="платье с кокеткой" table:formula="of:=VLOOKUP([.B11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6</text:p>
          </table:table-cell>
          <table:table-cell office:value-type="float" office:value="73" table:style-name="ce5">
            <text:p>73</text:p>
          </table:table-cell>
          <table:table-cell office:value-type="float" office:value="740" table:style-name="ce7">
            <text:p>740</text:p>
          </table:table-cell>
          <table:table-cell office:value-type="string" office:string-value="блузка с длинным рукавом" table:formula="of:=VLOOKUP([.B1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4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8</text:p>
          </table:table-cell>
          <table:table-cell office:value-type="float" office:value="118" table:style-name="ce5">
            <text:p>118</text:p>
          </table:table-cell>
          <table:table-cell office:value-type="float" office:value="740" table:style-name="ce7">
            <text:p>740</text:p>
          </table:table-cell>
          <table:table-cell office:value-type="string" office:string-value="блузка с длинным рукавом" table:formula="of:=VLOOKUP([.B11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0</text:p>
          </table:table-cell>
          <table:table-cell office:value-type="float" office:value="84" table:style-name="ce5">
            <text:p>84</text:p>
          </table:table-cell>
          <table:table-cell office:value-type="float" office:value="740" table:style-name="ce7">
            <text:p>740</text:p>
          </table:table-cell>
          <table:table-cell office:value-type="string" office:string-value="юбка с оборкой" table:formula="of:=VLOOKUP([.B1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9</text:p>
          </table:table-cell>
          <table:table-cell office:value-type="float" office:value="67" table:style-name="ce5">
            <text:p>67</text:p>
          </table:table-cell>
          <table:table-cell office:value-type="float" office:value="740" table:style-name="ce7">
            <text:p>740</text:p>
          </table:table-cell>
          <table:table-cell office:value-type="string" office:string-value="платье-трапеция" table:formula="of:=VLOOKUP([.B11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8</text:p>
          </table:table-cell>
          <table:table-cell office:value-type="float" office:value="97" table:style-name="ce5">
            <text:p>97</text:p>
          </table:table-cell>
          <table:table-cell office:value-type="float" office:value="742" table:style-name="ce7">
            <text:p>742</text:p>
          </table:table-cell>
          <table:table-cell office:value-type="string" office:string-value="юбка солнце" table:formula="of:=VLOOKUP([.B1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9</text:p>
          </table:table-cell>
          <table:table-cell office:value-type="float" office:value="49" table:style-name="ce5">
            <text:p>49</text:p>
          </table:table-cell>
          <table:table-cell office:value-type="float" office:value="742" table:style-name="ce7">
            <text:p>742</text:p>
          </table:table-cell>
          <table:table-cell office:value-type="string" office:string-value="брюки зауженные" table:formula="of:=VLOOKUP([.B11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3</text:p>
          </table:table-cell>
          <table:table-cell office:value-type="float" office:value="8" table:style-name="ce5">
            <text:p>8</text:p>
          </table:table-cell>
          <table:table-cell office:value-type="float" office:value="742" table:style-name="ce7">
            <text:p>742</text:p>
          </table:table-cell>
          <table:table-cell office:value-type="string" office:string-value="платье-трапеция" table:formula="of:=VLOOKUP([.B12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0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7</text:p>
          </table:table-cell>
          <table:table-cell office:value-type="float" office:value="5" table:style-name="ce5">
            <text:p>5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с кокеткой" table:formula="of:=VLOOKUP([.B12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2</text:p>
          </table:table-cell>
          <table:table-cell office:value-type="float" office:value="65" table:style-name="ce5">
            <text:p>65</text:p>
          </table:table-cell>
          <table:table-cell office:value-type="float" office:value="743" table:style-name="ce7">
            <text:p>743</text:p>
          </table:table-cell>
          <table:table-cell office:value-type="string" office:string-value="юбка с запахом" table:formula="of:=VLOOKUP([.B1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3</text:p>
          </table:table-cell>
          <table:table-cell office:value-type="float" office:value="57" table:style-name="ce5">
            <text:p>57</text:p>
          </table:table-cell>
          <table:table-cell office:value-type="float" office:value="743" table:style-name="ce7">
            <text:p>743</text:p>
          </table:table-cell>
          <table:table-cell office:value-type="string" office:string-value="капри" table:formula="of:=VLOOKUP([.B12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3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2</text:p>
          </table:table-cell>
          <table:table-cell office:value-type="float" office:value="110" table:style-name="ce5">
            <text:p>110</text:p>
          </table:table-cell>
          <table:table-cell office:value-type="float" office:value="743" table:style-name="ce7">
            <text:p>743</text:p>
          </table:table-cell>
          <table:table-cell office:value-type="string" office:string-value="юбка солнце" table:formula="of:=VLOOKUP([.B12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4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3</text:p>
          </table:table-cell>
          <table:table-cell office:value-type="float" office:value="62" table:style-name="ce5">
            <text:p>62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с напуском на талии" table:formula="of:=VLOOKUP([.B12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6</text:p>
          </table:table-cell>
          <table:table-cell office:value-type="float" office:value="5" table:style-name="ce5">
            <text:p>5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ретро" table:formula="of:=VLOOKUP([.B12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3</text:p>
          </table:table-cell>
          <table:table-cell office:value-type="float" office:value="88" table:style-name="ce5">
            <text:p>88</text:p>
          </table:table-cell>
          <table:table-cell office:value-type="float" office:value="743" table:style-name="ce7">
            <text:p>743</text:p>
          </table:table-cell>
          <table:table-cell office:value-type="string" office:string-value="брюки зауженные" table:formula="of:=VLOOKUP([.B1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7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8</text:p>
          </table:table-cell>
          <table:table-cell office:value-type="float" office:value="44" table:style-name="ce5">
            <text:p>44</text:p>
          </table:table-cell>
          <table:table-cell office:value-type="float" office:value="743" table:style-name="ce7">
            <text:p>743</text:p>
          </table:table-cell>
          <table:table-cell office:value-type="string" office:string-value="бермуды" table:formula="of:=VLOOKUP([.B12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9</text:p>
          </table:table-cell>
          <table:table-cell office:value-type="float" office:value="79" table:style-name="ce5">
            <text:p>79</text:p>
          </table:table-cell>
          <table:table-cell office:value-type="float" office:value="743" table:style-name="ce7">
            <text:p>743</text:p>
          </table:table-cell>
          <table:table-cell office:value-type="string" office:string-value="рубашка" table:formula="of:=VLOOKUP([.B12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5</text:p>
          </table:table-cell>
          <table:table-cell office:value-type="float" office:value="85" table:style-name="ce5">
            <text:p>85</text:p>
          </table:table-cell>
          <table:table-cell office:value-type="float" office:value="745" table:style-name="ce7">
            <text:p>745</text:p>
          </table:table-cell>
          <table:table-cell office:value-type="string" office:string-value="брюки прямые" table:formula="of:=VLOOKUP([.B13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0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1</text:p>
          </table:table-cell>
          <table:table-cell office:value-type="float" office:value="9" table:style-name="ce5">
            <text:p>9</text:p>
          </table:table-cell>
          <table:table-cell office:value-type="float" office:value="745" table:style-name="ce7">
            <text:p>745</text:p>
          </table:table-cell>
          <table:table-cell office:value-type="string" office:string-value="юбка солнце" table:formula="of:=VLOOKUP([.B1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5</text:p>
          </table:table-cell>
          <table:table-cell office:value-type="float" office:value="97" table:style-name="ce5">
            <text:p>97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-сарафан" table:formula="of:=VLOOKUP([.B13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2</text:p>
          </table:table-cell>
          <table:table-cell office:value-type="float" office:value="50" table:style-name="ce5">
            <text:p>50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 с кокеткой" table:formula="of:=VLOOKUP([.B13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3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6</text:p>
          </table:table-cell>
          <table:table-cell office:value-type="float" office:value="55" table:style-name="ce5">
            <text:p>55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-жилет" table:formula="of:=VLOOKUP([.B13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6</text:p>
          </table:table-cell>
          <table:table-cell office:value-type="float" office:value="35" table:style-name="ce5">
            <text:p>35</text:p>
          </table:table-cell>
          <table:table-cell office:value-type="float" office:value="746" table:style-name="ce7">
            <text:p>746</text:p>
          </table:table-cell>
          <table:table-cell office:value-type="string" office:string-value="юбка с запахом" table:formula="of:=VLOOKUP([.B13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</text:p>
          </table:table-cell>
          <table:table-cell office:value-type="float" office:value="93" table:style-name="ce5">
            <text:p>93</text:p>
          </table:table-cell>
          <table:table-cell office:value-type="float" office:value="746" table:style-name="ce7">
            <text:p>746</text:p>
          </table:table-cell>
          <table:table-cell office:value-type="string" office:string-value="бриджи" table:formula="of:=VLOOKUP([.B13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0</text:p>
          </table:table-cell>
          <table:table-cell office:value-type="float" office:value="39" table:style-name="ce5">
            <text:p>39</text:p>
          </table:table-cell>
          <table:table-cell office:value-type="float" office:value="746" table:style-name="ce7">
            <text:p>746</text:p>
          </table:table-cell>
          <table:table-cell office:value-type="string" office:string-value="капри" table:formula="of:=VLOOKUP([.B1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1</text:p>
          </table:table-cell>
          <table:table-cell office:value-type="float" office:value="96" table:style-name="ce5">
            <text:p>96</text:p>
          </table:table-cell>
          <table:table-cell office:value-type="float" office:value="747" table:style-name="ce7">
            <text:p>747</text:p>
          </table:table-cell>
          <table:table-cell office:value-type="string" office:string-value="юбка со складками" table:formula="of:=VLOOKUP([.B1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8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5</text:p>
          </table:table-cell>
          <table:table-cell office:value-type="float" office:value="34" table:style-name="ce5">
            <text:p>34</text:p>
          </table:table-cell>
          <table:table-cell office:value-type="float" office:value="747" table:style-name="ce7">
            <text:p>747</text:p>
          </table:table-cell>
          <table:table-cell office:value-type="string" office:string-value="брюки зауженные" table:formula="of:=VLOOKUP([.B13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9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</text:p>
          </table:table-cell>
          <table:table-cell office:value-type="float" office:value="115" table:style-name="ce5">
            <text:p>115</text:p>
          </table:table-cell>
          <table:table-cell office:value-type="float" office:value="748" table:style-name="ce7">
            <text:p>748</text:p>
          </table:table-cell>
          <table:table-cell office:value-type="string" office:string-value="юбка солнце" table:formula="of:=VLOOKUP([.B14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0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5</text:p>
          </table:table-cell>
          <table:table-cell office:value-type="float" office:value="55" table:style-name="ce5">
            <text:p>55</text:p>
          </table:table-cell>
          <table:table-cell office:value-type="float" office:value="748" table:style-name="ce7">
            <text:p>748</text:p>
          </table:table-cell>
          <table:table-cell office:value-type="string" office:string-value="бермуды" table:formula="of:=VLOOKUP([.B14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5</text:p>
          </table:table-cell>
          <table:table-cell office:value-type="float" office:value="113" table:style-name="ce5">
            <text:p>113</text:p>
          </table:table-cell>
          <table:table-cell office:value-type="float" office:value="748" table:style-name="ce7">
            <text:p>748</text:p>
          </table:table-cell>
          <table:table-cell office:value-type="string" office:string-value="рубашка" table:formula="of:=VLOOKUP([.B14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8</text:p>
          </table:table-cell>
          <table:table-cell office:value-type="float" office:value="40" table:style-name="ce5">
            <text:p>40</text:p>
          </table:table-cell>
          <table:table-cell office:value-type="float" office:value="749" table:style-name="ce7">
            <text:p>749</text:p>
          </table:table-cell>
          <table:table-cell office:value-type="string" office:string-value="юбка с запахом" table:formula="of:=VLOOKUP([.B1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</text:p>
          </table:table-cell>
          <table:table-cell office:value-type="float" office:value="66" table:style-name="ce5">
            <text:p>66</text:p>
          </table:table-cell>
          <table:table-cell office:value-type="float" office:value="750" table:style-name="ce7">
            <text:p>750</text:p>
          </table:table-cell>
          <table:table-cell office:value-type="string" office:string-value="юбка полусолнце" table:formula="of:=VLOOKUP([.B1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4</text:p>
          </table:table-cell>
          <table:table-cell office:value-type="float" office:value="114" table:style-name="ce5">
            <text:p>114</text:p>
          </table:table-cell>
          <table:table-cell office:value-type="float" office:value="750" table:style-name="ce7">
            <text:p>750</text:p>
          </table:table-cell>
          <table:table-cell office:value-type="string" office:string-value="блузка с длинным рукавом" table:formula="of:=VLOOKUP([.B14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0</text:p>
          </table:table-cell>
          <table:table-cell office:value-type="float" office:value="57" table:style-name="ce5">
            <text:p>57</text:p>
          </table:table-cell>
          <table:table-cell office:value-type="float" office:value="750" table:style-name="ce7">
            <text:p>750</text:p>
          </table:table-cell>
          <table:table-cell office:value-type="string" office:string-value="брюки клеш" table:formula="of:=VLOOKUP([.B14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7</text:p>
          </table:table-cell>
          <table:table-cell office:value-type="float" office:value="16" table:style-name="ce5">
            <text:p>16</text:p>
          </table:table-cell>
          <table:table-cell office:value-type="float" office:value="751" table:style-name="ce7">
            <text:p>751</text:p>
          </table:table-cell>
          <table:table-cell office:value-type="string" office:string-value="брюки прямые" table:formula="of:=VLOOKUP([.B1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9</text:p>
          </table:table-cell>
          <table:table-cell office:value-type="float" office:value="106" table:style-name="ce5">
            <text:p>106</text:p>
          </table:table-cell>
          <table:table-cell office:value-type="float" office:value="751" table:style-name="ce7">
            <text:p>751</text:p>
          </table:table-cell>
          <table:table-cell office:value-type="string" office:string-value="платье-трансформер" table:formula="of:=VLOOKUP([.B14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8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7</text:p>
          </table:table-cell>
          <table:table-cell office:value-type="float" office:value="11" table:style-name="ce5">
            <text:p>11</text:p>
          </table:table-cell>
          <table:table-cell office:value-type="float" office:value="751" table:style-name="ce7">
            <text:p>751</text:p>
          </table:table-cell>
          <table:table-cell office:value-type="string" office:string-value="платье-трансформер" table:formula="of:=VLOOKUP([.B14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9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4</text:p>
          </table:table-cell>
          <table:table-cell office:value-type="float" office:value="5" table:style-name="ce5">
            <text:p>5</text:p>
          </table:table-cell>
          <table:table-cell office:value-type="float" office:value="752" table:style-name="ce7">
            <text:p>752</text:p>
          </table:table-cell>
          <table:table-cell office:value-type="string" office:string-value="платье макси" table:formula="of:=VLOOKUP([.B15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0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4</text:p>
          </table:table-cell>
          <table:table-cell office:value-type="float" office:value="69" table:style-name="ce5">
            <text:p>69</text:p>
          </table:table-cell>
          <table:table-cell office:value-type="float" office:value="753" table:style-name="ce7">
            <text:p>753</text:p>
          </table:table-cell>
          <table:table-cell office:value-type="string" office:string-value="юбка с запахом" table:formula="of:=VLOOKUP([.B1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2</text:p>
          </table:table-cell>
          <table:table-cell office:value-type="float" office:value="97" table:style-name="ce5">
            <text:p>97</text:p>
          </table:table-cell>
          <table:table-cell office:value-type="float" office:value="754" table:style-name="ce7">
            <text:p>754</text:p>
          </table:table-cell>
          <table:table-cell office:value-type="string" office:string-value="брюки клеш" table:formula="of:=VLOOKUP([.B15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2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8</text:p>
          </table:table-cell>
          <table:table-cell office:value-type="float" office:value="25" table:style-name="ce5">
            <text:p>25</text:p>
          </table:table-cell>
          <table:table-cell office:value-type="float" office:value="755" table:style-name="ce7">
            <text:p>755</text:p>
          </table:table-cell>
          <table:table-cell office:value-type="string" office:string-value="брюки прямые" table:formula="of:=VLOOKUP([.B1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3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7</text:p>
          </table:table-cell>
          <table:table-cell office:value-type="float" office:value="6" table:style-name="ce5">
            <text:p>6</text:p>
          </table:table-cell>
          <table:table-cell office:value-type="float" office:value="756" table:style-name="ce7">
            <text:p>756</text:p>
          </table:table-cell>
          <table:table-cell office:value-type="string" office:string-value="юбка с оборкой" table:formula="of:=VLOOKUP([.B1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9</text:p>
          </table:table-cell>
          <table:table-cell office:value-type="float" office:value="61" table:style-name="ce5">
            <text:p>61</text:p>
          </table:table-cell>
          <table:table-cell office:value-type="float" office:value="757" table:style-name="ce7">
            <text:p>757</text:p>
          </table:table-cell>
          <table:table-cell office:value-type="string" office:string-value="капри" table:formula="of:=VLOOKUP([.B1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8</text:p>
          </table:table-cell>
          <table:table-cell office:value-type="float" office:value="82" table:style-name="ce5">
            <text:p>82</text:p>
          </table:table-cell>
          <table:table-cell office:value-type="float" office:value="757" table:style-name="ce7">
            <text:p>757</text:p>
          </table:table-cell>
          <table:table-cell office:value-type="string" office:string-value="платье-рубашка" table:formula="of:=VLOOKUP([.B15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9</text:p>
          </table:table-cell>
          <table:table-cell office:value-type="float" office:value="81" table:style-name="ce5">
            <text:p>81</text:p>
          </table:table-cell>
          <table:table-cell office:value-type="float" office:value="757" table:style-name="ce7">
            <text:p>757</text:p>
          </table:table-cell>
          <table:table-cell office:value-type="string" office:string-value="платье с напуском на талии" table:formula="of:=VLOOKUP([.B15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3</text:p>
          </table:table-cell>
          <table:table-cell office:value-type="float" office:value="43" table:style-name="ce5">
            <text:p>43</text:p>
          </table:table-cell>
          <table:table-cell office:value-type="float" office:value="758" table:style-name="ce7">
            <text:p>758</text:p>
          </table:table-cell>
          <table:table-cell office:value-type="string" office:string-value="платье с напуском на талии" table:formula="of:=VLOOKUP([.B15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7</text:p>
          </table:table-cell>
          <table:table-cell office:value-type="float" office:value="63" table:style-name="ce5">
            <text:p>63</text:p>
          </table:table-cell>
          <table:table-cell office:value-type="float" office:value="759" table:style-name="ce7">
            <text:p>759</text:p>
          </table:table-cell>
          <table:table-cell office:value-type="string" office:string-value="юбка полусолнце" table:formula="of:=VLOOKUP([.B15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7</text:p>
          </table:table-cell>
          <table:table-cell office:value-type="float" office:value="46" table:style-name="ce5">
            <text:p>46</text:p>
          </table:table-cell>
          <table:table-cell office:value-type="float" office:value="760" table:style-name="ce7">
            <text:p>760</text:p>
          </table:table-cell>
          <table:table-cell office:value-type="string" office:string-value="брюки прямые" table:formula="of:=VLOOKUP([.B16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0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1</text:p>
          </table:table-cell>
          <table:table-cell office:value-type="float" office:value="108" table:style-name="ce5">
            <text:p>108</text:p>
          </table:table-cell>
          <table:table-cell office:value-type="float" office:value="761" table:style-name="ce7">
            <text:p>761</text:p>
          </table:table-cell>
          <table:table-cell office:value-type="string" office:string-value="платье с запахом" table:formula="of:=VLOOKUP([.B16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8</text:p>
          </table:table-cell>
          <table:table-cell office:value-type="float" office:value="80" table:style-name="ce5">
            <text:p>80</text:p>
          </table:table-cell>
          <table:table-cell office:value-type="float" office:value="761" table:style-name="ce7">
            <text:p>761</text:p>
          </table:table-cell>
          <table:table-cell office:value-type="string" office:string-value="брюки клеш" table:formula="of:=VLOOKUP([.B16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2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4</text:p>
          </table:table-cell>
          <table:table-cell office:value-type="float" office:value="29" table:style-name="ce5">
            <text:p>29</text:p>
          </table:table-cell>
          <table:table-cell office:value-type="float" office:value="761" table:style-name="ce7">
            <text:p>761</text:p>
          </table:table-cell>
          <table:table-cell office:value-type="string" office:string-value="платье-жилет" table:formula="of:=VLOOKUP([.B16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43</text:p>
          </table:table-cell>
          <table:table-cell office:value-type="float" office:value="67" table:style-name="ce5">
            <text:p>67</text:p>
          </table:table-cell>
          <table:table-cell office:value-type="float" office:value="762" table:style-name="ce7">
            <text:p>762</text:p>
          </table:table-cell>
          <table:table-cell office:value-type="string" office:string-value="платье-сарафан" table:formula="of:=VLOOKUP([.B16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4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7</text:p>
          </table:table-cell>
          <table:table-cell office:value-type="float" office:value="73" table:style-name="ce5">
            <text:p>73</text:p>
          </table:table-cell>
          <table:table-cell office:value-type="float" office:value="762" table:style-name="ce7">
            <text:p>762</text:p>
          </table:table-cell>
          <table:table-cell office:value-type="string" office:string-value="бриджи" table:formula="of:=VLOOKUP([.B16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5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4</text:p>
          </table:table-cell>
          <table:table-cell office:value-type="float" office:value="87" table:style-name="ce5">
            <text:p>87</text:p>
          </table:table-cell>
          <table:table-cell office:value-type="float" office:value="762" table:style-name="ce7">
            <text:p>762</text:p>
          </table:table-cell>
          <table:table-cell office:value-type="string" office:string-value="бермуды" table:formula="of:=VLOOKUP([.B166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6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5</text:p>
          </table:table-cell>
          <table:table-cell office:value-type="float" office:value="110" table:style-name="ce5">
            <text:p>110</text:p>
          </table:table-cell>
          <table:table-cell office:value-type="float" office:value="763" table:style-name="ce7">
            <text:p>763</text:p>
          </table:table-cell>
          <table:table-cell office:value-type="string" office:string-value="платье с кокеткой" table:formula="of:=VLOOKUP([.B16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7</text:p>
          </table:table-cell>
          <table:table-cell office:value-type="float" office:value="52" table:style-name="ce5">
            <text:p>52</text:p>
          </table:table-cell>
          <table:table-cell office:value-type="float" office:value="763" table:style-name="ce7">
            <text:p>763</text:p>
          </table:table-cell>
          <table:table-cell office:value-type="string" office:string-value="юбка солнце" table:formula="of:=VLOOKUP([.B1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8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4</text:p>
          </table:table-cell>
          <table:table-cell office:value-type="float" office:value="81" table:style-name="ce5">
            <text:p>81</text:p>
          </table:table-cell>
          <table:table-cell office:value-type="float" office:value="763" table:style-name="ce7">
            <text:p>763</text:p>
          </table:table-cell>
          <table:table-cell office:value-type="string" office:string-value="бриджи" table:formula="of:=VLOOKUP([.B1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0</text:p>
          </table:table-cell>
          <table:table-cell office:value-type="float" office:value="19" table:style-name="ce5">
            <text:p>19</text:p>
          </table:table-cell>
          <table:table-cell office:value-type="float" office:value="764" table:style-name="ce7">
            <text:p>764</text:p>
          </table:table-cell>
          <table:table-cell office:value-type="string" office:string-value="платье прямое" table:formula="of:=VLOOKUP([.B17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8</text:p>
          </table:table-cell>
          <table:table-cell office:value-type="float" office:value="27" table:style-name="ce5">
            <text:p>27</text:p>
          </table:table-cell>
          <table:table-cell office:value-type="float" office:value="764" table:style-name="ce7">
            <text:p>764</text:p>
          </table:table-cell>
          <table:table-cell office:value-type="string" office:string-value="блузка с длинным рукавом" table:formula="of:=VLOOKUP([.B1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1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0</text:p>
          </table:table-cell>
          <table:table-cell office:value-type="float" office:value="104" table:style-name="ce5">
            <text:p>104</text:p>
          </table:table-cell>
          <table:table-cell office:value-type="float" office:value="764" table:style-name="ce7">
            <text:p>764</text:p>
          </table:table-cell>
          <table:table-cell office:value-type="string" office:string-value="рубашка" table:formula="of:=VLOOKUP([.B1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2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5</text:p>
          </table:table-cell>
          <table:table-cell office:value-type="float" office:value="29" table:style-name="ce5">
            <text:p>29</text:p>
          </table:table-cell>
          <table:table-cell office:value-type="float" office:value="765" table:style-name="ce7">
            <text:p>765</text:p>
          </table:table-cell>
          <table:table-cell office:value-type="string" office:string-value="платье-сарафан" table:formula="of:=VLOOKUP([.B17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3</text:p>
          </table:table-cell>
          <table:table-cell office:value-type="float" office:value="93" table:style-name="ce5">
            <text:p>93</text:p>
          </table:table-cell>
          <table:table-cell office:value-type="float" office:value="766" table:style-name="ce7">
            <text:p>766</text:p>
          </table:table-cell>
          <table:table-cell office:value-type="string" office:string-value="платье-сарафан" table:formula="of:=VLOOKUP([.B17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7</text:p>
          </table:table-cell>
          <table:table-cell office:value-type="float" office:value="77" table:style-name="ce5">
            <text:p>77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 миди" table:formula="of:=VLOOKUP([.B17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5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</text:p>
          </table:table-cell>
          <table:table-cell office:value-type="float" office:value="47" table:style-name="ce5">
            <text:p>47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 прямое" table:formula="of:=VLOOKUP([.B17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6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6</text:p>
          </table:table-cell>
          <table:table-cell office:value-type="float" office:value="88" table:style-name="ce5">
            <text:p>88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-халат" table:formula="of:=VLOOKUP([.B177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8</text:p>
          </table:table-cell>
          <table:table-cell office:value-type="float" office:value="90" table:style-name="ce5">
            <text:p>90</text:p>
          </table:table-cell>
          <table:table-cell office:value-type="float" office:value="768" table:style-name="ce7">
            <text:p>768</text:p>
          </table:table-cell>
          <table:table-cell office:value-type="string" office:string-value="юбка с запахом" table:formula="of:=VLOOKUP([.B1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1</text:p>
          </table:table-cell>
          <table:table-cell office:value-type="float" office:value="111" table:style-name="ce5">
            <text:p>111</text:p>
          </table:table-cell>
          <table:table-cell office:value-type="float" office:value="768" table:style-name="ce7">
            <text:p>768</text:p>
          </table:table-cell>
          <table:table-cell office:value-type="string" office:string-value="юбка солнце" table:formula="of:=VLOOKUP([.B17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768" table:style-name="ce7">
            <text:p>768</text:p>
          </table:table-cell>
          <table:table-cell office:value-type="string" office:string-value="платье-рубашка" table:formula="of:=VLOOKUP([.B18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0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5</text:p>
          </table:table-cell>
          <table:table-cell office:value-type="float" office:value="64" table:style-name="ce5">
            <text:p>64</text:p>
          </table:table-cell>
          <table:table-cell office:value-type="float" office:value="768" table:style-name="ce7">
            <text:p>768</text:p>
          </table:table-cell>
          <table:table-cell office:value-type="string" office:string-value="платье с напуском на талии" table:formula="of:=VLOOKUP([.B18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4</text:p>
          </table:table-cell>
          <table:table-cell office:value-type="float" office:value="31" table:style-name="ce5">
            <text:p>31</text:p>
          </table:table-cell>
          <table:table-cell office:value-type="float" office:value="769" table:style-name="ce7">
            <text:p>769</text:p>
          </table:table-cell>
          <table:table-cell office:value-type="string" office:string-value="юбка солнце" table:formula="of:=VLOOKUP([.B18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770" table:style-name="ce7">
            <text:p>770</text:p>
          </table:table-cell>
          <table:table-cell office:value-type="string" office:string-value="блузка с длинным рукавом" table:formula="of:=VLOOKUP([.B18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3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5</text:p>
          </table:table-cell>
          <table:table-cell office:value-type="float" office:value="8" table:style-name="ce5">
            <text:p>8</text:p>
          </table:table-cell>
          <table:table-cell office:value-type="float" office:value="770" table:style-name="ce7">
            <text:p>770</text:p>
          </table:table-cell>
          <table:table-cell office:value-type="string" office:string-value="брюки зауженные" table:formula="of:=VLOOKUP([.B18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4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8</text:p>
          </table:table-cell>
          <table:table-cell office:value-type="float" office:value="3" table:style-name="ce5">
            <text:p>3</text:p>
          </table:table-cell>
          <table:table-cell office:value-type="float" office:value="771" table:style-name="ce7">
            <text:p>771</text:p>
          </table:table-cell>
          <table:table-cell office:value-type="string" office:string-value="брюки прямые" table:formula="of:=VLOOKUP([.B18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5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5</text:p>
          </table:table-cell>
          <table:table-cell office:value-type="float" office:value="97" table:style-name="ce5">
            <text:p>97</text:p>
          </table:table-cell>
          <table:table-cell office:value-type="float" office:value="772" table:style-name="ce7">
            <text:p>772</text:p>
          </table:table-cell>
          <table:table-cell office:value-type="string" office:string-value="платье прямое" table:formula="of:=VLOOKUP([.B18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9</text:p>
          </table:table-cell>
          <table:table-cell office:value-type="float" office:value="71" table:style-name="ce5">
            <text:p>71</text:p>
          </table:table-cell>
          <table:table-cell office:value-type="float" office:value="772" table:style-name="ce7">
            <text:p>772</text:p>
          </table:table-cell>
          <table:table-cell office:value-type="string" office:string-value="платье-трансформер" table:formula="of:=VLOOKUP([.B18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7</text:p>
          </table:table-cell>
          <table:table-cell office:value-type="float" office:value="92" table:style-name="ce5">
            <text:p>92</text:p>
          </table:table-cell>
          <table:table-cell office:value-type="float" office:value="773" table:style-name="ce7">
            <text:p>773</text:p>
          </table:table-cell>
          <table:table-cell office:value-type="string" office:string-value="юбка со складками" table:formula="of:=VLOOKUP([.B18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8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4</text:p>
          </table:table-cell>
          <table:table-cell office:value-type="float" office:value="19" table:style-name="ce5">
            <text:p>19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прямое" table:formula="of:=VLOOKUP([.B18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8</text:p>
          </table:table-cell>
          <table:table-cell office:value-type="float" office:value="66" table:style-name="ce5">
            <text:p>66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-кимоно" table:formula="of:=VLOOKUP([.B19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5</text:p>
          </table:table-cell>
          <table:table-cell office:value-type="float" office:value="34" table:style-name="ce5">
            <text:p>34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прямое" table:formula="of:=VLOOKUP([.B19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1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43</text:p>
          </table:table-cell>
          <table:table-cell office:value-type="float" office:value="75" table:style-name="ce5">
            <text:p>75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с напуском на талии" table:formula="of:=VLOOKUP([.B19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с кокеткой" table:formula="of:=VLOOKUP([.B19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7</text:p>
          </table:table-cell>
          <table:table-cell office:value-type="float" office:value="88" table:style-name="ce5">
            <text:p>88</text:p>
          </table:table-cell>
          <table:table-cell office:value-type="float" office:value="776" table:style-name="ce7">
            <text:p>776</text:p>
          </table:table-cell>
          <table:table-cell office:value-type="string" office:string-value="юбка со складками" table:formula="of:=VLOOKUP([.B19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4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0</text:p>
          </table:table-cell>
          <table:table-cell office:value-type="float" office:value="112" table:style-name="ce5">
            <text:p>112</text:p>
          </table:table-cell>
          <table:table-cell office:value-type="float" office:value="776" table:style-name="ce7">
            <text:p>776</text:p>
          </table:table-cell>
          <table:table-cell office:value-type="string" office:string-value="платье-жилет" table:formula="of:=VLOOKUP([.B195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5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3</text:p>
          </table:table-cell>
          <table:table-cell office:value-type="float" office:value="14" table:style-name="ce5">
            <text:p>14</text:p>
          </table:table-cell>
          <table:table-cell office:value-type="float" office:value="776" table:style-name="ce7">
            <text:p>776</text:p>
          </table:table-cell>
          <table:table-cell office:value-type="string" office:string-value="платье-жилет" table:formula="of:=VLOOKUP([.B196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6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6</text:p>
          </table:table-cell>
          <table:table-cell office:value-type="float" office:value="61" table:style-name="ce5">
            <text:p>61</text:p>
          </table:table-cell>
          <table:table-cell office:value-type="float" office:value="777" table:style-name="ce7">
            <text:p>777</text:p>
          </table:table-cell>
          <table:table-cell office:value-type="string" office:string-value="юбка с запахом" table:formula="of:=VLOOKUP([.B19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7</text:p>
          </table:table-cell>
          <table:table-cell office:value-type="float" office:value="98" table:style-name="ce5">
            <text:p>98</text:p>
          </table:table-cell>
          <table:table-cell office:value-type="float" office:value="777" table:style-name="ce7">
            <text:p>777</text:p>
          </table:table-cell>
          <table:table-cell office:value-type="string" office:string-value="капри" table:formula="of:=VLOOKUP([.B19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8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6</text:p>
          </table:table-cell>
          <table:table-cell office:value-type="float" office:value="7" table:style-name="ce5">
            <text:p>7</text:p>
          </table:table-cell>
          <table:table-cell office:value-type="float" office:value="777" table:style-name="ce7">
            <text:p>777</text:p>
          </table:table-cell>
          <table:table-cell office:value-type="string" office:string-value="юбка солнце" table:formula="of:=VLOOKUP([.B1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9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6</text:p>
          </table:table-cell>
          <table:table-cell office:value-type="float" office:value="114" table:style-name="ce5">
            <text:p>114</text:p>
          </table:table-cell>
          <table:table-cell office:value-type="float" office:value="778" table:style-name="ce7">
            <text:p>778</text:p>
          </table:table-cell>
          <table:table-cell office:value-type="string" office:string-value="брюки прямые" table:formula="of:=VLOOKUP([.B2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0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778" table:style-name="ce7">
            <text:p>778</text:p>
          </table:table-cell>
          <table:table-cell office:value-type="string" office:string-value="капри" table:formula="of:=VLOOKUP([.B20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2</text:p>
          </table:table-cell>
          <table:table-cell office:value-type="float" office:value="84" table:style-name="ce5">
            <text:p>84</text:p>
          </table:table-cell>
          <table:table-cell office:value-type="float" office:value="780" table:style-name="ce7">
            <text:p>780</text:p>
          </table:table-cell>
          <table:table-cell office:value-type="string" office:string-value="юбка с запахом" table:formula="of:=VLOOKUP([.B20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5</text:p>
          </table:table-cell>
          <table:table-cell office:value-type="float" office:value="31" table:style-name="ce5">
            <text:p>31</text:p>
          </table:table-cell>
          <table:table-cell office:value-type="float" office:value="780" table:style-name="ce7">
            <text:p>780</text:p>
          </table:table-cell>
          <table:table-cell office:value-type="string" office:string-value="юбка со складками" table:formula="of:=VLOOKUP([.B20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9</text:p>
          </table:table-cell>
          <table:table-cell office:value-type="float" office:value="27" table:style-name="ce5">
            <text:p>27</text:p>
          </table:table-cell>
          <table:table-cell office:value-type="float" office:value="780" table:style-name="ce7">
            <text:p>780</text:p>
          </table:table-cell>
          <table:table-cell office:value-type="string" office:string-value="платье-сарафан" table:formula="of:=VLOOKUP([.B2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</text:p>
          </table:table-cell>
          <table:table-cell office:value-type="float" office:value="50" table:style-name="ce5">
            <text:p>50</text:p>
          </table:table-cell>
          <table:table-cell office:value-type="float" office:value="781" table:style-name="ce7">
            <text:p>781</text:p>
          </table:table-cell>
          <table:table-cell office:value-type="string" office:string-value="юбка с запахом" table:formula="of:=VLOOKUP([.B20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6</text:p>
          </table:table-cell>
          <table:table-cell office:value-type="float" office:value="107" table:style-name="ce5">
            <text:p>107</text:p>
          </table:table-cell>
          <table:table-cell office:value-type="float" office:value="781" table:style-name="ce7">
            <text:p>781</text:p>
          </table:table-cell>
          <table:table-cell office:value-type="string" office:string-value="брюки клеш" table:formula="of:=VLOOKUP([.B20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6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0</text:p>
          </table:table-cell>
          <table:table-cell office:value-type="float" office:value="89" table:style-name="ce5">
            <text:p>89</text:p>
          </table:table-cell>
          <table:table-cell office:value-type="float" office:value="781" table:style-name="ce7">
            <text:p>781</text:p>
          </table:table-cell>
          <table:table-cell office:value-type="string" office:string-value="юбка с оборкой" table:formula="of:=VLOOKUP([.B20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9</text:p>
          </table:table-cell>
          <table:table-cell office:value-type="float" office:value="21" table:style-name="ce5">
            <text:p>21</text:p>
          </table:table-cell>
          <table:table-cell office:value-type="float" office:value="782" table:style-name="ce7">
            <text:p>782</text:p>
          </table:table-cell>
          <table:table-cell office:value-type="string" office:string-value="юбка с оборкой" table:formula="of:=VLOOKUP([.B20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8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3</text:p>
          </table:table-cell>
          <table:table-cell office:value-type="float" office:value="114" table:style-name="ce5">
            <text:p>114</text:p>
          </table:table-cell>
          <table:table-cell office:value-type="float" office:value="782" table:style-name="ce7">
            <text:p>782</text:p>
          </table:table-cell>
          <table:table-cell office:value-type="string" office:string-value="платье-трапеция" table:formula="of:=VLOOKUP([.B209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9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7</text:p>
          </table:table-cell>
          <table:table-cell office:value-type="float" office:value="89" table:style-name="ce5">
            <text:p>89</text:p>
          </table:table-cell>
          <table:table-cell office:value-type="float" office:value="783" table:style-name="ce7">
            <text:p>783</text:p>
          </table:table-cell>
          <table:table-cell office:value-type="string" office:string-value="рубашка" table:formula="of:=VLOOKUP([.B21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8</text:p>
          </table:table-cell>
          <table:table-cell office:value-type="float" office:value="14" table:style-name="ce5">
            <text:p>14</text:p>
          </table:table-cell>
          <table:table-cell office:value-type="float" office:value="784" table:style-name="ce7">
            <text:p>784</text:p>
          </table:table-cell>
          <table:table-cell office:value-type="string" office:string-value="платье макси" table:formula="of:=VLOOKUP([.B21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7</text:p>
          </table:table-cell>
          <table:table-cell office:value-type="float" office:value="112" table:style-name="ce5">
            <text:p>112</text:p>
          </table:table-cell>
          <table:table-cell office:value-type="float" office:value="785" table:style-name="ce7">
            <text:p>785</text:p>
          </table:table-cell>
          <table:table-cell office:value-type="string" office:string-value="платье-сарафан" table:formula="of:=VLOOKUP([.B21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2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7</text:p>
          </table:table-cell>
          <table:table-cell office:value-type="float" office:value="46" table:style-name="ce5">
            <text:p>46</text:p>
          </table:table-cell>
          <table:table-cell office:value-type="float" office:value="785" table:style-name="ce7">
            <text:p>785</text:p>
          </table:table-cell>
          <table:table-cell office:value-type="string" office:string-value="платье-жилет" table:formula="of:=VLOOKUP([.B21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3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4</text:p>
          </table:table-cell>
          <table:table-cell office:value-type="float" office:value="102" table:style-name="ce5">
            <text:p>102</text:p>
          </table:table-cell>
          <table:table-cell office:value-type="float" office:value="786" table:style-name="ce7">
            <text:p>786</text:p>
          </table:table-cell>
          <table:table-cell office:value-type="string" office:string-value="блузка с длинным рукавом" table:formula="of:=VLOOKUP([.B2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4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1</text:p>
          </table:table-cell>
          <table:table-cell office:value-type="float" office:value="21" table:style-name="ce5">
            <text:p>21</text:p>
          </table:table-cell>
          <table:table-cell office:value-type="float" office:value="786" table:style-name="ce7">
            <text:p>786</text:p>
          </table:table-cell>
          <table:table-cell office:value-type="string" office:string-value="платье с напуском на талии" table:formula="of:=VLOOKUP([.B21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8</text:p>
          </table:table-cell>
          <table:table-cell office:value-type="float" office:value="111" table:style-name="ce5">
            <text:p>111</text:p>
          </table:table-cell>
          <table:table-cell office:value-type="float" office:value="786" table:style-name="ce7">
            <text:p>786</text:p>
          </table:table-cell>
          <table:table-cell office:value-type="string" office:string-value="юбка с оборкой" table:formula="of:=VLOOKUP([.B2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5</text:p>
          </table:table-cell>
          <table:table-cell office:value-type="float" office:value="105" table:style-name="ce5">
            <text:p>105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с напуском на талии" table:formula="of:=VLOOKUP([.B21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7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8</text:p>
          </table:table-cell>
          <table:table-cell office:value-type="float" office:value="118" table:style-name="ce5">
            <text:p>118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макси" table:formula="of:=VLOOKUP([.B21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0</text:p>
          </table:table-cell>
          <table:table-cell office:value-type="float" office:value="38" table:style-name="ce5">
            <text:p>38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ретро" table:formula="of:=VLOOKUP([.B2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0</text:p>
          </table:table-cell>
          <table:table-cell office:value-type="float" office:value="66" table:style-name="ce5">
            <text:p>66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-туника" table:formula="of:=VLOOKUP([.B22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6</text:p>
          </table:table-cell>
          <table:table-cell office:value-type="float" office:value="68" table:style-name="ce5">
            <text:p>68</text:p>
          </table:table-cell>
          <table:table-cell office:value-type="float" office:value="788" table:style-name="ce7">
            <text:p>788</text:p>
          </table:table-cell>
          <table:table-cell office:value-type="string" office:string-value="блузка с длинным рукавом" table:formula="of:=VLOOKUP([.B22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1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9</text:p>
          </table:table-cell>
          <table:table-cell office:value-type="float" office:value="30" table:style-name="ce5">
            <text:p>30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 прямое" table:formula="of:=VLOOKUP([.B22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</text:p>
          </table:table-cell>
          <table:table-cell office:value-type="float" office:value="51" table:style-name="ce5">
            <text:p>51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 ретро" table:formula="of:=VLOOKUP([.B2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3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0</text:p>
          </table:table-cell>
          <table:table-cell office:value-type="float" office:value="90" table:style-name="ce5">
            <text:p>90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-жилет" table:formula="of:=VLOOKUP([.B22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4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0</text:p>
          </table:table-cell>
          <table:table-cell office:value-type="float" office:value="94" table:style-name="ce5">
            <text:p>94</text:p>
          </table:table-cell>
          <table:table-cell office:value-type="float" office:value="789" table:style-name="ce7">
            <text:p>789</text:p>
          </table:table-cell>
          <table:table-cell office:value-type="string" office:string-value="юбка с запахом" table:formula="of:=VLOOKUP([.B22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</text:p>
          </table:table-cell>
          <table:table-cell office:value-type="float" office:value="5" table:style-name="ce5">
            <text:p>5</text:p>
          </table:table-cell>
          <table:table-cell office:value-type="float" office:value="789" table:style-name="ce7">
            <text:p>789</text:p>
          </table:table-cell>
          <table:table-cell office:value-type="string" office:string-value="блузка с длинным рукавом" table:formula="of:=VLOOKUP([.B22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6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8</text:p>
          </table:table-cell>
          <table:table-cell office:value-type="float" office:value="116" table:style-name="ce5">
            <text:p>116</text:p>
          </table:table-cell>
          <table:table-cell office:value-type="float" office:value="789" table:style-name="ce7">
            <text:p>789</text:p>
          </table:table-cell>
          <table:table-cell office:value-type="string" office:string-value="платье макси" table:formula="of:=VLOOKUP([.B22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</text:p>
          </table:table-cell>
          <table:table-cell office:value-type="float" office:value="80" table:style-name="ce5">
            <text:p>80</text:p>
          </table:table-cell>
          <table:table-cell office:value-type="float" office:value="789" table:style-name="ce7">
            <text:p>789</text:p>
          </table:table-cell>
          <table:table-cell office:value-type="string" office:string-value="юбка с оборкой" table:formula="of:=VLOOKUP([.B22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8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7</text:p>
          </table:table-cell>
          <table:table-cell office:value-type="float" office:value="112" table:style-name="ce5">
            <text:p>112</text:p>
          </table:table-cell>
          <table:table-cell office:value-type="float" office:value="790" table:style-name="ce7">
            <text:p>790</text:p>
          </table:table-cell>
          <table:table-cell office:value-type="string" office:string-value="платье-сарафан" table:formula="of:=VLOOKUP([.B229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0</text:p>
          </table:table-cell>
          <table:table-cell office:value-type="float" office:value="28" table:style-name="ce5">
            <text:p>28</text:p>
          </table:table-cell>
          <table:table-cell office:value-type="float" office:value="790" table:style-name="ce7">
            <text:p>790</text:p>
          </table:table-cell>
          <table:table-cell office:value-type="string" office:string-value="платье ретро" table:formula="of:=VLOOKUP([.B23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0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5</text:p>
          </table:table-cell>
          <table:table-cell office:value-type="float" office:value="37" table:style-name="ce5">
            <text:p>37</text:p>
          </table:table-cell>
          <table:table-cell office:value-type="float" office:value="791" table:style-name="ce7">
            <text:p>791</text:p>
          </table:table-cell>
          <table:table-cell office:value-type="string" office:string-value="платье с кокеткой" table:formula="of:=VLOOKUP([.B23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9</text:p>
          </table:table-cell>
          <table:table-cell office:value-type="float" office:value="51" table:style-name="ce5">
            <text:p>51</text:p>
          </table:table-cell>
          <table:table-cell office:value-type="float" office:value="791" table:style-name="ce7">
            <text:p>791</text:p>
          </table:table-cell>
          <table:table-cell office:value-type="string" office:string-value="платье миди" table:formula="of:=VLOOKUP([.B23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9</text:p>
          </table:table-cell>
          <table:table-cell office:value-type="float" office:value="22" table:style-name="ce5">
            <text:p>22</text:p>
          </table:table-cell>
          <table:table-cell office:value-type="float" office:value="792" table:style-name="ce7">
            <text:p>792</text:p>
          </table:table-cell>
          <table:table-cell office:value-type="string" office:string-value="юбка полусолнце" table:formula="of:=VLOOKUP([.B2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1</text:p>
          </table:table-cell>
          <table:table-cell office:value-type="float" office:value="42" table:style-name="ce5">
            <text:p>42</text:p>
          </table:table-cell>
          <table:table-cell office:value-type="float" office:value="792" table:style-name="ce7">
            <text:p>792</text:p>
          </table:table-cell>
          <table:table-cell office:value-type="string" office:string-value="юбка солнце" table:formula="of:=VLOOKUP([.B23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4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4</text:p>
          </table:table-cell>
          <table:table-cell office:value-type="float" office:value="14" table:style-name="ce5">
            <text:p>14</text:p>
          </table:table-cell>
          <table:table-cell office:value-type="float" office:value="792" table:style-name="ce7">
            <text:p>792</text:p>
          </table:table-cell>
          <table:table-cell office:value-type="string" office:string-value="брюки прямые" table:formula="of:=VLOOKUP([.B23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5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6</text:p>
          </table:table-cell>
          <table:table-cell office:value-type="float" office:value="6" table:style-name="ce5">
            <text:p>6</text:p>
          </table:table-cell>
          <table:table-cell office:value-type="float" office:value="792" table:style-name="ce7">
            <text:p>792</text:p>
          </table:table-cell>
          <table:table-cell office:value-type="string" office:string-value="брюки прямые" table:formula="of:=VLOOKUP([.B23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6</text:p>
          </table:table-cell>
          <table:table-cell office:value-type="float" office:value="28" table:style-name="ce5">
            <text:p>28</text:p>
          </table:table-cell>
          <table:table-cell office:value-type="float" office:value="793" table:style-name="ce7">
            <text:p>793</text:p>
          </table:table-cell>
          <table:table-cell office:value-type="string" office:string-value="юбка с запахом" table:formula="of:=VLOOKUP([.B23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3</text:p>
          </table:table-cell>
          <table:table-cell office:value-type="float" office:value="7" table:style-name="ce5">
            <text:p>7</text:p>
          </table:table-cell>
          <table:table-cell office:value-type="float" office:value="793" table:style-name="ce7">
            <text:p>793</text:p>
          </table:table-cell>
          <table:table-cell office:value-type="string" office:string-value="платье-трансформер" table:formula="of:=VLOOKUP([.B23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1</text:p>
          </table:table-cell>
          <table:table-cell office:value-type="float" office:value="19" table:style-name="ce5">
            <text:p>19</text:p>
          </table:table-cell>
          <table:table-cell office:value-type="float" office:value="793" table:style-name="ce7">
            <text:p>793</text:p>
          </table:table-cell>
          <table:table-cell office:value-type="string" office:string-value="рубашка" table:formula="of:=VLOOKUP([.B23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6</text:p>
          </table:table-cell>
          <table:table-cell office:value-type="float" office:value="78" table:style-name="ce5">
            <text:p>78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-туника" table:formula="of:=VLOOKUP([.B2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9</text:p>
          </table:table-cell>
          <table:table-cell office:value-type="float" office:value="96" table:style-name="ce5">
            <text:p>96</text:p>
          </table:table-cell>
          <table:table-cell office:value-type="float" office:value="794" table:style-name="ce7">
            <text:p>794</text:p>
          </table:table-cell>
          <table:table-cell office:value-type="string" office:string-value="юбка со складками" table:formula="of:=VLOOKUP([.B2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1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3</text:p>
          </table:table-cell>
          <table:table-cell office:value-type="float" office:value="22" table:style-name="ce5">
            <text:p>22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 с запахом" table:formula="of:=VLOOKUP([.B24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2</text:p>
          </table:table-cell>
          <table:table-cell office:value-type="float" office:value="113" table:style-name="ce5">
            <text:p>113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 с кокеткой" table:formula="of:=VLOOKUP([.B24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5</text:p>
          </table:table-cell>
          <table:table-cell office:value-type="float" office:value="59" table:style-name="ce5">
            <text:p>59</text:p>
          </table:table-cell>
          <table:table-cell office:value-type="float" office:value="795" table:style-name="ce7">
            <text:p>795</text:p>
          </table:table-cell>
          <table:table-cell office:value-type="string" office:string-value="юбка полусолнце" table:formula="of:=VLOOKUP([.B2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4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9</text:p>
          </table:table-cell>
          <table:table-cell office:value-type="float" office:value="51" table:style-name="ce5">
            <text:p>51</text:p>
          </table:table-cell>
          <table:table-cell office:value-type="float" office:value="795" table:style-name="ce7">
            <text:p>795</text:p>
          </table:table-cell>
          <table:table-cell office:value-type="string" office:string-value="юбка полусолнце" table:formula="of:=VLOOKUP([.B24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4</text:p>
          </table:table-cell>
          <table:table-cell office:value-type="float" office:value="119" table:style-name="ce5">
            <text:p>119</text:p>
          </table:table-cell>
          <table:table-cell office:value-type="float" office:value="795" table:style-name="ce7">
            <text:p>795</text:p>
          </table:table-cell>
          <table:table-cell office:value-type="string" office:string-value="блузка с длинным рукавом" table:formula="of:=VLOOKUP([.B24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6</text:p>
          </table:table-cell>
          <table:table-cell office:value-type="float" office:value="31" table:style-name="ce5">
            <text:p>31</text:p>
          </table:table-cell>
          <table:table-cell office:value-type="float" office:value="796" table:style-name="ce7">
            <text:p>796</text:p>
          </table:table-cell>
          <table:table-cell office:value-type="string" office:string-value="брюки прямые" table:formula="of:=VLOOKUP([.B2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7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4</text:p>
          </table:table-cell>
          <table:table-cell office:value-type="float" office:value="65" table:style-name="ce5">
            <text:p>65</text:p>
          </table:table-cell>
          <table:table-cell office:value-type="float" office:value="797" table:style-name="ce7">
            <text:p>797</text:p>
          </table:table-cell>
          <table:table-cell office:value-type="string" office:string-value="платье макси" table:formula="of:=VLOOKUP([.B24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0</text:p>
          </table:table-cell>
          <table:table-cell office:value-type="float" office:value="62" table:style-name="ce5">
            <text:p>62</text:p>
          </table:table-cell>
          <table:table-cell office:value-type="float" office:value="798" table:style-name="ce7">
            <text:p>798</text:p>
          </table:table-cell>
          <table:table-cell office:value-type="string" office:string-value="платье с кокеткой" table:formula="of:=VLOOKUP([.B2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9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</text:p>
          </table:table-cell>
          <table:table-cell office:value-type="float" office:value="51" table:style-name="ce5">
            <text:p>51</text:p>
          </table:table-cell>
          <table:table-cell office:value-type="float" office:value="798" table:style-name="ce7">
            <text:p>798</text:p>
          </table:table-cell>
          <table:table-cell office:value-type="string" office:string-value="платье-жилет" table:formula="of:=VLOOKUP([.B25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0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8</text:p>
          </table:table-cell>
          <table:table-cell office:value-type="float" office:value="108" table:style-name="ce5">
            <text:p>108</text:p>
          </table:table-cell>
          <table:table-cell office:value-type="float" office:value="799" table:style-name="ce7">
            <text:p>799</text:p>
          </table:table-cell>
          <table:table-cell office:value-type="string" office:string-value="платье-жилет" table:formula="of:=VLOOKUP([.B25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1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6</text:p>
          </table:table-cell>
          <table:table-cell office:value-type="float" office:value="9" table:style-name="ce5">
            <text:p>9</text:p>
          </table:table-cell>
          <table:table-cell office:value-type="float" office:value="800" table:style-name="ce7">
            <text:p>800</text:p>
          </table:table-cell>
          <table:table-cell office:value-type="string" office:string-value="платье прямое" table:formula="of:=VLOOKUP([.B25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</text:p>
          </table:table-cell>
          <table:table-cell office:value-type="float" office:value="110" table:style-name="ce5">
            <text:p>110</text:p>
          </table:table-cell>
          <table:table-cell office:value-type="float" office:value="800" table:style-name="ce7">
            <text:p>800</text:p>
          </table:table-cell>
          <table:table-cell office:value-type="string" office:string-value="платье-халат" table:formula="of:=VLOOKUP([.B25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3</text:p>
          </table:table-cell>
          <table:table-cell office:value-type="float" office:value="43" table:style-name="ce5">
            <text:p>43</text:p>
          </table:table-cell>
          <table:table-cell office:value-type="float" office:value="801" table:style-name="ce7">
            <text:p>801</text:p>
          </table:table-cell>
          <table:table-cell office:value-type="string" office:string-value="капри" table:formula="of:=VLOOKUP([.B2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4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3</text:p>
          </table:table-cell>
          <table:table-cell office:value-type="float" office:value="31" table:style-name="ce5">
            <text:p>31</text:p>
          </table:table-cell>
          <table:table-cell office:value-type="float" office:value="802" table:style-name="ce7">
            <text:p>802</text:p>
          </table:table-cell>
          <table:table-cell office:value-type="string" office:string-value="брюки прямые" table:formula="of:=VLOOKUP([.B25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4</text:p>
          </table:table-cell>
          <table:table-cell office:value-type="float" office:value="93" table:style-name="ce5">
            <text:p>93</text:p>
          </table:table-cell>
          <table:table-cell office:value-type="float" office:value="802" table:style-name="ce7">
            <text:p>802</text:p>
          </table:table-cell>
          <table:table-cell office:value-type="string" office:string-value="платье ретро" table:formula="of:=VLOOKUP([.B25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</text:p>
          </table:table-cell>
          <table:table-cell office:value-type="float" office:value="9" table:style-name="ce5">
            <text:p>9</text:p>
          </table:table-cell>
          <table:table-cell office:value-type="float" office:value="802" table:style-name="ce7">
            <text:p>802</text:p>
          </table:table-cell>
          <table:table-cell office:value-type="string" office:string-value="брюки прямые" table:formula="of:=VLOOKUP([.B25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</text:p>
          </table:table-cell>
          <table:table-cell office:value-type="float" office:value="113" table:style-name="ce5">
            <text:p>113</text:p>
          </table:table-cell>
          <table:table-cell office:value-type="float" office:value="803" table:style-name="ce7">
            <text:p>803</text:p>
          </table:table-cell>
          <table:table-cell office:value-type="string" office:string-value="блузка с длинным рукавом" table:formula="of:=VLOOKUP([.B25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8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0</text:p>
          </table:table-cell>
          <table:table-cell office:value-type="float" office:value="34" table:style-name="ce5">
            <text:p>34</text:p>
          </table:table-cell>
          <table:table-cell office:value-type="float" office:value="803" table:style-name="ce7">
            <text:p>803</text:p>
          </table:table-cell>
          <table:table-cell office:value-type="string" office:string-value="блузка с длинным рукавом" table:formula="of:=VLOOKUP([.B25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4</text:p>
          </table:table-cell>
          <table:table-cell office:value-type="float" office:value="104" table:style-name="ce5">
            <text:p>104</text:p>
          </table:table-cell>
          <table:table-cell office:value-type="float" office:value="803" table:style-name="ce7">
            <text:p>803</text:p>
          </table:table-cell>
          <table:table-cell office:value-type="string" office:string-value="платье-туника" table:formula="of:=VLOOKUP([.B26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4</text:p>
          </table:table-cell>
          <table:table-cell office:value-type="float" office:value="15" table:style-name="ce5">
            <text:p>15</text:p>
          </table:table-cell>
          <table:table-cell office:value-type="float" office:value="804" table:style-name="ce7">
            <text:p>804</text:p>
          </table:table-cell>
          <table:table-cell office:value-type="string" office:string-value="блузка с длинным рукавом" table:formula="of:=VLOOKUP([.B2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0</text:p>
          </table:table-cell>
          <table:table-cell office:value-type="float" office:value="81" table:style-name="ce5">
            <text:p>81</text:p>
          </table:table-cell>
          <table:table-cell office:value-type="float" office:value="805" table:style-name="ce7">
            <text:p>805</text:p>
          </table:table-cell>
          <table:table-cell office:value-type="string" office:string-value="юбка с запахом" table:formula="of:=VLOOKUP([.B26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2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9</text:p>
          </table:table-cell>
          <table:table-cell office:value-type="float" office:value="68" table:style-name="ce5">
            <text:p>68</text:p>
          </table:table-cell>
          <table:table-cell office:value-type="float" office:value="805" table:style-name="ce7">
            <text:p>805</text:p>
          </table:table-cell>
          <table:table-cell office:value-type="string" office:string-value="платье прямое" table:formula="of:=VLOOKUP([.B2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3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1</text:p>
          </table:table-cell>
          <table:table-cell office:value-type="float" office:value="102" table:style-name="ce5">
            <text:p>102</text:p>
          </table:table-cell>
          <table:table-cell office:value-type="float" office:value="805" table:style-name="ce7">
            <text:p>805</text:p>
          </table:table-cell>
          <table:table-cell office:value-type="string" office:string-value="бриджи" table:formula="of:=VLOOKUP([.B2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6</text:p>
          </table:table-cell>
          <table:table-cell office:value-type="float" office:value="112" table:style-name="ce5">
            <text:p>112</text:p>
          </table:table-cell>
          <table:table-cell office:value-type="float" office:value="806" table:style-name="ce7">
            <text:p>806</text:p>
          </table:table-cell>
          <table:table-cell office:value-type="string" office:string-value="юбка солнце" table:formula="of:=VLOOKUP([.B2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</text:p>
          </table:table-cell>
          <table:table-cell office:value-type="float" office:value="16" table:style-name="ce5">
            <text:p>16</text:p>
          </table:table-cell>
          <table:table-cell office:value-type="float" office:value="806" table:style-name="ce7">
            <text:p>806</text:p>
          </table:table-cell>
          <table:table-cell office:value-type="string" office:string-value="платье с кокеткой" table:formula="of:=VLOOKUP([.B2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2</text:p>
          </table:table-cell>
          <table:table-cell office:value-type="float" office:value="77" table:style-name="ce5">
            <text:p>77</text:p>
          </table:table-cell>
          <table:table-cell office:value-type="float" office:value="806" table:style-name="ce7">
            <text:p>806</text:p>
          </table:table-cell>
          <table:table-cell office:value-type="string" office:string-value="брюки прямые" table:formula="of:=VLOOKUP([.B26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</text:p>
          </table:table-cell>
          <table:table-cell office:value-type="float" office:value="35" table:style-name="ce5">
            <text:p>35</text:p>
          </table:table-cell>
          <table:table-cell office:value-type="float" office:value="807" table:style-name="ce7">
            <text:p>807</text:p>
          </table:table-cell>
          <table:table-cell office:value-type="string" office:string-value="бриджи" table:formula="of:=VLOOKUP([.B2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8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4</text:p>
          </table:table-cell>
          <table:table-cell office:value-type="float" office:value="53" table:style-name="ce5">
            <text:p>53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туника" table:formula="of:=VLOOKUP([.B26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6</text:p>
          </table:table-cell>
          <table:table-cell office:value-type="float" office:value="111" table:style-name="ce5">
            <text:p>111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кимоно" table:formula="of:=VLOOKUP([.B27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0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</text:p>
          </table:table-cell>
          <table:table-cell office:value-type="float" office:value="83" table:style-name="ce5">
            <text:p>83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сарафан" table:formula="of:=VLOOKUP([.B27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8</text:p>
          </table:table-cell>
          <table:table-cell office:value-type="float" office:value="35" table:style-name="ce5">
            <text:p>35</text:p>
          </table:table-cell>
          <table:table-cell office:value-type="float" office:value="808" table:style-name="ce7">
            <text:p>808</text:p>
          </table:table-cell>
          <table:table-cell office:value-type="string" office:string-value="рубашка" table:formula="of:=VLOOKUP([.B2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8</text:p>
          </table:table-cell>
          <table:table-cell office:value-type="float" office:value="108" table:style-name="ce5">
            <text:p>108</text:p>
          </table:table-cell>
          <table:table-cell office:value-type="float" office:value="810" table:style-name="ce7">
            <text:p>810</text:p>
          </table:table-cell>
          <table:table-cell office:value-type="string" office:string-value="юбка с запахом" table:formula="of:=VLOOKUP([.B27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2</text:p>
          </table:table-cell>
          <table:table-cell office:value-type="float" office:value="70" table:style-name="ce5">
            <text:p>70</text:p>
          </table:table-cell>
          <table:table-cell office:value-type="float" office:value="811" table:style-name="ce7">
            <text:p>811</text:p>
          </table:table-cell>
          <table:table-cell office:value-type="string" office:string-value="бриджи" table:formula="of:=VLOOKUP([.B27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4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0</text:p>
          </table:table-cell>
          <table:table-cell office:value-type="float" office:value="100" table:style-name="ce5">
            <text:p>100</text:p>
          </table:table-cell>
          <table:table-cell office:value-type="float" office:value="811" table:style-name="ce7">
            <text:p>811</text:p>
          </table:table-cell>
          <table:table-cell office:value-type="string" office:string-value="блузка с длинным рукавом" table:formula="of:=VLOOKUP([.B27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5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</text:p>
          </table:table-cell>
          <table:table-cell office:value-type="float" office:value="120" table:style-name="ce5">
            <text:p>120</text:p>
          </table:table-cell>
          <table:table-cell office:value-type="float" office:value="812" table:style-name="ce7">
            <text:p>812</text:p>
          </table:table-cell>
          <table:table-cell office:value-type="string" office:string-value="юбка с запахом" table:formula="of:=VLOOKUP([.B27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3</text:p>
          </table:table-cell>
          <table:table-cell office:value-type="float" office:value="42" table:style-name="ce5">
            <text:p>42</text:p>
          </table:table-cell>
          <table:table-cell office:value-type="float" office:value="812" table:style-name="ce7">
            <text:p>812</text:p>
          </table:table-cell>
          <table:table-cell office:value-type="string" office:string-value="платье-жилет" table:formula="of:=VLOOKUP([.B27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7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1</text:p>
          </table:table-cell>
          <table:table-cell office:value-type="float" office:value="88" table:style-name="ce5">
            <text:p>88</text:p>
          </table:table-cell>
          <table:table-cell office:value-type="float" office:value="812" table:style-name="ce7">
            <text:p>812</text:p>
          </table:table-cell>
          <table:table-cell office:value-type="string" office:string-value="платье-трапеция" table:formula="of:=VLOOKUP([.B27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8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4</text:p>
          </table:table-cell>
          <table:table-cell office:value-type="float" office:value="28" table:style-name="ce5">
            <text:p>28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 прямое" table:formula="of:=VLOOKUP([.B27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9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4</text:p>
          </table:table-cell>
          <table:table-cell office:value-type="float" office:value="49" table:style-name="ce5">
            <text:p>49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-халат" table:formula="of:=VLOOKUP([.B280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0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1</text:p>
          </table:table-cell>
          <table:table-cell office:value-type="float" office:value="114" table:style-name="ce5">
            <text:p>114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-сарафан" table:formula="of:=VLOOKUP([.B28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1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6</text:p>
          </table:table-cell>
          <table:table-cell office:value-type="float" office:value="106" table:style-name="ce5">
            <text:p>106</text:p>
          </table:table-cell>
          <table:table-cell office:value-type="float" office:value="814" table:style-name="ce7">
            <text:p>814</text:p>
          </table:table-cell>
          <table:table-cell office:value-type="string" office:string-value="платье-туника" table:formula="of:=VLOOKUP([.B28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4</text:p>
          </table:table-cell>
          <table:table-cell office:value-type="float" office:value="28" table:style-name="ce5">
            <text:p>28</text:p>
          </table:table-cell>
          <table:table-cell office:value-type="float" office:value="814" table:style-name="ce7">
            <text:p>814</text:p>
          </table:table-cell>
          <table:table-cell office:value-type="string" office:string-value="юбка с запахом" table:formula="of:=VLOOKUP([.B28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2</text:p>
          </table:table-cell>
          <table:table-cell office:value-type="float" office:value="40" table:style-name="ce5">
            <text:p>40</text:p>
          </table:table-cell>
          <table:table-cell office:value-type="float" office:value="814" table:style-name="ce7">
            <text:p>814</text:p>
          </table:table-cell>
          <table:table-cell office:value-type="string" office:string-value="бриджи" table:formula="of:=VLOOKUP([.B2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4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0</text:p>
          </table:table-cell>
          <table:table-cell office:value-type="float" office:value="98" table:style-name="ce5">
            <text:p>98</text:p>
          </table:table-cell>
          <table:table-cell office:value-type="float" office:value="814" table:style-name="ce7">
            <text:p>814</text:p>
          </table:table-cell>
          <table:table-cell office:value-type="string" office:string-value="рубашка" table:formula="of:=VLOOKUP([.B28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9</text:p>
          </table:table-cell>
          <table:table-cell office:value-type="float" office:value="38" table:style-name="ce5">
            <text:p>38</text:p>
          </table:table-cell>
          <table:table-cell office:value-type="float" office:value="815" table:style-name="ce7">
            <text:p>815</text:p>
          </table:table-cell>
          <table:table-cell office:value-type="string" office:string-value="платье с кокеткой" table:formula="of:=VLOOKUP([.B28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6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</text:p>
          </table:table-cell>
          <table:table-cell office:value-type="float" office:value="47" table:style-name="ce5">
            <text:p>47</text:p>
          </table:table-cell>
          <table:table-cell office:value-type="float" office:value="817" table:style-name="ce7">
            <text:p>817</text:p>
          </table:table-cell>
          <table:table-cell office:value-type="string" office:string-value="платье с кокеткой" table:formula="of:=VLOOKUP([.B28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7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6</text:p>
          </table:table-cell>
          <table:table-cell office:value-type="float" office:value="105" table:style-name="ce5">
            <text:p>105</text:p>
          </table:table-cell>
          <table:table-cell office:value-type="float" office:value="817" table:style-name="ce7">
            <text:p>817</text:p>
          </table:table-cell>
          <table:table-cell office:value-type="string" office:string-value="рубашка" table:formula="of:=VLOOKUP([.B28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8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7</text:p>
          </table:table-cell>
          <table:table-cell office:value-type="float" office:value="54" table:style-name="ce5">
            <text:p>54</text:p>
          </table:table-cell>
          <table:table-cell office:value-type="float" office:value="817" table:style-name="ce7">
            <text:p>817</text:p>
          </table:table-cell>
          <table:table-cell office:value-type="string" office:string-value="бермуды" table:formula="of:=VLOOKUP([.B289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9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2</text:p>
          </table:table-cell>
          <table:table-cell office:value-type="float" office:value="95" table:style-name="ce5">
            <text:p>95</text:p>
          </table:table-cell>
          <table:table-cell office:value-type="float" office:value="817" table:style-name="ce7">
            <text:p>817</text:p>
          </table:table-cell>
          <table:table-cell office:value-type="string" office:string-value="капри" table:formula="of:=VLOOKUP([.B29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</text:p>
          </table:table-cell>
          <table:table-cell office:value-type="float" office:value="43" table:style-name="ce5">
            <text:p>43</text:p>
          </table:table-cell>
          <table:table-cell office:value-type="float" office:value="818" table:style-name="ce7">
            <text:p>818</text:p>
          </table:table-cell>
          <table:table-cell office:value-type="string" office:string-value="платье-кимоно" table:formula="of:=VLOOKUP([.B29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1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5</text:p>
          </table:table-cell>
          <table:table-cell office:value-type="float" office:value="45" table:style-name="ce5">
            <text:p>45</text:p>
          </table:table-cell>
          <table:table-cell office:value-type="float" office:value="818" table:style-name="ce7">
            <text:p>818</text:p>
          </table:table-cell>
          <table:table-cell office:value-type="string" office:string-value="бермуды" table:formula="of:=VLOOKUP([.B29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2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7</text:p>
          </table:table-cell>
          <table:table-cell office:value-type="float" office:value="108" table:style-name="ce5">
            <text:p>108</text:p>
          </table:table-cell>
          <table:table-cell office:value-type="float" office:value="819" table:style-name="ce7">
            <text:p>819</text:p>
          </table:table-cell>
          <table:table-cell office:value-type="string" office:string-value="платье-трапеция" table:formula="of:=VLOOKUP([.B293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3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0</text:p>
          </table:table-cell>
          <table:table-cell office:value-type="float" office:value="68" table:style-name="ce5">
            <text:p>68</text:p>
          </table:table-cell>
          <table:table-cell office:value-type="float" office:value="820" table:style-name="ce7">
            <text:p>820</text:p>
          </table:table-cell>
          <table:table-cell office:value-type="string" office:string-value="платье-туника" table:formula="of:=VLOOKUP([.B29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4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2</text:p>
          </table:table-cell>
          <table:table-cell office:value-type="float" office:value="87" table:style-name="ce5">
            <text:p>87</text:p>
          </table:table-cell>
          <table:table-cell office:value-type="float" office:value="820" table:style-name="ce7">
            <text:p>820</text:p>
          </table:table-cell>
          <table:table-cell office:value-type="string" office:string-value="платье-кимоно" table:formula="of:=VLOOKUP([.B29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2</text:p>
          </table:table-cell>
          <table:table-cell office:value-type="float" office:value="78" table:style-name="ce5">
            <text:p>78</text:p>
          </table:table-cell>
          <table:table-cell office:value-type="float" office:value="821" table:style-name="ce7">
            <text:p>821</text:p>
          </table:table-cell>
          <table:table-cell office:value-type="string" office:string-value="блузка с длинным рукавом" table:formula="of:=VLOOKUP([.B2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8</text:p>
          </table:table-cell>
          <table:table-cell office:value-type="float" office:value="60" table:style-name="ce5">
            <text:p>60</text:p>
          </table:table-cell>
          <table:table-cell office:value-type="float" office:value="821" table:style-name="ce7">
            <text:p>821</text:p>
          </table:table-cell>
          <table:table-cell office:value-type="string" office:string-value="бриджи" table:formula="of:=VLOOKUP([.B29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5</text:p>
          </table:table-cell>
          <table:table-cell office:value-type="float" office:value="33" table:style-name="ce5">
            <text:p>33</text:p>
          </table:table-cell>
          <table:table-cell office:value-type="float" office:value="822" table:style-name="ce7">
            <text:p>822</text:p>
          </table:table-cell>
          <table:table-cell office:value-type="string" office:string-value="бриджи" table:formula="of:=VLOOKUP([.B29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2</text:p>
          </table:table-cell>
          <table:table-cell office:value-type="float" office:value="109" table:style-name="ce5">
            <text:p>109</text:p>
          </table:table-cell>
          <table:table-cell office:value-type="float" office:value="822" table:style-name="ce7">
            <text:p>822</text:p>
          </table:table-cell>
          <table:table-cell office:value-type="string" office:string-value="брюки клеш" table:formula="of:=VLOOKUP([.B29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0</text:p>
          </table:table-cell>
          <table:table-cell office:value-type="float" office:value="100" table:style-name="ce5">
            <text:p>100</text:p>
          </table:table-cell>
          <table:table-cell office:value-type="float" office:value="824" table:style-name="ce7">
            <text:p>824</text:p>
          </table:table-cell>
          <table:table-cell office:value-type="string" office:string-value="платье с кокеткой" table:formula="of:=VLOOKUP([.B30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0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</text:p>
          </table:table-cell>
          <table:table-cell office:value-type="float" office:value="75" table:style-name="ce5">
            <text:p>75</text:p>
          </table:table-cell>
          <table:table-cell office:value-type="float" office:value="824" table:style-name="ce7">
            <text:p>824</text:p>
          </table:table-cell>
          <table:table-cell office:value-type="string" office:string-value="брюки зауженные" table:formula="of:=VLOOKUP([.B30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3</text:p>
          </table:table-cell>
          <table:table-cell office:value-type="float" office:value="83" table:style-name="ce5">
            <text:p>83</text:p>
          </table:table-cell>
          <table:table-cell office:value-type="float" office:value="825" table:style-name="ce7">
            <text:p>825</text:p>
          </table:table-cell>
          <table:table-cell office:value-type="string" office:string-value="платье миди" table:formula="of:=VLOOKUP([.B30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0</text:p>
          </table:table-cell>
          <table:table-cell office:value-type="float" office:value="90" table:style-name="ce5">
            <text:p>90</text:p>
          </table:table-cell>
          <table:table-cell office:value-type="float" office:value="825" table:style-name="ce7">
            <text:p>825</text:p>
          </table:table-cell>
          <table:table-cell office:value-type="string" office:string-value="платье-халат" table:formula="of:=VLOOKUP([.B3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7</text:p>
          </table:table-cell>
          <table:table-cell office:value-type="float" office:value="52" table:style-name="ce5">
            <text:p>52</text:p>
          </table:table-cell>
          <table:table-cell office:value-type="float" office:value="826" table:style-name="ce7">
            <text:p>826</text:p>
          </table:table-cell>
          <table:table-cell office:value-type="string" office:string-value="юбка со складками" table:formula="of:=VLOOKUP([.B30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4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</text:p>
          </table:table-cell>
          <table:table-cell office:value-type="float" office:value="46" table:style-name="ce5">
            <text:p>46</text:p>
          </table:table-cell>
          <table:table-cell office:value-type="float" office:value="826" table:style-name="ce7">
            <text:p>826</text:p>
          </table:table-cell>
          <table:table-cell office:value-type="string" office:string-value="брюки зауженные" table:formula="of:=VLOOKUP([.B30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2</text:p>
          </table:table-cell>
          <table:table-cell office:value-type="float" office:value="111" table:style-name="ce5">
            <text:p>111</text:p>
          </table:table-cell>
          <table:table-cell office:value-type="float" office:value="827" table:style-name="ce7">
            <text:p>827</text:p>
          </table:table-cell>
          <table:table-cell office:value-type="string" office:string-value="платье макси" table:formula="of:=VLOOKUP([.B30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9</text:p>
          </table:table-cell>
          <table:table-cell office:value-type="float" office:value="11" table:style-name="ce5">
            <text:p>11</text:p>
          </table:table-cell>
          <table:table-cell office:value-type="float" office:value="827" table:style-name="ce7">
            <text:p>827</text:p>
          </table:table-cell>
          <table:table-cell office:value-type="string" office:string-value="платье-трансформер" table:formula="of:=VLOOKUP([.B30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0</text:p>
          </table:table-cell>
          <table:table-cell office:value-type="float" office:value="3" table:style-name="ce5">
            <text:p>3</text:p>
          </table:table-cell>
          <table:table-cell office:value-type="float" office:value="828" table:style-name="ce7">
            <text:p>828</text:p>
          </table:table-cell>
          <table:table-cell office:value-type="string" office:string-value="брюки прямые" table:formula="of:=VLOOKUP([.B30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8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8</text:p>
          </table:table-cell>
          <table:table-cell office:value-type="float" office:value="16" table:style-name="ce5">
            <text:p>16</text:p>
          </table:table-cell>
          <table:table-cell office:value-type="float" office:value="828" table:style-name="ce7">
            <text:p>828</text:p>
          </table:table-cell>
          <table:table-cell office:value-type="string" office:string-value="капри" table:formula="of:=VLOOKUP([.B30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</text:p>
          </table:table-cell>
          <table:table-cell office:value-type="float" office:value="102" table:style-name="ce5">
            <text:p>102</text:p>
          </table:table-cell>
          <table:table-cell office:value-type="float" office:value="830" table:style-name="ce7">
            <text:p>830</text:p>
          </table:table-cell>
          <table:table-cell office:value-type="string" office:string-value="юбка с запахом" table:formula="of:=VLOOKUP([.B31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7</text:p>
          </table:table-cell>
          <table:table-cell office:value-type="float" office:value="112" table:style-name="ce5">
            <text:p>112</text:p>
          </table:table-cell>
          <table:table-cell office:value-type="float" office:value="830" table:style-name="ce7">
            <text:p>830</text:p>
          </table:table-cell>
          <table:table-cell office:value-type="string" office:string-value="юбка с оборкой" table:formula="of:=VLOOKUP([.B3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1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7</text:p>
          </table:table-cell>
          <table:table-cell office:value-type="float" office:value="80" table:style-name="ce5">
            <text:p>80</text:p>
          </table:table-cell>
          <table:table-cell office:value-type="float" office:value="830" table:style-name="ce7">
            <text:p>830</text:p>
          </table:table-cell>
          <table:table-cell office:value-type="string" office:string-value="брюки зауженные" table:formula="of:=VLOOKUP([.B31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2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28</text:p>
          </table:table-cell>
          <table:table-cell office:value-type="float" office:value="107" table:style-name="ce5">
            <text:p>107</text:p>
          </table:table-cell>
          <table:table-cell office:value-type="float" office:value="832" table:style-name="ce7">
            <text:p>832</text:p>
          </table:table-cell>
          <table:table-cell office:value-type="string" office:string-value="рубашка" table:formula="of:=VLOOKUP([.B3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3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2</text:p>
          </table:table-cell>
          <table:table-cell office:value-type="float" office:value="21" table:style-name="ce5">
            <text:p>21</text:p>
          </table:table-cell>
          <table:table-cell office:value-type="float" office:value="833" table:style-name="ce7">
            <text:p>833</text:p>
          </table:table-cell>
          <table:table-cell office:value-type="string" office:string-value="платье прямое" table:formula="of:=VLOOKUP([.B31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0</text:p>
          </table:table-cell>
          <table:table-cell office:value-type="float" office:value="93" table:style-name="ce5">
            <text:p>93</text:p>
          </table:table-cell>
          <table:table-cell office:value-type="float" office:value="833" table:style-name="ce7">
            <text:p>833</text:p>
          </table:table-cell>
          <table:table-cell office:value-type="string" office:string-value="юбка с запахом" table:formula="of:=VLOOKUP([.B3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0</text:p>
          </table:table-cell>
          <table:table-cell office:value-type="float" office:value="112" table:style-name="ce5">
            <text:p>112</text:p>
          </table:table-cell>
          <table:table-cell office:value-type="float" office:value="833" table:style-name="ce7">
            <text:p>833</text:p>
          </table:table-cell>
          <table:table-cell office:value-type="string" office:string-value="бриджи" table:formula="of:=VLOOKUP([.B31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6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6</text:p>
          </table:table-cell>
          <table:table-cell office:value-type="float" office:value="4" table:style-name="ce5">
            <text:p>4</text:p>
          </table:table-cell>
          <table:table-cell office:value-type="float" office:value="833" table:style-name="ce7">
            <text:p>833</text:p>
          </table:table-cell>
          <table:table-cell office:value-type="string" office:string-value="платье-кимоно" table:formula="of:=VLOOKUP([.B317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0</text:p>
          </table:table-cell>
          <table:table-cell office:value-type="float" office:value="43" table:style-name="ce5">
            <text:p>43</text:p>
          </table:table-cell>
          <table:table-cell office:value-type="float" office:value="833" table:style-name="ce7">
            <text:p>833</text:p>
          </table:table-cell>
          <table:table-cell office:value-type="string" office:string-value="брюки прямые" table:formula="of:=VLOOKUP([.B31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</text:p>
          </table:table-cell>
          <table:table-cell office:value-type="float" office:value="113" table:style-name="ce5">
            <text:p>113</text:p>
          </table:table-cell>
          <table:table-cell office:value-type="float" office:value="834" table:style-name="ce7">
            <text:p>834</text:p>
          </table:table-cell>
          <table:table-cell office:value-type="string" office:string-value="брюки прямые" table:formula="of:=VLOOKUP([.B31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9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4</text:p>
          </table:table-cell>
          <table:table-cell office:value-type="float" office:value="31" table:style-name="ce5">
            <text:p>31</text:p>
          </table:table-cell>
          <table:table-cell office:value-type="float" office:value="835" table:style-name="ce7">
            <text:p>835</text:p>
          </table:table-cell>
          <table:table-cell office:value-type="string" office:string-value="бриджи" table:formula="of:=VLOOKUP([.B320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0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8</text:p>
          </table:table-cell>
          <table:table-cell office:value-type="float" office:value="81" table:style-name="ce5">
            <text:p>81</text:p>
          </table:table-cell>
          <table:table-cell office:value-type="float" office:value="835" table:style-name="ce7">
            <text:p>835</text:p>
          </table:table-cell>
          <table:table-cell office:value-type="string" office:string-value="платье-рубашка" table:formula="of:=VLOOKUP([.B32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6</text:p>
          </table:table-cell>
          <table:table-cell office:value-type="float" office:value="66" table:style-name="ce5">
            <text:p>66</text:p>
          </table:table-cell>
          <table:table-cell office:value-type="float" office:value="836" table:style-name="ce7">
            <text:p>836</text:p>
          </table:table-cell>
          <table:table-cell office:value-type="string" office:string-value="юбка с запахом" table:formula="of:=VLOOKUP([.B3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5</text:p>
          </table:table-cell>
          <table:table-cell office:value-type="float" office:value="78" table:style-name="ce5">
            <text:p>78</text:p>
          </table:table-cell>
          <table:table-cell office:value-type="float" office:value="837" table:style-name="ce7">
            <text:p>837</text:p>
          </table:table-cell>
          <table:table-cell office:value-type="string" office:string-value="бриджи" table:formula="of:=VLOOKUP([.B32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9</text:p>
          </table:table-cell>
          <table:table-cell office:value-type="float" office:value="29" table:style-name="ce5">
            <text:p>29</text:p>
          </table:table-cell>
          <table:table-cell office:value-type="float" office:value="837" table:style-name="ce7">
            <text:p>837</text:p>
          </table:table-cell>
          <table:table-cell office:value-type="string" office:string-value="платье-трапеция" table:formula="of:=VLOOKUP([.B3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</text:p>
          </table:table-cell>
          <table:table-cell office:value-type="float" office:value="17" table:style-name="ce5">
            <text:p>17</text:p>
          </table:table-cell>
          <table:table-cell office:value-type="float" office:value="838" table:style-name="ce7">
            <text:p>838</text:p>
          </table:table-cell>
          <table:table-cell office:value-type="string" office:string-value="платье прямое" table:formula="of:=VLOOKUP([.B32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6</text:p>
          </table:table-cell>
          <table:table-cell office:value-type="float" office:value="90" table:style-name="ce5">
            <text:p>90</text:p>
          </table:table-cell>
          <table:table-cell office:value-type="float" office:value="838" table:style-name="ce7">
            <text:p>838</text:p>
          </table:table-cell>
          <table:table-cell office:value-type="string" office:string-value="платье прямое" table:formula="of:=VLOOKUP([.B32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3</text:p>
          </table:table-cell>
          <table:table-cell office:value-type="float" office:value="75" table:style-name="ce5">
            <text:p>75</text:p>
          </table:table-cell>
          <table:table-cell office:value-type="float" office:value="838" table:style-name="ce7">
            <text:p>838</text:p>
          </table:table-cell>
          <table:table-cell office:value-type="string" office:string-value="брюки зауженные" table:formula="of:=VLOOKUP([.B3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2</text:p>
          </table:table-cell>
          <table:table-cell office:value-type="float" office:value="25" table:style-name="ce5">
            <text:p>25</text:p>
          </table:table-cell>
          <table:table-cell office:value-type="float" office:value="839" table:style-name="ce7">
            <text:p>839</text:p>
          </table:table-cell>
          <table:table-cell office:value-type="string" office:string-value="блузка с длинным рукавом" table:formula="of:=VLOOKUP([.B32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43</text:p>
          </table:table-cell>
          <table:table-cell office:value-type="float" office:value="41" table:style-name="ce5">
            <text:p>41</text:p>
          </table:table-cell>
          <table:table-cell office:value-type="float" office:value="839" table:style-name="ce7">
            <text:p>839</text:p>
          </table:table-cell>
          <table:table-cell office:value-type="string" office:string-value="юбка солнце" table:formula="of:=VLOOKUP([.B32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6</text:p>
          </table:table-cell>
          <table:table-cell office:value-type="float" office:value="78" table:style-name="ce5">
            <text:p>78</text:p>
          </table:table-cell>
          <table:table-cell office:value-type="float" office:value="840" table:style-name="ce7">
            <text:p>840</text:p>
          </table:table-cell>
          <table:table-cell office:value-type="string" office:string-value="платье прямое" table:formula="of:=VLOOKUP([.B33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</text:p>
          </table:table-cell>
          <table:table-cell office:value-type="float" office:value="6" table:style-name="ce5">
            <text:p>6</text:p>
          </table:table-cell>
          <table:table-cell office:value-type="float" office:value="840" table:style-name="ce7">
            <text:p>840</text:p>
          </table:table-cell>
          <table:table-cell office:value-type="string" office:string-value="платье-халат" table:formula="of:=VLOOKUP([.B33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1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9</text:p>
          </table:table-cell>
          <table:table-cell office:value-type="float" office:value="68" table:style-name="ce5">
            <text:p>68</text:p>
          </table:table-cell>
          <table:table-cell office:value-type="float" office:value="841" table:style-name="ce7">
            <text:p>841</text:p>
          </table:table-cell>
          <table:table-cell office:value-type="string" office:string-value="платье с кокеткой" table:formula="of:=VLOOKUP([.B33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2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5</text:p>
          </table:table-cell>
          <table:table-cell office:value-type="float" office:value="62" table:style-name="ce5">
            <text:p>62</text:p>
          </table:table-cell>
          <table:table-cell office:value-type="float" office:value="841" table:style-name="ce7">
            <text:p>841</text:p>
          </table:table-cell>
          <table:table-cell office:value-type="string" office:string-value="брюки прямые" table:formula="of:=VLOOKUP([.B33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3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8</text:p>
          </table:table-cell>
          <table:table-cell office:value-type="float" office:value="72" table:style-name="ce5">
            <text:p>72</text:p>
          </table:table-cell>
          <table:table-cell office:value-type="float" office:value="841" table:style-name="ce7">
            <text:p>841</text:p>
          </table:table-cell>
          <table:table-cell office:value-type="string" office:string-value="платье-туника" table:formula="of:=VLOOKUP([.B33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4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4</text:p>
          </table:table-cell>
          <table:table-cell office:value-type="float" office:value="70" table:style-name="ce5">
            <text:p>70</text:p>
          </table:table-cell>
          <table:table-cell office:value-type="float" office:value="841" table:style-name="ce7">
            <text:p>841</text:p>
          </table:table-cell>
          <table:table-cell office:value-type="string" office:string-value="рубашка" table:formula="of:=VLOOKUP([.B33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8</text:p>
          </table:table-cell>
          <table:table-cell office:value-type="float" office:value="19" table:style-name="ce5">
            <text:p>19</text:p>
          </table:table-cell>
          <table:table-cell office:value-type="float" office:value="842" table:style-name="ce7">
            <text:p>842</text:p>
          </table:table-cell>
          <table:table-cell office:value-type="string" office:string-value="платье-рубашка" table:formula="of:=VLOOKUP([.B33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5</text:p>
          </table:table-cell>
          <table:table-cell office:value-type="float" office:value="89" table:style-name="ce5">
            <text:p>89</text:p>
          </table:table-cell>
          <table:table-cell office:value-type="float" office:value="842" table:style-name="ce7">
            <text:p>842</text:p>
          </table:table-cell>
          <table:table-cell office:value-type="string" office:string-value="платье-трапеция" table:formula="of:=VLOOKUP([.B33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7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4</text:p>
          </table:table-cell>
          <table:table-cell office:value-type="float" office:value="106" table:style-name="ce5">
            <text:p>106</text:p>
          </table:table-cell>
          <table:table-cell office:value-type="float" office:value="844" table:style-name="ce7">
            <text:p>844</text:p>
          </table:table-cell>
          <table:table-cell office:value-type="string" office:string-value="платье-кимоно" table:formula="of:=VLOOKUP([.B338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5</text:p>
          </table:table-cell>
          <table:table-cell office:value-type="float" office:value="84" table:style-name="ce5">
            <text:p>84</text:p>
          </table:table-cell>
          <table:table-cell office:value-type="float" office:value="845" table:style-name="ce7">
            <text:p>845</text:p>
          </table:table-cell>
          <table:table-cell office:value-type="string" office:string-value="юбка солнце" table:formula="of:=VLOOKUP([.B3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2</text:p>
          </table:table-cell>
          <table:table-cell office:value-type="float" office:value="60" table:style-name="ce5">
            <text:p>60</text:p>
          </table:table-cell>
          <table:table-cell office:value-type="float" office:value="845" table:style-name="ce7">
            <text:p>845</text:p>
          </table:table-cell>
          <table:table-cell office:value-type="string" office:string-value="юбка с оборкой" table:formula="of:=VLOOKUP([.B34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0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5</text:p>
          </table:table-cell>
          <table:table-cell office:value-type="float" office:value="67" table:style-name="ce5">
            <text:p>67</text:p>
          </table:table-cell>
          <table:table-cell office:value-type="float" office:value="846" table:style-name="ce7">
            <text:p>846</text:p>
          </table:table-cell>
          <table:table-cell office:value-type="string" office:string-value="юбка полусолнце" table:formula="of:=VLOOKUP([.B34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4</text:p>
          </table:table-cell>
          <table:table-cell office:value-type="float" office:value="5" table:style-name="ce5">
            <text:p>5</text:p>
          </table:table-cell>
          <table:table-cell office:value-type="float" office:value="846" table:style-name="ce7">
            <text:p>846</text:p>
          </table:table-cell>
          <table:table-cell office:value-type="string" office:string-value="юбка солнце" table:formula="of:=VLOOKUP([.B34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9</text:p>
          </table:table-cell>
          <table:table-cell office:value-type="float" office:value="104" table:style-name="ce5">
            <text:p>104</text:p>
          </table:table-cell>
          <table:table-cell office:value-type="float" office:value="846" table:style-name="ce7">
            <text:p>846</text:p>
          </table:table-cell>
          <table:table-cell office:value-type="string" office:string-value="брюки зауженные" table:formula="of:=VLOOKUP([.B34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3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1</text:p>
          </table:table-cell>
          <table:table-cell office:value-type="float" office:value="19" table:style-name="ce5">
            <text:p>19</text:p>
          </table:table-cell>
          <table:table-cell office:value-type="float" office:value="846" table:style-name="ce7">
            <text:p>846</text:p>
          </table:table-cell>
          <table:table-cell office:value-type="string" office:string-value="рубашка" table:formula="of:=VLOOKUP([.B3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9</text:p>
          </table:table-cell>
          <table:table-cell office:value-type="float" office:value="40" table:style-name="ce5">
            <text:p>40</text:p>
          </table:table-cell>
          <table:table-cell office:value-type="float" office:value="847" table:style-name="ce7">
            <text:p>847</text:p>
          </table:table-cell>
          <table:table-cell office:value-type="string" office:string-value="платье миди" table:formula="of:=VLOOKUP([.B34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5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4</text:p>
          </table:table-cell>
          <table:table-cell office:value-type="float" office:value="77" table:style-name="ce5">
            <text:p>77</text:p>
          </table:table-cell>
          <table:table-cell office:value-type="float" office:value="848" table:style-name="ce7">
            <text:p>848</text:p>
          </table:table-cell>
          <table:table-cell office:value-type="string" office:string-value="юбка с запахом" table:formula="of:=VLOOKUP([.B34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6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1</text:p>
          </table:table-cell>
          <table:table-cell office:value-type="float" office:value="89" table:style-name="ce5">
            <text:p>89</text:p>
          </table:table-cell>
          <table:table-cell office:value-type="float" office:value="848" table:style-name="ce7">
            <text:p>848</text:p>
          </table:table-cell>
          <table:table-cell office:value-type="string" office:string-value="платье миди" table:formula="of:=VLOOKUP([.B3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7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4</text:p>
          </table:table-cell>
          <table:table-cell office:value-type="float" office:value="59" table:style-name="ce5">
            <text:p>59</text:p>
          </table:table-cell>
          <table:table-cell office:value-type="float" office:value="848" table:style-name="ce7">
            <text:p>848</text:p>
          </table:table-cell>
          <table:table-cell office:value-type="string" office:string-value="брюки прямые" table:formula="of:=VLOOKUP([.B34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9</text:p>
          </table:table-cell>
          <table:table-cell office:value-type="float" office:value="59" table:style-name="ce5">
            <text:p>59</text:p>
          </table:table-cell>
          <table:table-cell office:value-type="float" office:value="849" table:style-name="ce7">
            <text:p>849</text:p>
          </table:table-cell>
          <table:table-cell office:value-type="string" office:string-value="юбка полусолнце" table:formula="of:=VLOOKUP([.B34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0</text:p>
          </table:table-cell>
          <table:table-cell office:value-type="float" office:value="96" table:style-name="ce5">
            <text:p>96</text:p>
          </table:table-cell>
          <table:table-cell office:value-type="float" office:value="849" table:style-name="ce7">
            <text:p>849</text:p>
          </table:table-cell>
          <table:table-cell office:value-type="string" office:string-value="платье-кимоно" table:formula="of:=VLOOKUP([.B35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0</text:p>
          </table:table-cell>
          <table:table-cell office:value-type="float" office:value="46" table:style-name="ce5">
            <text:p>46</text:p>
          </table:table-cell>
          <table:table-cell office:value-type="float" office:value="850" table:style-name="ce7">
            <text:p>850</text:p>
          </table:table-cell>
          <table:table-cell office:value-type="string" office:string-value="платье-халат" table:formula="of:=VLOOKUP([.B35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6</text:p>
          </table:table-cell>
          <table:table-cell office:value-type="float" office:value="72" table:style-name="ce5">
            <text:p>72</text:p>
          </table:table-cell>
          <table:table-cell office:value-type="float" office:value="850" table:style-name="ce7">
            <text:p>850</text:p>
          </table:table-cell>
          <table:table-cell office:value-type="string" office:string-value="капри" table:formula="of:=VLOOKUP([.B35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5</text:p>
          </table:table-cell>
          <table:table-cell office:value-type="float" office:value="45" table:style-name="ce5">
            <text:p>45</text:p>
          </table:table-cell>
          <table:table-cell office:value-type="float" office:value="851" table:style-name="ce7">
            <text:p>851</text:p>
          </table:table-cell>
          <table:table-cell office:value-type="string" office:string-value="капри" table:formula="of:=VLOOKUP([.B35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3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9</text:p>
          </table:table-cell>
          <table:table-cell office:value-type="float" office:value="48" table:style-name="ce5">
            <text:p>48</text:p>
          </table:table-cell>
          <table:table-cell office:value-type="float" office:value="851" table:style-name="ce7">
            <text:p>851</text:p>
          </table:table-cell>
          <table:table-cell office:value-type="string" office:string-value="платье с запахом" table:formula="of:=VLOOKUP([.B35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4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8</text:p>
          </table:table-cell>
          <table:table-cell office:value-type="float" office:value="70" table:style-name="ce5">
            <text:p>70</text:p>
          </table:table-cell>
          <table:table-cell office:value-type="float" office:value="851" table:style-name="ce7">
            <text:p>851</text:p>
          </table:table-cell>
          <table:table-cell office:value-type="string" office:string-value="рубашка" table:formula="of:=VLOOKUP([.B35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7</text:p>
          </table:table-cell>
          <table:table-cell office:value-type="float" office:value="120" table:style-name="ce5">
            <text:p>120</text:p>
          </table:table-cell>
          <table:table-cell office:value-type="float" office:value="853" table:style-name="ce7">
            <text:p>853</text:p>
          </table:table-cell>
          <table:table-cell office:value-type="string" office:string-value="платье с кокеткой" table:formula="of:=VLOOKUP([.B35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6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3</text:p>
          </table:table-cell>
          <table:table-cell office:value-type="float" office:value="91" table:style-name="ce5">
            <text:p>91</text:p>
          </table:table-cell>
          <table:table-cell office:value-type="float" office:value="853" table:style-name="ce7">
            <text:p>853</text:p>
          </table:table-cell>
          <table:table-cell office:value-type="string" office:string-value="бриджи" table:formula="of:=VLOOKUP([.B35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7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8</text:p>
          </table:table-cell>
          <table:table-cell office:value-type="float" office:value="100" table:style-name="ce5">
            <text:p>100</text:p>
          </table:table-cell>
          <table:table-cell office:value-type="float" office:value="855" table:style-name="ce7">
            <text:p>855</text:p>
          </table:table-cell>
          <table:table-cell office:value-type="string" office:string-value="капри" table:formula="of:=VLOOKUP([.B35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8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6</text:p>
          </table:table-cell>
          <table:table-cell office:value-type="float" office:value="115" table:style-name="ce5">
            <text:p>115</text:p>
          </table:table-cell>
          <table:table-cell office:value-type="float" office:value="856" table:style-name="ce7">
            <text:p>856</text:p>
          </table:table-cell>
          <table:table-cell office:value-type="string" office:string-value="бриджи" table:formula="of:=VLOOKUP([.B35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4</text:p>
          </table:table-cell>
          <table:table-cell office:value-type="float" office:value="10" table:style-name="ce5">
            <text:p>10</text:p>
          </table:table-cell>
          <table:table-cell office:value-type="float" office:value="856" table:style-name="ce7">
            <text:p>856</text:p>
          </table:table-cell>
          <table:table-cell office:value-type="string" office:string-value="платье-рубашка" table:formula="of:=VLOOKUP([.B36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0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41</text:p>
          </table:table-cell>
          <table:table-cell office:value-type="float" office:value="80" table:style-name="ce5">
            <text:p>80</text:p>
          </table:table-cell>
          <table:table-cell office:value-type="float" office:value="856" table:style-name="ce7">
            <text:p>856</text:p>
          </table:table-cell>
          <table:table-cell office:value-type="string" office:string-value="рубашка" table:formula="of:=VLOOKUP([.B36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1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4</text:p>
          </table:table-cell>
          <table:table-cell office:value-type="float" office:value="96" table:style-name="ce5">
            <text:p>96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-кимоно" table:formula="of:=VLOOKUP([.B36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2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1</text:p>
          </table:table-cell>
          <table:table-cell office:value-type="float" office:value="102" table:style-name="ce5">
            <text:p>102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 прямое" table:formula="of:=VLOOKUP([.B3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</text:p>
          </table:table-cell>
          <table:table-cell office:value-type="float" office:value="55" table:style-name="ce5">
            <text:p>55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-трансформер" table:formula="of:=VLOOKUP([.B36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</text:p>
          </table:table-cell>
          <table:table-cell office:value-type="float" office:value="3" table:style-name="ce5">
            <text:p>3</text:p>
          </table:table-cell>
          <table:table-cell office:value-type="float" office:value="858" table:style-name="ce7">
            <text:p>858</text:p>
          </table:table-cell>
          <table:table-cell office:value-type="string" office:string-value="блузка с длинным рукавом" table:formula="of:=VLOOKUP([.B36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5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9</text:p>
          </table:table-cell>
          <table:table-cell office:value-type="float" office:value="12" table:style-name="ce5">
            <text:p>12</text:p>
          </table:table-cell>
          <table:table-cell office:value-type="float" office:value="858" table:style-name="ce7">
            <text:p>858</text:p>
          </table:table-cell>
          <table:table-cell office:value-type="string" office:string-value="брюки прямые" table:formula="of:=VLOOKUP([.B36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6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6</text:p>
          </table:table-cell>
          <table:table-cell office:value-type="float" office:value="99" table:style-name="ce5">
            <text:p>99</text:p>
          </table:table-cell>
          <table:table-cell office:value-type="float" office:value="858" table:style-name="ce7">
            <text:p>858</text:p>
          </table:table-cell>
          <table:table-cell office:value-type="string" office:string-value="платье-туника" table:formula="of:=VLOOKUP([.B36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7</text:p>
          </table:table-cell>
          <table:table-cell office:value-type="float" office:value="41" table:style-name="ce5">
            <text:p>41</text:p>
          </table:table-cell>
          <table:table-cell office:value-type="float" office:value="858" table:style-name="ce7">
            <text:p>858</text:p>
          </table:table-cell>
          <table:table-cell office:value-type="string" office:string-value="юбка полусолнце" table:formula="of:=VLOOKUP([.B3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8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1</text:p>
          </table:table-cell>
          <table:table-cell office:value-type="float" office:value="26" table:style-name="ce5">
            <text:p>26</text:p>
          </table:table-cell>
          <table:table-cell office:value-type="float" office:value="858" table:style-name="ce7">
            <text:p>858</text:p>
          </table:table-cell>
          <table:table-cell office:value-type="string" office:string-value="капри" table:formula="of:=VLOOKUP([.B36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7</text:p>
          </table:table-cell>
          <table:table-cell office:value-type="float" office:value="105" table:style-name="ce5">
            <text:p>105</text:p>
          </table:table-cell>
          <table:table-cell office:value-type="float" office:value="858" table:style-name="ce7">
            <text:p>858</text:p>
          </table:table-cell>
          <table:table-cell office:value-type="string" office:string-value="платье с напуском на талии" table:formula="of:=VLOOKUP([.B37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6</text:p>
          </table:table-cell>
          <table:table-cell office:value-type="float" office:value="95" table:style-name="ce5">
            <text:p>95</text:p>
          </table:table-cell>
          <table:table-cell office:value-type="float" office:value="859" table:style-name="ce7">
            <text:p>859</text:p>
          </table:table-cell>
          <table:table-cell office:value-type="string" office:string-value="блузка с длинным рукавом" table:formula="of:=VLOOKUP([.B3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1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2</text:p>
          </table:table-cell>
          <table:table-cell office:value-type="float" office:value="27" table:style-name="ce5">
            <text:p>27</text:p>
          </table:table-cell>
          <table:table-cell office:value-type="float" office:value="861" table:style-name="ce7">
            <text:p>861</text:p>
          </table:table-cell>
          <table:table-cell office:value-type="string" office:string-value="платье-кимоно" table:formula="of:=VLOOKUP([.B37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41</text:p>
          </table:table-cell>
          <table:table-cell office:value-type="float" office:value="28" table:style-name="ce5">
            <text:p>28</text:p>
          </table:table-cell>
          <table:table-cell office:value-type="float" office:value="862" table:style-name="ce7">
            <text:p>862</text:p>
          </table:table-cell>
          <table:table-cell office:value-type="string" office:string-value="юбка полусолнце" table:formula="of:=VLOOKUP([.B37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3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1</text:p>
          </table:table-cell>
          <table:table-cell office:value-type="float" office:value="55" table:style-name="ce5">
            <text:p>55</text:p>
          </table:table-cell>
          <table:table-cell office:value-type="float" office:value="862" table:style-name="ce7">
            <text:p>862</text:p>
          </table:table-cell>
          <table:table-cell office:value-type="string" office:string-value="платье миди" table:formula="of:=VLOOKUP([.B374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4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6</text:p>
          </table:table-cell>
          <table:table-cell office:value-type="float" office:value="73" table:style-name="ce5">
            <text:p>73</text:p>
          </table:table-cell>
          <table:table-cell office:value-type="float" office:value="863" table:style-name="ce7">
            <text:p>863</text:p>
          </table:table-cell>
          <table:table-cell office:value-type="string" office:string-value="платье-рубашка" table:formula="of:=VLOOKUP([.B37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8</text:p>
          </table:table-cell>
          <table:table-cell office:value-type="float" office:value="113" table:style-name="ce5">
            <text:p>113</text:p>
          </table:table-cell>
          <table:table-cell office:value-type="float" office:value="864" table:style-name="ce7">
            <text:p>864</text:p>
          </table:table-cell>
          <table:table-cell office:value-type="string" office:string-value="платье-кимоно" table:formula="of:=VLOOKUP([.B37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</text:p>
          </table:table-cell>
          <table:table-cell office:value-type="float" office:value="65" table:style-name="ce5">
            <text:p>65</text:p>
          </table:table-cell>
          <table:table-cell office:value-type="float" office:value="864" table:style-name="ce7">
            <text:p>864</text:p>
          </table:table-cell>
          <table:table-cell office:value-type="string" office:string-value="брюки клеш" table:formula="of:=VLOOKUP([.B37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2</text:p>
          </table:table-cell>
          <table:table-cell office:value-type="float" office:value="76" table:style-name="ce5">
            <text:p>7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с запахом" table:formula="of:=VLOOKUP([.B3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8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7</text:p>
          </table:table-cell>
          <table:table-cell office:value-type="float" office:value="106" table:style-name="ce5">
            <text:p>10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полусолнце" table:formula="of:=VLOOKUP([.B37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5</text:p>
          </table:table-cell>
          <table:table-cell office:value-type="float" office:value="61" table:style-name="ce5">
            <text:p>61</text:p>
          </table:table-cell>
          <table:table-cell office:value-type="float" office:value="865" table:style-name="ce7">
            <text:p>865</text:p>
          </table:table-cell>
          <table:table-cell office:value-type="string" office:string-value="платье прямое" table:formula="of:=VLOOKUP([.B38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0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6</text:p>
          </table:table-cell>
          <table:table-cell office:value-type="float" office:value="6" table:style-name="ce5">
            <text:p>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с оборкой" table:formula="of:=VLOOKUP([.B3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6</text:p>
          </table:table-cell>
          <table:table-cell office:value-type="float" office:value="86" table:style-name="ce5">
            <text:p>86</text:p>
          </table:table-cell>
          <table:table-cell office:value-type="float" office:value="866" table:style-name="ce7">
            <text:p>866</text:p>
          </table:table-cell>
          <table:table-cell office:value-type="string" office:string-value="юбка с запахом" table:formula="of:=VLOOKUP([.B38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2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9</text:p>
          </table:table-cell>
          <table:table-cell office:value-type="float" office:value="98" table:style-name="ce5">
            <text:p>98</text:p>
          </table:table-cell>
          <table:table-cell office:value-type="float" office:value="866" table:style-name="ce7">
            <text:p>866</text:p>
          </table:table-cell>
          <table:table-cell office:value-type="string" office:string-value="юбка солнце" table:formula="of:=VLOOKUP([.B38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3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7</text:p>
          </table:table-cell>
          <table:table-cell office:value-type="float" office:value="20" table:style-name="ce5">
            <text:p>20</text:p>
          </table:table-cell>
          <table:table-cell office:value-type="float" office:value="866" table:style-name="ce7">
            <text:p>866</text:p>
          </table:table-cell>
          <table:table-cell office:value-type="string" office:string-value="платье прямое" table:formula="of:=VLOOKUP([.B38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4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8</text:p>
          </table:table-cell>
          <table:table-cell office:value-type="float" office:value="54" table:style-name="ce5">
            <text:p>54</text:p>
          </table:table-cell>
          <table:table-cell office:value-type="float" office:value="867" table:style-name="ce7">
            <text:p>867</text:p>
          </table:table-cell>
          <table:table-cell office:value-type="string" office:string-value="платье макси" table:formula="of:=VLOOKUP([.B3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6</text:p>
          </table:table-cell>
          <table:table-cell office:value-type="float" office:value="36" table:style-name="ce5">
            <text:p>36</text:p>
          </table:table-cell>
          <table:table-cell office:value-type="float" office:value="868" table:style-name="ce7">
            <text:p>868</text:p>
          </table:table-cell>
          <table:table-cell office:value-type="string" office:string-value="блузка с длинным рукавом" table:formula="of:=VLOOKUP([.B3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3</text:p>
          </table:table-cell>
          <table:table-cell office:value-type="float" office:value="88" table:style-name="ce5">
            <text:p>88</text:p>
          </table:table-cell>
          <table:table-cell office:value-type="float" office:value="868" table:style-name="ce7">
            <text:p>868</text:p>
          </table:table-cell>
          <table:table-cell office:value-type="string" office:string-value="брюки прямые" table:formula="of:=VLOOKUP([.B38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2</text:p>
          </table:table-cell>
          <table:table-cell office:value-type="float" office:value="87" table:style-name="ce5">
            <text:p>87</text:p>
          </table:table-cell>
          <table:table-cell office:value-type="float" office:value="868" table:style-name="ce7">
            <text:p>868</text:p>
          </table:table-cell>
          <table:table-cell office:value-type="string" office:string-value="юбка солнце" table:formula="of:=VLOOKUP([.B38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43</text:p>
          </table:table-cell>
          <table:table-cell office:value-type="float" office:value="21" table:style-name="ce5">
            <text:p>21</text:p>
          </table:table-cell>
          <table:table-cell office:value-type="float" office:value="868" table:style-name="ce7">
            <text:p>868</text:p>
          </table:table-cell>
          <table:table-cell office:value-type="string" office:string-value="бриджи" table:formula="of:=VLOOKUP([.B38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4</text:p>
          </table:table-cell>
          <table:table-cell office:value-type="float" office:value="58" table:style-name="ce5">
            <text:p>58</text:p>
          </table:table-cell>
          <table:table-cell office:value-type="float" office:value="869" table:style-name="ce7">
            <text:p>869</text:p>
          </table:table-cell>
          <table:table-cell office:value-type="string" office:string-value="платье-туника" table:formula="of:=VLOOKUP([.B39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0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1</text:p>
          </table:table-cell>
          <table:table-cell office:value-type="float" office:value="69" table:style-name="ce5">
            <text:p>69</text:p>
          </table:table-cell>
          <table:table-cell office:value-type="float" office:value="869" table:style-name="ce7">
            <text:p>869</text:p>
          </table:table-cell>
          <table:table-cell office:value-type="string" office:string-value="юбка полусолнце" table:formula="of:=VLOOKUP([.B39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1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3</text:p>
          </table:table-cell>
          <table:table-cell office:value-type="float" office:value="62" table:style-name="ce5">
            <text:p>62</text:p>
          </table:table-cell>
          <table:table-cell office:value-type="float" office:value="869" table:style-name="ce7">
            <text:p>869</text:p>
          </table:table-cell>
          <table:table-cell office:value-type="string" office:string-value="бриджи" table:formula="of:=VLOOKUP([.B39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2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8</text:p>
          </table:table-cell>
          <table:table-cell office:value-type="float" office:value="75" table:style-name="ce5">
            <text:p>75</text:p>
          </table:table-cell>
          <table:table-cell office:value-type="float" office:value="869" table:style-name="ce7">
            <text:p>869</text:p>
          </table:table-cell>
          <table:table-cell office:value-type="string" office:string-value="брюки клеш" table:formula="of:=VLOOKUP([.B393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41</text:p>
          </table:table-cell>
          <table:table-cell office:value-type="float" office:value="43" table:style-name="ce5">
            <text:p>43</text:p>
          </table:table-cell>
          <table:table-cell office:value-type="float" office:value="870" table:style-name="ce7">
            <text:p>870</text:p>
          </table:table-cell>
          <table:table-cell office:value-type="string" office:string-value="юбка полусолнце" table:formula="of:=VLOOKUP([.B39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871" table:style-name="ce7">
            <text:p>871</text:p>
          </table:table-cell>
          <table:table-cell office:value-type="string" office:string-value="платье прямое" table:formula="of:=VLOOKUP([.B3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5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3</text:p>
          </table:table-cell>
          <table:table-cell office:value-type="float" office:value="20" table:style-name="ce5">
            <text:p>20</text:p>
          </table:table-cell>
          <table:table-cell office:value-type="float" office:value="871" table:style-name="ce7">
            <text:p>871</text:p>
          </table:table-cell>
          <table:table-cell office:value-type="string" office:string-value="юбка солнце" table:formula="of:=VLOOKUP([.B39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6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</text:p>
          </table:table-cell>
          <table:table-cell office:value-type="float" office:value="81" table:style-name="ce5">
            <text:p>81</text:p>
          </table:table-cell>
          <table:table-cell office:value-type="float" office:value="872" table:style-name="ce7">
            <text:p>872</text:p>
          </table:table-cell>
          <table:table-cell office:value-type="string" office:string-value="платье макси" table:formula="of:=VLOOKUP([.B39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7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</text:p>
          </table:table-cell>
          <table:table-cell office:value-type="float" office:value="115" table:style-name="ce5">
            <text:p>115</text:p>
          </table:table-cell>
          <table:table-cell office:value-type="float" office:value="873" table:style-name="ce7">
            <text:p>873</text:p>
          </table:table-cell>
          <table:table-cell office:value-type="string" office:string-value="платье-туника" table:formula="of:=VLOOKUP([.B39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8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0</text:p>
          </table:table-cell>
          <table:table-cell office:value-type="float" office:value="117" table:style-name="ce5">
            <text:p>117</text:p>
          </table:table-cell>
          <table:table-cell office:value-type="float" office:value="874" table:style-name="ce7">
            <text:p>874</text:p>
          </table:table-cell>
          <table:table-cell office:value-type="string" office:string-value="блузка с длинным рукавом" table:formula="of:=VLOOKUP([.B39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1</text:p>
          </table:table-cell>
          <table:table-cell office:value-type="float" office:value="112" table:style-name="ce5">
            <text:p>112</text:p>
          </table:table-cell>
          <table:table-cell office:value-type="float" office:value="874" table:style-name="ce7">
            <text:p>874</text:p>
          </table:table-cell>
          <table:table-cell office:value-type="string" office:string-value="платье с запахом" table:formula="of:=VLOOKUP([.B40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6</text:p>
          </table:table-cell>
          <table:table-cell office:value-type="float" office:value="28" table:style-name="ce5">
            <text:p>28</text:p>
          </table:table-cell>
          <table:table-cell office:value-type="float" office:value="874" table:style-name="ce7">
            <text:p>874</text:p>
          </table:table-cell>
          <table:table-cell office:value-type="string" office:string-value="платье-кимоно" table:formula="of:=VLOOKUP([.B40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1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1</text:p>
          </table:table-cell>
          <table:table-cell office:value-type="float" office:value="84" table:style-name="ce5">
            <text:p>84</text:p>
          </table:table-cell>
          <table:table-cell office:value-type="float" office:value="874" table:style-name="ce7">
            <text:p>874</text:p>
          </table:table-cell>
          <table:table-cell office:value-type="string" office:string-value="брюки зауженные" table:formula="of:=VLOOKUP([.B40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2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</text:p>
          </table:table-cell>
          <table:table-cell office:value-type="float" office:value="63" table:style-name="ce5">
            <text:p>63</text:p>
          </table:table-cell>
          <table:table-cell office:value-type="float" office:value="874" table:style-name="ce7">
            <text:p>874</text:p>
          </table:table-cell>
          <table:table-cell office:value-type="string" office:string-value="брюки прямые" table:formula="of:=VLOOKUP([.B40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</text:p>
          </table:table-cell>
          <table:table-cell office:value-type="float" office:value="33" table:style-name="ce5">
            <text:p>33</text:p>
          </table:table-cell>
          <table:table-cell office:value-type="float" office:value="875" table:style-name="ce7">
            <text:p>875</text:p>
          </table:table-cell>
          <table:table-cell office:value-type="string" office:string-value="капри" table:formula="of:=VLOOKUP([.B40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4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7</text:p>
          </table:table-cell>
          <table:table-cell office:value-type="float" office:value="20" table:style-name="ce5">
            <text:p>20</text:p>
          </table:table-cell>
          <table:table-cell office:value-type="float" office:value="875" table:style-name="ce7">
            <text:p>875</text:p>
          </table:table-cell>
          <table:table-cell office:value-type="string" office:string-value="рубашка" table:formula="of:=VLOOKUP([.B40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5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9</text:p>
          </table:table-cell>
          <table:table-cell office:value-type="float" office:value="57" table:style-name="ce5">
            <text:p>57</text:p>
          </table:table-cell>
          <table:table-cell office:value-type="float" office:value="876" table:style-name="ce7">
            <text:p>876</text:p>
          </table:table-cell>
          <table:table-cell office:value-type="string" office:string-value="брюки прямые" table:formula="of:=VLOOKUP([.B40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6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5</text:p>
          </table:table-cell>
          <table:table-cell office:value-type="float" office:value="54" table:style-name="ce5">
            <text:p>54</text:p>
          </table:table-cell>
          <table:table-cell office:value-type="float" office:value="876" table:style-name="ce7">
            <text:p>876</text:p>
          </table:table-cell>
          <table:table-cell office:value-type="string" office:string-value="юбка со складками" table:formula="of:=VLOOKUP([.B40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9</text:p>
          </table:table-cell>
          <table:table-cell office:value-type="float" office:value="64" table:style-name="ce5">
            <text:p>64</text:p>
          </table:table-cell>
          <table:table-cell office:value-type="float" office:value="877" table:style-name="ce7">
            <text:p>877</text:p>
          </table:table-cell>
          <table:table-cell office:value-type="string" office:string-value="бриджи" table:formula="of:=VLOOKUP([.B4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0</text:p>
          </table:table-cell>
          <table:table-cell office:value-type="float" office:value="73" table:style-name="ce5">
            <text:p>73</text:p>
          </table:table-cell>
          <table:table-cell office:value-type="float" office:value="878" table:style-name="ce7">
            <text:p>878</text:p>
          </table:table-cell>
          <table:table-cell office:value-type="string" office:string-value="платье-кимоно" table:formula="of:=VLOOKUP([.B40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9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8</text:p>
          </table:table-cell>
          <table:table-cell office:value-type="float" office:value="107" table:style-name="ce5">
            <text:p>107</text:p>
          </table:table-cell>
          <table:table-cell office:value-type="float" office:value="878" table:style-name="ce7">
            <text:p>878</text:p>
          </table:table-cell>
          <table:table-cell office:value-type="string" office:string-value="юбка солнце" table:formula="of:=VLOOKUP([.B41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0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6</text:p>
          </table:table-cell>
          <table:table-cell office:value-type="float" office:value="17" table:style-name="ce5">
            <text:p>17</text:p>
          </table:table-cell>
          <table:table-cell office:value-type="float" office:value="879" table:style-name="ce7">
            <text:p>879</text:p>
          </table:table-cell>
          <table:table-cell office:value-type="string" office:string-value="брюки зауженные" table:formula="of:=VLOOKUP([.B41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9</text:p>
          </table:table-cell>
          <table:table-cell office:value-type="float" office:value="120" table:style-name="ce5">
            <text:p>120</text:p>
          </table:table-cell>
          <table:table-cell office:value-type="float" office:value="879" table:style-name="ce7">
            <text:p>879</text:p>
          </table:table-cell>
          <table:table-cell office:value-type="string" office:string-value="рубашка" table:formula="of:=VLOOKUP([.B41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4</text:p>
          </table:table-cell>
          <table:table-cell office:value-type="float" office:value="12" table:style-name="ce5">
            <text:p>12</text:p>
          </table:table-cell>
          <table:table-cell office:value-type="float" office:value="880" table:style-name="ce7">
            <text:p>880</text:p>
          </table:table-cell>
          <table:table-cell office:value-type="string" office:string-value="платье-рубашка" table:formula="of:=VLOOKUP([.B41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43</text:p>
          </table:table-cell>
          <table:table-cell office:value-type="float" office:value="3" table:style-name="ce5">
            <text:p>3</text:p>
          </table:table-cell>
          <table:table-cell office:value-type="float" office:value="880" table:style-name="ce7">
            <text:p>880</text:p>
          </table:table-cell>
          <table:table-cell office:value-type="string" office:string-value="платье-трапеция" table:formula="of:=VLOOKUP([.B41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4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1</text:p>
          </table:table-cell>
          <table:table-cell office:value-type="float" office:value="94" table:style-name="ce5">
            <text:p>94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полусолнце" table:formula="of:=VLOOKUP([.B41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5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1</text:p>
          </table:table-cell>
          <table:table-cell office:value-type="float" office:value="72" table:style-name="ce5">
            <text:p>72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полусолнце" table:formula="of:=VLOOKUP([.B41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6</text:p>
          </table:table-cell>
          <table:table-cell office:value-type="float" office:value="93" table:style-name="ce5">
            <text:p>93</text:p>
          </table:table-cell>
          <table:table-cell office:value-type="float" office:value="881" table:style-name="ce7">
            <text:p>881</text:p>
          </table:table-cell>
          <table:table-cell office:value-type="string" office:string-value="бриджи" table:formula="of:=VLOOKUP([.B4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0</text:p>
          </table:table-cell>
          <table:table-cell office:value-type="float" office:value="49" table:style-name="ce5">
            <text:p>49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солнце" table:formula="of:=VLOOKUP([.B4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8</text:p>
          </table:table-cell>
          <table:table-cell office:value-type="float" office:value="112" table:style-name="ce5">
            <text:p>112</text:p>
          </table:table-cell>
          <table:table-cell office:value-type="float" office:value="881" table:style-name="ce7">
            <text:p>881</text:p>
          </table:table-cell>
          <table:table-cell office:value-type="string" office:string-value="платье ретро" table:formula="of:=VLOOKUP([.B4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9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5</text:p>
          </table:table-cell>
          <table:table-cell office:value-type="float" office:value="10" table:style-name="ce5">
            <text:p>10</text:p>
          </table:table-cell>
          <table:table-cell office:value-type="float" office:value="881" table:style-name="ce7">
            <text:p>881</text:p>
          </table:table-cell>
          <table:table-cell office:value-type="string" office:string-value="рубашка" table:formula="of:=VLOOKUP([.B4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9</text:p>
          </table:table-cell>
          <table:table-cell office:value-type="float" office:value="103" table:style-name="ce5">
            <text:p>103</text:p>
          </table:table-cell>
          <table:table-cell office:value-type="float" office:value="881" table:style-name="ce7">
            <text:p>881</text:p>
          </table:table-cell>
          <table:table-cell office:value-type="string" office:string-value="платье-трапеция" table:formula="of:=VLOOKUP([.B4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1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29</text:p>
          </table:table-cell>
          <table:table-cell office:value-type="float" office:value="18" table:style-name="ce5">
            <text:p>18</text:p>
          </table:table-cell>
          <table:table-cell office:value-type="float" office:value="882" table:style-name="ce7">
            <text:p>882</text:p>
          </table:table-cell>
          <table:table-cell office:value-type="string" office:string-value="рубашка" table:formula="of:=VLOOKUP([.B4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3</text:p>
          </table:table-cell>
          <table:table-cell office:value-type="float" office:value="92" table:style-name="ce5">
            <text:p>92</text:p>
          </table:table-cell>
          <table:table-cell office:value-type="float" office:value="883" table:style-name="ce7">
            <text:p>883</text:p>
          </table:table-cell>
          <table:table-cell office:value-type="string" office:string-value="юбка полусолнце" table:formula="of:=VLOOKUP([.B4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3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</text:p>
          </table:table-cell>
          <table:table-cell office:value-type="float" office:value="72" table:style-name="ce5">
            <text:p>72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-рубашка" table:formula="of:=VLOOKUP([.B424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41</text:p>
          </table:table-cell>
          <table:table-cell office:value-type="float" office:value="93" table:style-name="ce5">
            <text:p>93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-сарафан" table:formula="of:=VLOOKUP([.B42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4</text:p>
          </table:table-cell>
          <table:table-cell office:value-type="float" office:value="27" table:style-name="ce5">
            <text:p>27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 с кокеткой" table:formula="of:=VLOOKUP([.B42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3</text:p>
          </table:table-cell>
          <table:table-cell office:value-type="float" office:value="17" table:style-name="ce5">
            <text:p>17</text:p>
          </table:table-cell>
          <table:table-cell office:value-type="float" office:value="883" table:style-name="ce7">
            <text:p>883</text:p>
          </table:table-cell>
          <table:table-cell office:value-type="string" office:string-value="рубашка" table:formula="of:=VLOOKUP([.B4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7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3</text:p>
          </table:table-cell>
          <table:table-cell office:value-type="float" office:value="118" table:style-name="ce5">
            <text:p>118</text:p>
          </table:table-cell>
          <table:table-cell office:value-type="float" office:value="884" table:style-name="ce7">
            <text:p>884</text:p>
          </table:table-cell>
          <table:table-cell office:value-type="string" office:string-value="платье-сарафан" table:formula="of:=VLOOKUP([.B428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43</text:p>
          </table:table-cell>
          <table:table-cell office:value-type="float" office:value="25" table:style-name="ce5">
            <text:p>25</text:p>
          </table:table-cell>
          <table:table-cell office:value-type="float" office:value="885" table:style-name="ce7">
            <text:p>885</text:p>
          </table:table-cell>
          <table:table-cell office:value-type="string" office:string-value="юбка полусолнце" table:formula="of:=VLOOKUP([.B42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9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0</text:p>
          </table:table-cell>
          <table:table-cell office:value-type="float" office:value="120" table:style-name="ce5">
            <text:p>120</text:p>
          </table:table-cell>
          <table:table-cell office:value-type="float" office:value="885" table:style-name="ce7">
            <text:p>885</text:p>
          </table:table-cell>
          <table:table-cell office:value-type="string" office:string-value="блузка с длинным рукавом" table:formula="of:=VLOOKUP([.B43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6</text:p>
          </table:table-cell>
          <table:table-cell office:value-type="float" office:value="66" table:style-name="ce5">
            <text:p>66</text:p>
          </table:table-cell>
          <table:table-cell office:value-type="float" office:value="885" table:style-name="ce7">
            <text:p>885</text:p>
          </table:table-cell>
          <table:table-cell office:value-type="string" office:string-value="блузка с длинным рукавом" table:formula="of:=VLOOKUP([.B4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2</text:p>
          </table:table-cell>
          <table:table-cell office:value-type="float" office:value="85" table:style-name="ce5">
            <text:p>85</text:p>
          </table:table-cell>
          <table:table-cell office:value-type="float" office:value="885" table:style-name="ce7">
            <text:p>885</text:p>
          </table:table-cell>
          <table:table-cell office:value-type="string" office:string-value="платье макси" table:formula="of:=VLOOKUP([.B43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7</text:p>
          </table:table-cell>
          <table:table-cell office:value-type="float" office:value="106" table:style-name="ce5">
            <text:p>106</text:p>
          </table:table-cell>
          <table:table-cell office:value-type="float" office:value="886" table:style-name="ce7">
            <text:p>886</text:p>
          </table:table-cell>
          <table:table-cell office:value-type="string" office:string-value="юбка полусолнце" table:formula="of:=VLOOKUP([.B4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3</text:p>
          </table:table-cell>
          <table:table-cell office:value-type="float" office:value="6" table:style-name="ce5">
            <text:p>6</text:p>
          </table:table-cell>
          <table:table-cell office:value-type="float" office:value="886" table:style-name="ce7">
            <text:p>886</text:p>
          </table:table-cell>
          <table:table-cell office:value-type="string" office:string-value="юбка со складками" table:formula="of:=VLOOKUP([.B43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3</text:p>
          </table:table-cell>
          <table:table-cell office:value-type="float" office:value="5" table:style-name="ce5">
            <text:p>5</text:p>
          </table:table-cell>
          <table:table-cell office:value-type="float" office:value="886" table:style-name="ce7">
            <text:p>886</text:p>
          </table:table-cell>
          <table:table-cell office:value-type="string" office:string-value="платье-трансформер" table:formula="of:=VLOOKUP([.B43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5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4</text:p>
          </table:table-cell>
          <table:table-cell office:value-type="float" office:value="59" table:style-name="ce5">
            <text:p>59</text:p>
          </table:table-cell>
          <table:table-cell office:value-type="float" office:value="886" table:style-name="ce7">
            <text:p>886</text:p>
          </table:table-cell>
          <table:table-cell office:value-type="string" office:string-value="капри" table:formula="of:=VLOOKUP([.B43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5</text:p>
          </table:table-cell>
          <table:table-cell office:value-type="float" office:value="49" table:style-name="ce5">
            <text:p>49</text:p>
          </table:table-cell>
          <table:table-cell office:value-type="float" office:value="887" table:style-name="ce7">
            <text:p>887</text:p>
          </table:table-cell>
          <table:table-cell office:value-type="string" office:string-value="платье с запахом" table:formula="of:=VLOOKUP([.B43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8</text:p>
          </table:table-cell>
          <table:table-cell office:value-type="float" office:value="87" table:style-name="ce5">
            <text:p>87</text:p>
          </table:table-cell>
          <table:table-cell office:value-type="float" office:value="889" table:style-name="ce7">
            <text:p>889</text:p>
          </table:table-cell>
          <table:table-cell office:value-type="string" office:string-value="юбка с запахом" table:formula="of:=VLOOKUP([.B43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6</text:p>
          </table:table-cell>
          <table:table-cell office:value-type="float" office:value="42" table:style-name="ce5">
            <text:p>42</text:p>
          </table:table-cell>
          <table:table-cell office:value-type="float" office:value="889" table:style-name="ce7">
            <text:p>889</text:p>
          </table:table-cell>
          <table:table-cell office:value-type="string" office:string-value="брюки прямые" table:formula="of:=VLOOKUP([.B43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9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4</text:p>
          </table:table-cell>
          <table:table-cell office:value-type="float" office:value="66" table:style-name="ce5">
            <text:p>66</text:p>
          </table:table-cell>
          <table:table-cell office:value-type="float" office:value="889" table:style-name="ce7">
            <text:p>889</text:p>
          </table:table-cell>
          <table:table-cell office:value-type="string" office:string-value="брюки клеш" table:formula="of:=VLOOKUP([.B4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0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8</text:p>
          </table:table-cell>
          <table:table-cell office:value-type="float" office:value="44" table:style-name="ce5">
            <text:p>44</text:p>
          </table:table-cell>
          <table:table-cell office:value-type="float" office:value="890" table:style-name="ce7">
            <text:p>890</text:p>
          </table:table-cell>
          <table:table-cell office:value-type="string" office:string-value="платье-туника" table:formula="of:=VLOOKUP([.B44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0</text:p>
          </table:table-cell>
          <table:table-cell office:value-type="float" office:value="107" table:style-name="ce5">
            <text:p>107</text:p>
          </table:table-cell>
          <table:table-cell office:value-type="float" office:value="890" table:style-name="ce7">
            <text:p>890</text:p>
          </table:table-cell>
          <table:table-cell office:value-type="string" office:string-value="юбка с запахом" table:formula="of:=VLOOKUP([.B4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2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6</text:p>
          </table:table-cell>
          <table:table-cell office:value-type="float" office:value="1" table:style-name="ce5">
            <text:p>1</text:p>
          </table:table-cell>
          <table:table-cell office:value-type="float" office:value="890" table:style-name="ce7">
            <text:p>890</text:p>
          </table:table-cell>
          <table:table-cell office:value-type="string" office:string-value="рубашка" table:formula="of:=VLOOKUP([.B44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</text:p>
          </table:table-cell>
          <table:table-cell office:value-type="float" office:value="84" table:style-name="ce5">
            <text:p>84</text:p>
          </table:table-cell>
          <table:table-cell office:value-type="float" office:value="891" table:style-name="ce7">
            <text:p>891</text:p>
          </table:table-cell>
          <table:table-cell office:value-type="string" office:string-value="юбка солнце" table:formula="of:=VLOOKUP([.B4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7</text:p>
          </table:table-cell>
          <table:table-cell office:value-type="float" office:value="4" table:style-name="ce5">
            <text:p>4</text:p>
          </table:table-cell>
          <table:table-cell office:value-type="float" office:value="891" table:style-name="ce7">
            <text:p>891</text:p>
          </table:table-cell>
          <table:table-cell office:value-type="string" office:string-value="капри" table:formula="of:=VLOOKUP([.B44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5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1</text:p>
          </table:table-cell>
          <table:table-cell office:value-type="float" office:value="81" table:style-name="ce5">
            <text:p>81</text:p>
          </table:table-cell>
          <table:table-cell office:value-type="float" office:value="891" table:style-name="ce7">
            <text:p>891</text:p>
          </table:table-cell>
          <table:table-cell office:value-type="string" office:string-value="рубашка" table:formula="of:=VLOOKUP([.B4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6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891" table:style-name="ce7">
            <text:p>891</text:p>
          </table:table-cell>
          <table:table-cell office:value-type="string" office:string-value="брюки зауженные" table:formula="of:=VLOOKUP([.B44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7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</text:p>
          </table:table-cell>
          <table:table-cell office:value-type="float" office:value="33" table:style-name="ce5">
            <text:p>33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с кокеткой" table:formula="of:=VLOOKUP([.B448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3</text:p>
          </table:table-cell>
          <table:table-cell office:value-type="float" office:value="83" table:style-name="ce5">
            <text:p>83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миди" table:formula="of:=VLOOKUP([.B4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3</text:p>
          </table:table-cell>
          <table:table-cell office:value-type="float" office:value="37" table:style-name="ce5">
            <text:p>37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прямое" table:formula="of:=VLOOKUP([.B4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0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892" table:style-name="ce7">
            <text:p>892</text:p>
          </table:table-cell>
          <table:table-cell office:value-type="string" office:string-value="брюки зауженные" table:formula="of:=VLOOKUP([.B45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1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9</text:p>
          </table:table-cell>
          <table:table-cell office:value-type="float" office:value="2" table:style-name="ce5">
            <text:p>2</text:p>
          </table:table-cell>
          <table:table-cell office:value-type="float" office:value="893" table:style-name="ce7">
            <text:p>893</text:p>
          </table:table-cell>
          <table:table-cell office:value-type="string" office:string-value="платье с напуском на талии" table:formula="of:=VLOOKUP([.B45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0</text:p>
          </table:table-cell>
          <table:table-cell office:value-type="float" office:value="67" table:style-name="ce5">
            <text:p>67</text:p>
          </table:table-cell>
          <table:table-cell office:value-type="float" office:value="893" table:style-name="ce7">
            <text:p>893</text:p>
          </table:table-cell>
          <table:table-cell office:value-type="string" office:string-value="платье ретро" table:formula="of:=VLOOKUP([.B45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3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4</text:p>
          </table:table-cell>
          <table:table-cell office:value-type="float" office:value="105" table:style-name="ce5">
            <text:p>105</text:p>
          </table:table-cell>
          <table:table-cell office:value-type="float" office:value="894" table:style-name="ce7">
            <text:p>894</text:p>
          </table:table-cell>
          <table:table-cell office:value-type="string" office:string-value="брюки прямые" table:formula="of:=VLOOKUP([.B45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0</text:p>
          </table:table-cell>
          <table:table-cell office:value-type="float" office:value="107" table:style-name="ce5">
            <text:p>107</text:p>
          </table:table-cell>
          <table:table-cell office:value-type="float" office:value="894" table:style-name="ce7">
            <text:p>894</text:p>
          </table:table-cell>
          <table:table-cell office:value-type="string" office:string-value="юбка с оборкой" table:formula="of:=VLOOKUP([.B4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8</text:p>
          </table:table-cell>
          <table:table-cell office:value-type="float" office:value="32" table:style-name="ce5">
            <text:p>32</text:p>
          </table:table-cell>
          <table:table-cell office:value-type="float" office:value="896" table:style-name="ce7">
            <text:p>896</text:p>
          </table:table-cell>
          <table:table-cell office:value-type="string" office:string-value="юбка с оборкой" table:formula="of:=VLOOKUP([.B45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6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9</text:p>
          </table:table-cell>
          <table:table-cell office:value-type="float" office:value="2" table:style-name="ce5">
            <text:p>2</text:p>
          </table:table-cell>
          <table:table-cell office:value-type="float" office:value="898" table:style-name="ce7">
            <text:p>898</text:p>
          </table:table-cell>
          <table:table-cell office:value-type="string" office:string-value="юбка с оборкой" table:formula="of:=VLOOKUP([.B4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0</text:p>
          </table:table-cell>
          <table:table-cell office:value-type="float" office:value="88" table:style-name="ce5">
            <text:p>88</text:p>
          </table:table-cell>
          <table:table-cell office:value-type="float" office:value="898" table:style-name="ce7">
            <text:p>898</text:p>
          </table:table-cell>
          <table:table-cell office:value-type="string" office:string-value="брюки прямые" table:formula="of:=VLOOKUP([.B45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8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2</text:p>
          </table:table-cell>
          <table:table-cell office:value-type="float" office:value="52" table:style-name="ce5">
            <text:p>52</text:p>
          </table:table-cell>
          <table:table-cell office:value-type="float" office:value="898" table:style-name="ce7">
            <text:p>898</text:p>
          </table:table-cell>
          <table:table-cell office:value-type="string" office:string-value="капри" table:formula="of:=VLOOKUP([.B45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43</text:p>
          </table:table-cell>
          <table:table-cell office:value-type="float" office:value="51" table:style-name="ce5">
            <text:p>51</text:p>
          </table:table-cell>
          <table:table-cell office:value-type="float" office:value="899" table:style-name="ce7">
            <text:p>899</text:p>
          </table:table-cell>
          <table:table-cell office:value-type="string" office:string-value="платье миди" table:formula="of:=VLOOKUP([.B4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2</text:p>
          </table:table-cell>
          <table:table-cell office:value-type="float" office:value="99" table:style-name="ce5">
            <text:p>99</text:p>
          </table:table-cell>
          <table:table-cell office:value-type="float" office:value="899" table:style-name="ce7">
            <text:p>899</text:p>
          </table:table-cell>
          <table:table-cell office:value-type="string" office:string-value="блузка с длинным рукавом" table:formula="of:=VLOOKUP([.B4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1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8</text:p>
          </table:table-cell>
          <table:table-cell office:value-type="float" office:value="102" table:style-name="ce5">
            <text:p>102</text:p>
          </table:table-cell>
          <table:table-cell office:value-type="float" office:value="899" table:style-name="ce7">
            <text:p>899</text:p>
          </table:table-cell>
          <table:table-cell office:value-type="string" office:string-value="блузка с длинным рукавом" table:formula="of:=VLOOKUP([.B4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6</text:p>
          </table:table-cell>
          <table:table-cell office:value-type="float" office:value="28" table:style-name="ce5">
            <text:p>28</text:p>
          </table:table-cell>
          <table:table-cell office:value-type="float" office:value="899" table:style-name="ce7">
            <text:p>899</text:p>
          </table:table-cell>
          <table:table-cell office:value-type="string" office:string-value="платье с кокеткой" table:formula="of:=VLOOKUP([.B46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3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8</text:p>
          </table:table-cell>
          <table:table-cell office:value-type="float" office:value="10" table:style-name="ce5">
            <text:p>10</text:p>
          </table:table-cell>
          <table:table-cell office:value-type="float" office:value="899" table:style-name="ce7">
            <text:p>899</text:p>
          </table:table-cell>
          <table:table-cell office:value-type="string" office:string-value="брюки зауженные" table:formula="of:=VLOOKUP([.B46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</text:p>
          </table:table-cell>
          <table:table-cell office:value-type="float" office:value="101" table:style-name="ce5">
            <text:p>101</text:p>
          </table:table-cell>
          <table:table-cell office:value-type="float" office:value="901" table:style-name="ce7">
            <text:p>901</text:p>
          </table:table-cell>
          <table:table-cell office:value-type="string" office:string-value="капри" table:formula="of:=VLOOKUP([.B46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5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3</text:p>
          </table:table-cell>
          <table:table-cell office:value-type="float" office:value="74" table:style-name="ce5">
            <text:p>74</text:p>
          </table:table-cell>
          <table:table-cell office:value-type="float" office:value="902" table:style-name="ce7">
            <text:p>902</text:p>
          </table:table-cell>
          <table:table-cell office:value-type="string" office:string-value="капри" table:formula="of:=VLOOKUP([.B46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9</text:p>
          </table:table-cell>
          <table:table-cell office:value-type="float" office:value="68" table:style-name="ce5">
            <text:p>68</text:p>
          </table:table-cell>
          <table:table-cell office:value-type="float" office:value="902" table:style-name="ce7">
            <text:p>902</text:p>
          </table:table-cell>
          <table:table-cell office:value-type="string" office:string-value="платье с напуском на талии" table:formula="of:=VLOOKUP([.B46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7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8</text:p>
          </table:table-cell>
          <table:table-cell office:value-type="float" office:value="65" table:style-name="ce5">
            <text:p>65</text:p>
          </table:table-cell>
          <table:table-cell office:value-type="float" office:value="902" table:style-name="ce7">
            <text:p>902</text:p>
          </table:table-cell>
          <table:table-cell office:value-type="string" office:string-value="бермуды" table:formula="of:=VLOOKUP([.B46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7</text:p>
          </table:table-cell>
          <table:table-cell office:value-type="float" office:value="19" table:style-name="ce5">
            <text:p>19</text:p>
          </table:table-cell>
          <table:table-cell office:value-type="float" office:value="903" table:style-name="ce7">
            <text:p>903</text:p>
          </table:table-cell>
          <table:table-cell office:value-type="string" office:string-value="платье миди" table:formula="of:=VLOOKUP([.B4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9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5</text:p>
          </table:table-cell>
          <table:table-cell office:value-type="float" office:value="64" table:style-name="ce5">
            <text:p>64</text:p>
          </table:table-cell>
          <table:table-cell office:value-type="float" office:value="904" table:style-name="ce7">
            <text:p>904</text:p>
          </table:table-cell>
          <table:table-cell office:value-type="string" office:string-value="юбка солнце" table:formula="of:=VLOOKUP([.B47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0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4</text:p>
          </table:table-cell>
          <table:table-cell office:value-type="float" office:value="82" table:style-name="ce5">
            <text:p>82</text:p>
          </table:table-cell>
          <table:table-cell office:value-type="float" office:value="905" table:style-name="ce7">
            <text:p>905</text:p>
          </table:table-cell>
          <table:table-cell office:value-type="string" office:string-value="платье прямое" table:formula="of:=VLOOKUP([.B47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1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9</text:p>
          </table:table-cell>
          <table:table-cell office:value-type="float" office:value="31" table:style-name="ce5">
            <text:p>31</text:p>
          </table:table-cell>
          <table:table-cell office:value-type="float" office:value="905" table:style-name="ce7">
            <text:p>905</text:p>
          </table:table-cell>
          <table:table-cell office:value-type="string" office:string-value="брюки прямые" table:formula="of:=VLOOKUP([.B47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5</text:p>
          </table:table-cell>
          <table:table-cell office:value-type="float" office:value="57" table:style-name="ce5">
            <text:p>57</text:p>
          </table:table-cell>
          <table:table-cell office:value-type="float" office:value="905" table:style-name="ce7">
            <text:p>905</text:p>
          </table:table-cell>
          <table:table-cell office:value-type="string" office:string-value="юбка с оборкой" table:formula="of:=VLOOKUP([.B4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1</text:p>
          </table:table-cell>
          <table:table-cell office:value-type="float" office:value="18" table:style-name="ce5">
            <text:p>18</text:p>
          </table:table-cell>
          <table:table-cell office:value-type="float" office:value="906" table:style-name="ce7">
            <text:p>906</text:p>
          </table:table-cell>
          <table:table-cell office:value-type="string" office:string-value="юбка полусолнце" table:formula="of:=VLOOKUP([.B47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5</text:p>
          </table:table-cell>
          <table:table-cell office:value-type="float" office:value="108" table:style-name="ce5">
            <text:p>108</text:p>
          </table:table-cell>
          <table:table-cell office:value-type="float" office:value="906" table:style-name="ce7">
            <text:p>906</text:p>
          </table:table-cell>
          <table:table-cell office:value-type="string" office:string-value="юбка солнце" table:formula="of:=VLOOKUP([.B47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5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5</text:p>
          </table:table-cell>
          <table:table-cell office:value-type="float" office:value="78" table:style-name="ce5">
            <text:p>78</text:p>
          </table:table-cell>
          <table:table-cell office:value-type="float" office:value="906" table:style-name="ce7">
            <text:p>906</text:p>
          </table:table-cell>
          <table:table-cell office:value-type="string" office:string-value="платье-трансформер" table:formula="of:=VLOOKUP([.B476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6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1</text:p>
          </table:table-cell>
          <table:table-cell office:value-type="float" office:value="58" table:style-name="ce5">
            <text:p>58</text:p>
          </table:table-cell>
          <table:table-cell office:value-type="float" office:value="907" table:style-name="ce7">
            <text:p>907</text:p>
          </table:table-cell>
          <table:table-cell office:value-type="string" office:string-value="юбка со складками" table:formula="of:=VLOOKUP([.B47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9</text:p>
          </table:table-cell>
          <table:table-cell office:value-type="float" office:value="38" table:style-name="ce5">
            <text:p>38</text:p>
          </table:table-cell>
          <table:table-cell office:value-type="float" office:value="907" table:style-name="ce7">
            <text:p>907</text:p>
          </table:table-cell>
          <table:table-cell office:value-type="string" office:string-value="юбка со складками" table:formula="of:=VLOOKUP([.B47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8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9</text:p>
          </table:table-cell>
          <table:table-cell office:value-type="float" office:value="13" table:style-name="ce5">
            <text:p>13</text:p>
          </table:table-cell>
          <table:table-cell office:value-type="float" office:value="907" table:style-name="ce7">
            <text:p>907</text:p>
          </table:table-cell>
          <table:table-cell office:value-type="string" office:string-value="платье с запахом" table:formula="of:=VLOOKUP([.B47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908" table:style-name="ce7">
            <text:p>908</text:p>
          </table:table-cell>
          <table:table-cell office:value-type="string" office:string-value="юбка полусолнце" table:formula="of:=VLOOKUP([.B48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0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2</text:p>
          </table:table-cell>
          <table:table-cell office:value-type="float" office:value="28" table:style-name="ce5">
            <text:p>28</text:p>
          </table:table-cell>
          <table:table-cell office:value-type="float" office:value="908" table:style-name="ce7">
            <text:p>908</text:p>
          </table:table-cell>
          <table:table-cell office:value-type="string" office:string-value="юбка с оборкой" table:formula="of:=VLOOKUP([.B4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1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0</text:p>
          </table:table-cell>
          <table:table-cell office:value-type="float" office:value="119" table:style-name="ce5">
            <text:p>119</text:p>
          </table:table-cell>
          <table:table-cell office:value-type="float" office:value="910" table:style-name="ce7">
            <text:p>910</text:p>
          </table:table-cell>
          <table:table-cell office:value-type="string" office:string-value="платье-халат" table:formula="of:=VLOOKUP([.B482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5</text:p>
          </table:table-cell>
          <table:table-cell office:value-type="float" office:value="2" table:style-name="ce5">
            <text:p>2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 с кокеткой" table:formula="of:=VLOOKUP([.B48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7</text:p>
          </table:table-cell>
          <table:table-cell office:value-type="float" office:value="46" table:style-name="ce5">
            <text:p>46</text:p>
          </table:table-cell>
          <table:table-cell office:value-type="float" office:value="911" table:style-name="ce7">
            <text:p>911</text:p>
          </table:table-cell>
          <table:table-cell office:value-type="string" office:string-value="юбка солнце" table:formula="of:=VLOOKUP([.B48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7</text:p>
          </table:table-cell>
          <table:table-cell office:value-type="float" office:value="104" table:style-name="ce5">
            <text:p>104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-трансформер" table:formula="of:=VLOOKUP([.B48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5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1</text:p>
          </table:table-cell>
          <table:table-cell office:value-type="float" office:value="32" table:style-name="ce5">
            <text:p>32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-трапеция" table:formula="of:=VLOOKUP([.B486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7</text:p>
          </table:table-cell>
          <table:table-cell office:value-type="float" office:value="116" table:style-name="ce5">
            <text:p>116</text:p>
          </table:table-cell>
          <table:table-cell office:value-type="float" office:value="913" table:style-name="ce7">
            <text:p>913</text:p>
          </table:table-cell>
          <table:table-cell office:value-type="string" office:string-value="платье-жилет" table:formula="of:=VLOOKUP([.B48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4</text:p>
          </table:table-cell>
          <table:table-cell office:value-type="float" office:value="32" table:style-name="ce5">
            <text:p>32</text:p>
          </table:table-cell>
          <table:table-cell office:value-type="float" office:value="914" table:style-name="ce7">
            <text:p>914</text:p>
          </table:table-cell>
          <table:table-cell office:value-type="string" office:string-value="юбка с запахом" table:formula="of:=VLOOKUP([.B48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8</text:p>
          </table:table-cell>
          <table:table-cell office:value-type="float" office:value="57" table:style-name="ce5">
            <text:p>57</text:p>
          </table:table-cell>
          <table:table-cell office:value-type="float" office:value="915" table:style-name="ce7">
            <text:p>915</text:p>
          </table:table-cell>
          <table:table-cell office:value-type="string" office:string-value="брюки прямые" table:formula="of:=VLOOKUP([.B4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6</text:p>
          </table:table-cell>
          <table:table-cell office:value-type="float" office:value="58" table:style-name="ce5">
            <text:p>58</text:p>
          </table:table-cell>
          <table:table-cell office:value-type="float" office:value="916" table:style-name="ce7">
            <text:p>916</text:p>
          </table:table-cell>
          <table:table-cell office:value-type="string" office:string-value="юбка с запахом" table:formula="of:=VLOOKUP([.B49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0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43</text:p>
          </table:table-cell>
          <table:table-cell office:value-type="float" office:value="74" table:style-name="ce5">
            <text:p>74</text:p>
          </table:table-cell>
          <table:table-cell office:value-type="float" office:value="916" table:style-name="ce7">
            <text:p>916</text:p>
          </table:table-cell>
          <table:table-cell office:value-type="string" office:string-value="рубашка" table:formula="of:=VLOOKUP([.B4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8</text:p>
          </table:table-cell>
          <table:table-cell office:value-type="float" office:value="47" table:style-name="ce5">
            <text:p>47</text:p>
          </table:table-cell>
          <table:table-cell office:value-type="float" office:value="917" table:style-name="ce7">
            <text:p>917</text:p>
          </table:table-cell>
          <table:table-cell office:value-type="string" office:string-value="юбка с запахом" table:formula="of:=VLOOKUP([.B49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3</text:p>
          </table:table-cell>
          <table:table-cell office:value-type="float" office:value="19" table:style-name="ce5">
            <text:p>19</text:p>
          </table:table-cell>
          <table:table-cell office:value-type="float" office:value="917" table:style-name="ce7">
            <text:p>917</text:p>
          </table:table-cell>
          <table:table-cell office:value-type="string" office:string-value="юбка со складками" table:formula="of:=VLOOKUP([.B49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3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6</text:p>
          </table:table-cell>
          <table:table-cell office:value-type="float" office:value="61" table:style-name="ce5">
            <text:p>61</text:p>
          </table:table-cell>
          <table:table-cell office:value-type="float" office:value="918" table:style-name="ce7">
            <text:p>918</text:p>
          </table:table-cell>
          <table:table-cell office:value-type="string" office:string-value="юбка с запахом" table:formula="of:=VLOOKUP([.B494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9</text:p>
          </table:table-cell>
          <table:table-cell office:value-type="float" office:value="8" table:style-name="ce5">
            <text:p>8</text:p>
          </table:table-cell>
          <table:table-cell office:value-type="float" office:value="919" table:style-name="ce7">
            <text:p>919</text:p>
          </table:table-cell>
          <table:table-cell office:value-type="string" office:string-value="юбка солнце" table:formula="of:=VLOOKUP([.B49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0</text:p>
          </table:table-cell>
          <table:table-cell office:value-type="float" office:value="5" table:style-name="ce5">
            <text:p>5</text:p>
          </table:table-cell>
          <table:table-cell office:value-type="float" office:value="919" table:style-name="ce7">
            <text:p>919</text:p>
          </table:table-cell>
          <table:table-cell office:value-type="string" office:string-value="платье-кимоно" table:formula="of:=VLOOKUP([.B49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6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4</text:p>
          </table:table-cell>
          <table:table-cell office:value-type="float" office:value="73" table:style-name="ce5">
            <text:p>73</text:p>
          </table:table-cell>
          <table:table-cell office:value-type="float" office:value="919" table:style-name="ce7">
            <text:p>919</text:p>
          </table:table-cell>
          <table:table-cell office:value-type="string" office:string-value="блузка с длинным рукавом" table:formula="of:=VLOOKUP([.B497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7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919" table:style-name="ce7">
            <text:p>919</text:p>
          </table:table-cell>
          <table:table-cell office:value-type="string" office:string-value="платье-трапеция" table:formula="of:=VLOOKUP([.B49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5</text:p>
          </table:table-cell>
          <table:table-cell office:value-type="float" office:value="82" table:style-name="ce5">
            <text:p>82</text:p>
          </table:table-cell>
          <table:table-cell office:value-type="float" office:value="920" table:style-name="ce7">
            <text:p>920</text:p>
          </table:table-cell>
          <table:table-cell office:value-type="string" office:string-value="юбка солнце" table:formula="of:=VLOOKUP([.B4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9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5</text:p>
          </table:table-cell>
          <table:table-cell office:value-type="float" office:value="55" table:style-name="ce5">
            <text:p>55</text:p>
          </table:table-cell>
          <table:table-cell office:value-type="float" office:value="921" table:style-name="ce7">
            <text:p>921</text:p>
          </table:table-cell>
          <table:table-cell office:value-type="string" office:string-value="капри" table:formula="of:=VLOOKUP([.B50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2</text:p>
          </table:table-cell>
          <table:table-cell office:value-type="float" office:value="105" table:style-name="ce5">
            <text:p>105</text:p>
          </table:table-cell>
          <table:table-cell office:value-type="float" office:value="922" table:style-name="ce7">
            <text:p>922</text:p>
          </table:table-cell>
          <table:table-cell office:value-type="string" office:string-value="блузка с длинным рукавом" table:formula="of:=VLOOKUP([.B50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1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2</text:p>
          </table:table-cell>
          <table:table-cell office:value-type="float" office:value="116" table:style-name="ce5">
            <text:p>116</text:p>
          </table:table-cell>
          <table:table-cell office:value-type="float" office:value="922" table:style-name="ce7">
            <text:p>922</text:p>
          </table:table-cell>
          <table:table-cell office:value-type="string" office:string-value="бриджи" table:formula="of:=VLOOKUP([.B5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1</text:p>
          </table:table-cell>
          <table:table-cell office:value-type="float" office:value="49" table:style-name="ce5">
            <text:p>49</text:p>
          </table:table-cell>
          <table:table-cell office:value-type="float" office:value="922" table:style-name="ce7">
            <text:p>922</text:p>
          </table:table-cell>
          <table:table-cell office:value-type="string" office:string-value="капри" table:formula="of:=VLOOKUP([.B50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1</text:p>
          </table:table-cell>
          <table:table-cell office:value-type="float" office:value="79" table:style-name="ce5">
            <text:p>79</text:p>
          </table:table-cell>
          <table:table-cell office:value-type="float" office:value="922" table:style-name="ce7">
            <text:p>922</text:p>
          </table:table-cell>
          <table:table-cell office:value-type="string" office:string-value="платье-сарафан" table:formula="of:=VLOOKUP([.B5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4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43</text:p>
          </table:table-cell>
          <table:table-cell office:value-type="float" office:value="15" table:style-name="ce5">
            <text:p>15</text:p>
          </table:table-cell>
          <table:table-cell office:value-type="float" office:value="923" table:style-name="ce7">
            <text:p>923</text:p>
          </table:table-cell>
          <table:table-cell office:value-type="string" office:string-value="платье с кокеткой" table:formula="of:=VLOOKUP([.B5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5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5</text:p>
          </table:table-cell>
          <table:table-cell office:value-type="float" office:value="91" table:style-name="ce5">
            <text:p>91</text:p>
          </table:table-cell>
          <table:table-cell office:value-type="float" office:value="923" table:style-name="ce7">
            <text:p>923</text:p>
          </table:table-cell>
          <table:table-cell office:value-type="string" office:string-value="юбка с оборкой" table:formula="of:=VLOOKUP([.B50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6</text:p>
          </table:table-cell>
          <table:table-cell office:value-type="float" office:value="35" table:style-name="ce5">
            <text:p>35</text:p>
          </table:table-cell>
          <table:table-cell office:value-type="float" office:value="925" table:style-name="ce7">
            <text:p>925</text:p>
          </table:table-cell>
          <table:table-cell office:value-type="string" office:string-value="юбка с запахом" table:formula="of:=VLOOKUP([.B50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2</text:p>
          </table:table-cell>
          <table:table-cell office:value-type="float" office:value="40" table:style-name="ce5">
            <text:p>40</text:p>
          </table:table-cell>
          <table:table-cell office:value-type="float" office:value="925" table:style-name="ce7">
            <text:p>925</text:p>
          </table:table-cell>
          <table:table-cell office:value-type="string" office:string-value="бриджи" table:formula="of:=VLOOKUP([.B5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0</text:p>
          </table:table-cell>
          <table:table-cell office:value-type="float" office:value="97" table:style-name="ce5">
            <text:p>97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-рубашка" table:formula="of:=VLOOKUP([.B50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9</text:p>
          </table:table-cell>
          <table:table-cell office:value-type="float" office:value="109" table:style-name="ce5">
            <text:p>109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 с запахом" table:formula="of:=VLOOKUP([.B51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4</text:p>
          </table:table-cell>
          <table:table-cell office:value-type="float" office:value="4" table:style-name="ce5">
            <text:p>4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-халат" table:formula="of:=VLOOKUP([.B51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1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9</text:p>
          </table:table-cell>
          <table:table-cell office:value-type="float" office:value="79" table:style-name="ce5">
            <text:p>79</text:p>
          </table:table-cell>
          <table:table-cell office:value-type="float" office:value="926" table:style-name="ce7">
            <text:p>926</text:p>
          </table:table-cell>
          <table:table-cell office:value-type="string" office:string-value="юбка полусолнце" table:formula="of:=VLOOKUP([.B5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2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0</text:p>
          </table:table-cell>
          <table:table-cell office:value-type="float" office:value="17" table:style-name="ce5">
            <text:p>17</text:p>
          </table:table-cell>
          <table:table-cell office:value-type="float" office:value="926" table:style-name="ce7">
            <text:p>926</text:p>
          </table:table-cell>
          <table:table-cell office:value-type="string" office:string-value="юбка с запахом" table:formula="of:=VLOOKUP([.B51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3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</text:p>
          </table:table-cell>
          <table:table-cell office:value-type="float" office:value="100" table:style-name="ce5">
            <text:p>100</text:p>
          </table:table-cell>
          <table:table-cell office:value-type="float" office:value="926" table:style-name="ce7">
            <text:p>926</text:p>
          </table:table-cell>
          <table:table-cell office:value-type="string" office:string-value="бриджи" table:formula="of:=VLOOKUP([.B51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7</text:p>
          </table:table-cell>
          <table:table-cell office:value-type="float" office:value="39" table:style-name="ce5">
            <text:p>39</text:p>
          </table:table-cell>
          <table:table-cell office:value-type="float" office:value="927" table:style-name="ce7">
            <text:p>927</text:p>
          </table:table-cell>
          <table:table-cell office:value-type="string" office:string-value="юбка солнце" table:formula="of:=VLOOKUP([.B51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5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3</text:p>
          </table:table-cell>
          <table:table-cell office:value-type="float" office:value="44" table:style-name="ce5">
            <text:p>44</text:p>
          </table:table-cell>
          <table:table-cell office:value-type="float" office:value="927" table:style-name="ce7">
            <text:p>927</text:p>
          </table:table-cell>
          <table:table-cell office:value-type="string" office:string-value="брюки прямые" table:formula="of:=VLOOKUP([.B51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6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</text:p>
          </table:table-cell>
          <table:table-cell office:value-type="float" office:value="29" table:style-name="ce5">
            <text:p>29</text:p>
          </table:table-cell>
          <table:table-cell office:value-type="float" office:value="928" table:style-name="ce7">
            <text:p>928</text:p>
          </table:table-cell>
          <table:table-cell office:value-type="string" office:string-value="юбка с запахом" table:formula="of:=VLOOKUP([.B51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41</text:p>
          </table:table-cell>
          <table:table-cell office:value-type="float" office:value="98" table:style-name="ce5">
            <text:p>98</text:p>
          </table:table-cell>
          <table:table-cell office:value-type="float" office:value="928" table:style-name="ce7">
            <text:p>928</text:p>
          </table:table-cell>
          <table:table-cell office:value-type="string" office:string-value="капри" table:formula="of:=VLOOKUP([.B51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4</text:p>
          </table:table-cell>
          <table:table-cell office:value-type="float" office:value="59" table:style-name="ce5">
            <text:p>59</text:p>
          </table:table-cell>
          <table:table-cell office:value-type="float" office:value="929" table:style-name="ce7">
            <text:p>929</text:p>
          </table:table-cell>
          <table:table-cell office:value-type="string" office:string-value="платье макси" table:formula="of:=VLOOKUP([.B51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9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7</text:p>
          </table:table-cell>
          <table:table-cell office:value-type="float" office:value="60" table:style-name="ce5">
            <text:p>60</text:p>
          </table:table-cell>
          <table:table-cell office:value-type="float" office:value="929" table:style-name="ce7">
            <text:p>929</text:p>
          </table:table-cell>
          <table:table-cell office:value-type="string" office:string-value="рубашка" table:formula="of:=VLOOKUP([.B5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0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5</text:p>
          </table:table-cell>
          <table:table-cell office:value-type="float" office:value="59" table:style-name="ce5">
            <text:p>59</text:p>
          </table:table-cell>
          <table:table-cell office:value-type="float" office:value="930" table:style-name="ce7">
            <text:p>930</text:p>
          </table:table-cell>
          <table:table-cell office:value-type="string" office:string-value="капри" table:formula="of:=VLOOKUP([.B52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</text:p>
          </table:table-cell>
          <table:table-cell office:value-type="float" office:value="23" table:style-name="ce5">
            <text:p>23</text:p>
          </table:table-cell>
          <table:table-cell office:value-type="float" office:value="931" table:style-name="ce7">
            <text:p>931</text:p>
          </table:table-cell>
          <table:table-cell office:value-type="string" office:string-value="юбка солнце" table:formula="of:=VLOOKUP([.B52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6</text:p>
          </table:table-cell>
          <table:table-cell office:value-type="float" office:value="37" table:style-name="ce5">
            <text:p>37</text:p>
          </table:table-cell>
          <table:table-cell office:value-type="float" office:value="931" table:style-name="ce7">
            <text:p>931</text:p>
          </table:table-cell>
          <table:table-cell office:value-type="string" office:string-value="платье с кокеткой" table:formula="of:=VLOOKUP([.B52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3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3</text:p>
          </table:table-cell>
          <table:table-cell office:value-type="float" office:value="35" table:style-name="ce5">
            <text:p>35</text:p>
          </table:table-cell>
          <table:table-cell office:value-type="float" office:value="932" table:style-name="ce7">
            <text:p>932</text:p>
          </table:table-cell>
          <table:table-cell office:value-type="string" office:string-value="юбка полусолнце" table:formula="of:=VLOOKUP([.B52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4</text:p>
          </table:table-cell>
          <table:table-cell office:value-type="float" office:value="117" table:style-name="ce5">
            <text:p>117</text:p>
          </table:table-cell>
          <table:table-cell office:value-type="float" office:value="933" table:style-name="ce7">
            <text:p>933</text:p>
          </table:table-cell>
          <table:table-cell office:value-type="string" office:string-value="платье с кокеткой" table:formula="of:=VLOOKUP([.B5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5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43</text:p>
          </table:table-cell>
          <table:table-cell office:value-type="float" office:value="23" table:style-name="ce5">
            <text:p>23</text:p>
          </table:table-cell>
          <table:table-cell office:value-type="float" office:value="933" table:style-name="ce7">
            <text:p>933</text:p>
          </table:table-cell>
          <table:table-cell office:value-type="string" office:string-value="юбка с оборкой" table:formula="of:=VLOOKUP([.B52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6</text:p>
          </table:table-cell>
          <table:table-cell office:value-type="float" office:value="111" table:style-name="ce5">
            <text:p>111</text:p>
          </table:table-cell>
          <table:table-cell office:value-type="float" office:value="933" table:style-name="ce7">
            <text:p>933</text:p>
          </table:table-cell>
          <table:table-cell office:value-type="string" office:string-value="брюки клеш" table:formula="of:=VLOOKUP([.B52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7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5</text:p>
          </table:table-cell>
          <table:table-cell office:value-type="float" office:value="95" table:style-name="ce5">
            <text:p>95</text:p>
          </table:table-cell>
          <table:table-cell office:value-type="float" office:value="934" table:style-name="ce7">
            <text:p>934</text:p>
          </table:table-cell>
          <table:table-cell office:value-type="string" office:string-value="брюки прямые" table:formula="of:=VLOOKUP([.B52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</text:p>
          </table:table-cell>
          <table:table-cell office:value-type="float" office:value="44" table:style-name="ce5">
            <text:p>44</text:p>
          </table:table-cell>
          <table:table-cell office:value-type="float" office:value="935" table:style-name="ce7">
            <text:p>935</text:p>
          </table:table-cell>
          <table:table-cell office:value-type="string" office:string-value="платье-рубашка" table:formula="of:=VLOOKUP([.B52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9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0</text:p>
          </table:table-cell>
          <table:table-cell office:value-type="float" office:value="80" table:style-name="ce5">
            <text:p>80</text:p>
          </table:table-cell>
          <table:table-cell office:value-type="float" office:value="936" table:style-name="ce7">
            <text:p>936</text:p>
          </table:table-cell>
          <table:table-cell office:value-type="string" office:string-value="юбка с запахом" table:formula="of:=VLOOKUP([.B5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9</text:p>
          </table:table-cell>
          <table:table-cell office:value-type="float" office:value="86" table:style-name="ce5">
            <text:p>86</text:p>
          </table:table-cell>
          <table:table-cell office:value-type="float" office:value="936" table:style-name="ce7">
            <text:p>936</text:p>
          </table:table-cell>
          <table:table-cell office:value-type="string" office:string-value="платье прямое" table:formula="of:=VLOOKUP([.B5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2</text:p>
          </table:table-cell>
          <table:table-cell office:value-type="float" office:value="8" table:style-name="ce5">
            <text:p>8</text:p>
          </table:table-cell>
          <table:table-cell office:value-type="float" office:value="937" table:style-name="ce7">
            <text:p>937</text:p>
          </table:table-cell>
          <table:table-cell office:value-type="string" office:string-value="юбка с запахом" table:formula="of:=VLOOKUP([.B53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7</text:p>
          </table:table-cell>
          <table:table-cell office:value-type="float" office:value="107" table:style-name="ce5">
            <text:p>107</text:p>
          </table:table-cell>
          <table:table-cell office:value-type="float" office:value="937" table:style-name="ce7">
            <text:p>937</text:p>
          </table:table-cell>
          <table:table-cell office:value-type="string" office:string-value="платье миди" table:formula="of:=VLOOKUP([.B53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3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4</text:p>
          </table:table-cell>
          <table:table-cell office:value-type="float" office:value="23" table:style-name="ce5">
            <text:p>23</text:p>
          </table:table-cell>
          <table:table-cell office:value-type="float" office:value="937" table:style-name="ce7">
            <text:p>937</text:p>
          </table:table-cell>
          <table:table-cell office:value-type="string" office:string-value="брюки клеш" table:formula="of:=VLOOKUP([.B534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2</text:p>
          </table:table-cell>
          <table:table-cell office:value-type="float" office:value="114" table:style-name="ce5">
            <text:p>114</text:p>
          </table:table-cell>
          <table:table-cell office:value-type="float" office:value="938" table:style-name="ce7">
            <text:p>938</text:p>
          </table:table-cell>
          <table:table-cell office:value-type="string" office:string-value="платье-халат" table:formula="of:=VLOOKUP([.B53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5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1</text:p>
          </table:table-cell>
          <table:table-cell office:value-type="float" office:value="92" table:style-name="ce5">
            <text:p>92</text:p>
          </table:table-cell>
          <table:table-cell office:value-type="float" office:value="938" table:style-name="ce7">
            <text:p>938</text:p>
          </table:table-cell>
          <table:table-cell office:value-type="string" office:string-value="рубашка" table:formula="of:=VLOOKUP([.B53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6</text:p>
          </table:table-cell>
          <table:table-cell office:value-type="float" office:value="16" table:style-name="ce5">
            <text:p>16</text:p>
          </table:table-cell>
          <table:table-cell office:value-type="float" office:value="939" table:style-name="ce7">
            <text:p>939</text:p>
          </table:table-cell>
          <table:table-cell office:value-type="string" office:string-value="брюки клеш" table:formula="of:=VLOOKUP([.B53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41</text:p>
          </table:table-cell>
          <table:table-cell office:value-type="float" office:value="102" table:style-name="ce5">
            <text:p>102</text:p>
          </table:table-cell>
          <table:table-cell office:value-type="float" office:value="940" table:style-name="ce7">
            <text:p>940</text:p>
          </table:table-cell>
          <table:table-cell office:value-type="string" office:string-value="юбка со складками" table:formula="of:=VLOOKUP([.B5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41</text:p>
          </table:table-cell>
          <table:table-cell office:value-type="float" office:value="57" table:style-name="ce5">
            <text:p>57</text:p>
          </table:table-cell>
          <table:table-cell office:value-type="float" office:value="940" table:style-name="ce7">
            <text:p>940</text:p>
          </table:table-cell>
          <table:table-cell office:value-type="string" office:string-value="бриджи" table:formula="of:=VLOOKUP([.B53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9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8</text:p>
          </table:table-cell>
          <table:table-cell office:value-type="float" office:value="114" table:style-name="ce5">
            <text:p>114</text:p>
          </table:table-cell>
          <table:table-cell office:value-type="float" office:value="940" table:style-name="ce7">
            <text:p>940</text:p>
          </table:table-cell>
          <table:table-cell office:value-type="string" office:string-value="брюки клеш" table:formula="of:=VLOOKUP([.B5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0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4</text:p>
          </table:table-cell>
          <table:table-cell office:value-type="float" office:value="106" table:style-name="ce5">
            <text:p>106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 запахом" table:formula="of:=VLOOKUP([.B54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4</text:p>
          </table:table-cell>
          <table:table-cell office:value-type="float" office:value="78" table:style-name="ce5">
            <text:p>78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 запахом" table:formula="of:=VLOOKUP([.B5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</text:p>
          </table:table-cell>
          <table:table-cell office:value-type="float" office:value="115" table:style-name="ce5">
            <text:p>115</text:p>
          </table:table-cell>
          <table:table-cell office:value-type="float" office:value="941" table:style-name="ce7">
            <text:p>941</text:p>
          </table:table-cell>
          <table:table-cell office:value-type="string" office:string-value="платье миди" table:formula="of:=VLOOKUP([.B54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3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0</text:p>
          </table:table-cell>
          <table:table-cell office:value-type="float" office:value="17" table:style-name="ce5">
            <text:p>17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олнце" table:formula="of:=VLOOKUP([.B5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4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4</text:p>
          </table:table-cell>
          <table:table-cell office:value-type="float" office:value="2" table:style-name="ce5">
            <text:p>2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-рубашка" table:formula="of:=VLOOKUP([.B54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4</text:p>
          </table:table-cell>
          <table:table-cell office:value-type="float" office:value="59" table:style-name="ce5">
            <text:p>59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 макси" table:formula="of:=VLOOKUP([.B54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</text:p>
          </table:table-cell>
          <table:table-cell office:value-type="float" office:value="53" table:style-name="ce5">
            <text:p>53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-сарафан" table:formula="of:=VLOOKUP([.B54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4</text:p>
          </table:table-cell>
          <table:table-cell office:value-type="float" office:value="69" table:style-name="ce5">
            <text:p>69</text:p>
          </table:table-cell>
          <table:table-cell office:value-type="float" office:value="943" table:style-name="ce7">
            <text:p>943</text:p>
          </table:table-cell>
          <table:table-cell office:value-type="string" office:string-value="бриджи" table:formula="of:=VLOOKUP([.B54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0</text:p>
          </table:table-cell>
          <table:table-cell office:value-type="float" office:value="116" table:style-name="ce5">
            <text:p>116</text:p>
          </table:table-cell>
          <table:table-cell office:value-type="float" office:value="943" table:style-name="ce7">
            <text:p>943</text:p>
          </table:table-cell>
          <table:table-cell office:value-type="string" office:string-value="платье с кокеткой" table:formula="of:=VLOOKUP([.B5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4</text:p>
          </table:table-cell>
          <table:table-cell office:value-type="float" office:value="76" table:style-name="ce5">
            <text:p>76</text:p>
          </table:table-cell>
          <table:table-cell office:value-type="float" office:value="943" table:style-name="ce7">
            <text:p>943</text:p>
          </table:table-cell>
          <table:table-cell office:value-type="string" office:string-value="юбка с оборкой" table:formula="of:=VLOOKUP([.B55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0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7</text:p>
          </table:table-cell>
          <table:table-cell office:value-type="float" office:value="92" table:style-name="ce5">
            <text:p>92</text:p>
          </table:table-cell>
          <table:table-cell office:value-type="float" office:value="944" table:style-name="ce7">
            <text:p>944</text:p>
          </table:table-cell>
          <table:table-cell office:value-type="string" office:string-value="платье с напуском на талии" table:formula="of:=VLOOKUP([.B55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1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4</text:p>
          </table:table-cell>
          <table:table-cell office:value-type="float" office:value="26" table:style-name="ce5">
            <text:p>26</text:p>
          </table:table-cell>
          <table:table-cell office:value-type="float" office:value="944" table:style-name="ce7">
            <text:p>944</text:p>
          </table:table-cell>
          <table:table-cell office:value-type="string" office:string-value="брюки зауженные" table:formula="of:=VLOOKUP([.B55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5</text:p>
          </table:table-cell>
          <table:table-cell office:value-type="float" office:value="59" table:style-name="ce5">
            <text:p>59</text:p>
          </table:table-cell>
          <table:table-cell office:value-type="float" office:value="945" table:style-name="ce7">
            <text:p>945</text:p>
          </table:table-cell>
          <table:table-cell office:value-type="string" office:string-value="платье миди" table:formula="of:=VLOOKUP([.B55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9</text:p>
          </table:table-cell>
          <table:table-cell office:value-type="float" office:value="56" table:style-name="ce5">
            <text:p>56</text:p>
          </table:table-cell>
          <table:table-cell office:value-type="float" office:value="946" table:style-name="ce7">
            <text:p>946</text:p>
          </table:table-cell>
          <table:table-cell office:value-type="string" office:string-value="капри" table:formula="of:=VLOOKUP([.B5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7</text:p>
          </table:table-cell>
          <table:table-cell office:value-type="float" office:value="40" table:style-name="ce5">
            <text:p>40</text:p>
          </table:table-cell>
          <table:table-cell office:value-type="float" office:value="947" table:style-name="ce7">
            <text:p>947</text:p>
          </table:table-cell>
          <table:table-cell office:value-type="string" office:string-value="капри" table:formula="of:=VLOOKUP([.B5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0</text:p>
          </table:table-cell>
          <table:table-cell office:value-type="float" office:value="118" table:style-name="ce5">
            <text:p>118</text:p>
          </table:table-cell>
          <table:table-cell office:value-type="float" office:value="947" table:style-name="ce7">
            <text:p>947</text:p>
          </table:table-cell>
          <table:table-cell office:value-type="string" office:string-value="брюки клеш" table:formula="of:=VLOOKUP([.B55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8</text:p>
          </table:table-cell>
          <table:table-cell office:value-type="float" office:value="22" table:style-name="ce5">
            <text:p>22</text:p>
          </table:table-cell>
          <table:table-cell office:value-type="float" office:value="947" table:style-name="ce7">
            <text:p>947</text:p>
          </table:table-cell>
          <table:table-cell office:value-type="string" office:string-value="капри" table:formula="of:=VLOOKUP([.B5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7</text:p>
          </table:table-cell>
          <table:table-cell office:value-type="float" office:value="19" table:style-name="ce5">
            <text:p>19</text:p>
          </table:table-cell>
          <table:table-cell office:value-type="float" office:value="948" table:style-name="ce7">
            <text:p>948</text:p>
          </table:table-cell>
          <table:table-cell office:value-type="string" office:string-value="юбка с оборкой" table:formula="of:=VLOOKUP([.B5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8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41</text:p>
          </table:table-cell>
          <table:table-cell office:value-type="float" office:value="13" table:style-name="ce5">
            <text:p>13</text:p>
          </table:table-cell>
          <table:table-cell office:value-type="float" office:value="949" table:style-name="ce7">
            <text:p>949</text:p>
          </table:table-cell>
          <table:table-cell office:value-type="string" office:string-value="платье-трансформер" table:formula="of:=VLOOKUP([.B55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9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4</text:p>
          </table:table-cell>
          <table:table-cell office:value-type="float" office:value="16" table:style-name="ce5">
            <text:p>16</text:p>
          </table:table-cell>
          <table:table-cell office:value-type="float" office:value="949" table:style-name="ce7">
            <text:p>949</text:p>
          </table:table-cell>
          <table:table-cell office:value-type="string" office:string-value="капри" table:formula="of:=VLOOKUP([.B56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0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6</text:p>
          </table:table-cell>
          <table:table-cell office:value-type="float" office:value="66" table:style-name="ce5">
            <text:p>66</text:p>
          </table:table-cell>
          <table:table-cell office:value-type="float" office:value="950" table:style-name="ce7">
            <text:p>950</text:p>
          </table:table-cell>
          <table:table-cell office:value-type="string" office:string-value="бермуды" table:formula="of:=VLOOKUP([.B56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3</text:p>
          </table:table-cell>
          <table:table-cell office:value-type="float" office:value="20" table:style-name="ce5">
            <text:p>20</text:p>
          </table:table-cell>
          <table:table-cell office:value-type="float" office:value="951" table:style-name="ce7">
            <text:p>951</text:p>
          </table:table-cell>
          <table:table-cell office:value-type="string" office:string-value="юбка с оборкой" table:formula="of:=VLOOKUP([.B5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5</text:p>
          </table:table-cell>
          <table:table-cell office:value-type="float" office:value="64" table:style-name="ce5">
            <text:p>64</text:p>
          </table:table-cell>
          <table:table-cell office:value-type="float" office:value="951" table:style-name="ce7">
            <text:p>951</text:p>
          </table:table-cell>
          <table:table-cell office:value-type="string" office:string-value="брюки зауженные" table:formula="of:=VLOOKUP([.B56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3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6</text:p>
          </table:table-cell>
          <table:table-cell office:value-type="float" office:value="87" table:style-name="ce5">
            <text:p>87</text:p>
          </table:table-cell>
          <table:table-cell office:value-type="float" office:value="951" table:style-name="ce7">
            <text:p>951</text:p>
          </table:table-cell>
          <table:table-cell office:value-type="string" office:string-value="брюки прямые" table:formula="of:=VLOOKUP([.B5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0</text:p>
          </table:table-cell>
          <table:table-cell office:value-type="float" office:value="46" table:style-name="ce5">
            <text:p>46</text:p>
          </table:table-cell>
          <table:table-cell office:value-type="float" office:value="952" table:style-name="ce7">
            <text:p>952</text:p>
          </table:table-cell>
          <table:table-cell office:value-type="string" office:string-value="платье прямое" table:formula="of:=VLOOKUP([.B56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7</text:p>
          </table:table-cell>
          <table:table-cell office:value-type="float" office:value="67" table:style-name="ce5">
            <text:p>67</text:p>
          </table:table-cell>
          <table:table-cell office:value-type="float" office:value="952" table:style-name="ce7">
            <text:p>952</text:p>
          </table:table-cell>
          <table:table-cell office:value-type="string" office:string-value="платье с кокеткой" table:formula="of:=VLOOKUP([.B5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8</text:p>
          </table:table-cell>
          <table:table-cell office:value-type="float" office:value="9" table:style-name="ce5">
            <text:p>9</text:p>
          </table:table-cell>
          <table:table-cell office:value-type="float" office:value="952" table:style-name="ce7">
            <text:p>952</text:p>
          </table:table-cell>
          <table:table-cell office:value-type="string" office:string-value="юбка с запахом" table:formula="of:=VLOOKUP([.B56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3</text:p>
          </table:table-cell>
          <table:table-cell office:value-type="float" office:value="13" table:style-name="ce5">
            <text:p>13</text:p>
          </table:table-cell>
          <table:table-cell office:value-type="float" office:value="952" table:style-name="ce7">
            <text:p>952</text:p>
          </table:table-cell>
          <table:table-cell office:value-type="string" office:string-value="бриджи" table:formula="of:=VLOOKUP([.B5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953" table:style-name="ce7">
            <text:p>953</text:p>
          </table:table-cell>
          <table:table-cell office:value-type="string" office:string-value="платье миди" table:formula="of:=VLOOKUP([.B5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9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0</text:p>
          </table:table-cell>
          <table:table-cell office:value-type="float" office:value="9" table:style-name="ce5">
            <text:p>9</text:p>
          </table:table-cell>
          <table:table-cell office:value-type="float" office:value="953" table:style-name="ce7">
            <text:p>953</text:p>
          </table:table-cell>
          <table:table-cell office:value-type="string" office:string-value="блузка с длинным рукавом" table:formula="of:=VLOOKUP([.B5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0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2</text:p>
          </table:table-cell>
          <table:table-cell office:value-type="float" office:value="113" table:style-name="ce5">
            <text:p>113</text:p>
          </table:table-cell>
          <table:table-cell office:value-type="float" office:value="953" table:style-name="ce7">
            <text:p>953</text:p>
          </table:table-cell>
          <table:table-cell office:value-type="string" office:string-value="рубашка" table:formula="of:=VLOOKUP([.B57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7</text:p>
          </table:table-cell>
          <table:table-cell office:value-type="float" office:value="101" table:style-name="ce5">
            <text:p>101</text:p>
          </table:table-cell>
          <table:table-cell office:value-type="float" office:value="954" table:style-name="ce7">
            <text:p>954</text:p>
          </table:table-cell>
          <table:table-cell office:value-type="string" office:string-value="рубашка" table:formula="of:=VLOOKUP([.B5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3</text:p>
          </table:table-cell>
          <table:table-cell office:value-type="float" office:value="62" table:style-name="ce5">
            <text:p>62</text:p>
          </table:table-cell>
          <table:table-cell office:value-type="float" office:value="955" table:style-name="ce7">
            <text:p>955</text:p>
          </table:table-cell>
          <table:table-cell office:value-type="string" office:string-value="платье с кокеткой" table:formula="of:=VLOOKUP([.B5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5</text:p>
          </table:table-cell>
          <table:table-cell office:value-type="float" office:value="6" table:style-name="ce5">
            <text:p>6</text:p>
          </table:table-cell>
          <table:table-cell office:value-type="float" office:value="955" table:style-name="ce7">
            <text:p>955</text:p>
          </table:table-cell>
          <table:table-cell office:value-type="string" office:string-value="платье-трансформер" table:formula="of:=VLOOKUP([.B57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4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0</text:p>
          </table:table-cell>
          <table:table-cell office:value-type="float" office:value="40" table:style-name="ce5">
            <text:p>40</text:p>
          </table:table-cell>
          <table:table-cell office:value-type="float" office:value="955" table:style-name="ce7">
            <text:p>955</text:p>
          </table:table-cell>
          <table:table-cell office:value-type="string" office:string-value="рубашка" table:formula="of:=VLOOKUP([.B57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2</text:p>
          </table:table-cell>
          <table:table-cell office:value-type="float" office:value="71" table:style-name="ce5">
            <text:p>71</text:p>
          </table:table-cell>
          <table:table-cell office:value-type="float" office:value="956" table:style-name="ce7">
            <text:p>956</text:p>
          </table:table-cell>
          <table:table-cell office:value-type="string" office:string-value="платье-рубашка" table:formula="of:=VLOOKUP([.B57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9</text:p>
          </table:table-cell>
          <table:table-cell office:value-type="float" office:value="10" table:style-name="ce5">
            <text:p>10</text:p>
          </table:table-cell>
          <table:table-cell office:value-type="float" office:value="956" table:style-name="ce7">
            <text:p>956</text:p>
          </table:table-cell>
          <table:table-cell office:value-type="string" office:string-value="брюки зауженные" table:formula="of:=VLOOKUP([.B57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2</text:p>
          </table:table-cell>
          <table:table-cell office:value-type="float" office:value="105" table:style-name="ce5">
            <text:p>105</text:p>
          </table:table-cell>
          <table:table-cell office:value-type="float" office:value="957" table:style-name="ce7">
            <text:p>957</text:p>
          </table:table-cell>
          <table:table-cell office:value-type="string" office:string-value="юбка с запахом" table:formula="of:=VLOOKUP([.B5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8</text:p>
          </table:table-cell>
          <table:table-cell office:value-type="float" office:value="23" table:style-name="ce5">
            <text:p>23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-кимоно" table:formula="of:=VLOOKUP([.B57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5</text:p>
          </table:table-cell>
          <table:table-cell office:value-type="float" office:value="79" table:style-name="ce5">
            <text:p>79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 миди" table:formula="of:=VLOOKUP([.B58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1</text:p>
          </table:table-cell>
          <table:table-cell office:value-type="float" office:value="51" table:style-name="ce5">
            <text:p>51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 прямое" table:formula="of:=VLOOKUP([.B58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1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3</text:p>
          </table:table-cell>
          <table:table-cell office:value-type="float" office:value="41" table:style-name="ce5">
            <text:p>41</text:p>
          </table:table-cell>
          <table:table-cell office:value-type="float" office:value="958" table:style-name="ce7">
            <text:p>958</text:p>
          </table:table-cell>
          <table:table-cell office:value-type="string" office:string-value="платье с запахом" table:formula="of:=VLOOKUP([.B58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7</text:p>
          </table:table-cell>
          <table:table-cell office:value-type="float" office:value="35" table:style-name="ce5">
            <text:p>35</text:p>
          </table:table-cell>
          <table:table-cell office:value-type="float" office:value="959" table:style-name="ce7">
            <text:p>959</text:p>
          </table:table-cell>
          <table:table-cell office:value-type="string" office:string-value="брюки зауженные" table:formula="of:=VLOOKUP([.B58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3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9</text:p>
          </table:table-cell>
          <table:table-cell office:value-type="float" office:value="12" table:style-name="ce5">
            <text:p>12</text:p>
          </table:table-cell>
          <table:table-cell office:value-type="float" office:value="960" table:style-name="ce7">
            <text:p>960</text:p>
          </table:table-cell>
          <table:table-cell office:value-type="string" office:string-value="платье с запахом" table:formula="of:=VLOOKUP([.B58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4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7</text:p>
          </table:table-cell>
          <table:table-cell office:value-type="float" office:value="113" table:style-name="ce5">
            <text:p>113</text:p>
          </table:table-cell>
          <table:table-cell office:value-type="float" office:value="960" table:style-name="ce7">
            <text:p>960</text:p>
          </table:table-cell>
          <table:table-cell office:value-type="string" office:string-value="брюки зауженные" table:formula="of:=VLOOKUP([.B58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5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0</text:p>
          </table:table-cell>
          <table:table-cell office:value-type="float" office:value="53" table:style-name="ce5">
            <text:p>53</text:p>
          </table:table-cell>
          <table:table-cell office:value-type="float" office:value="961" table:style-name="ce7">
            <text:p>961</text:p>
          </table:table-cell>
          <table:table-cell office:value-type="string" office:string-value="платье-халат" table:formula="of:=VLOOKUP([.B586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6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6</text:p>
          </table:table-cell>
          <table:table-cell office:value-type="float" office:value="20" table:style-name="ce5">
            <text:p>20</text:p>
          </table:table-cell>
          <table:table-cell office:value-type="float" office:value="961" table:style-name="ce7">
            <text:p>961</text:p>
          </table:table-cell>
          <table:table-cell office:value-type="string" office:string-value="платье ретро" table:formula="of:=VLOOKUP([.B587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9</text:p>
          </table:table-cell>
          <table:table-cell office:value-type="float" office:value="21" table:style-name="ce5">
            <text:p>21</text:p>
          </table:table-cell>
          <table:table-cell office:value-type="float" office:value="962" table:style-name="ce7">
            <text:p>962</text:p>
          </table:table-cell>
          <table:table-cell office:value-type="string" office:string-value="капри" table:formula="of:=VLOOKUP([.B58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6</text:p>
          </table:table-cell>
          <table:table-cell office:value-type="float" office:value="107" table:style-name="ce5">
            <text:p>107</text:p>
          </table:table-cell>
          <table:table-cell office:value-type="float" office:value="962" table:style-name="ce7">
            <text:p>962</text:p>
          </table:table-cell>
          <table:table-cell office:value-type="string" office:string-value="платье макси" table:formula="of:=VLOOKUP([.B58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6</text:p>
          </table:table-cell>
          <table:table-cell office:value-type="float" office:value="69" table:style-name="ce5">
            <text:p>69</text:p>
          </table:table-cell>
          <table:table-cell office:value-type="float" office:value="962" table:style-name="ce7">
            <text:p>962</text:p>
          </table:table-cell>
          <table:table-cell office:value-type="string" office:string-value="платье ретро" table:formula="of:=VLOOKUP([.B5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0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2</text:p>
          </table:table-cell>
          <table:table-cell office:value-type="float" office:value="75" table:style-name="ce5">
            <text:p>75</text:p>
          </table:table-cell>
          <table:table-cell office:value-type="float" office:value="962" table:style-name="ce7">
            <text:p>962</text:p>
          </table:table-cell>
          <table:table-cell office:value-type="string" office:string-value="рубашка" table:formula="of:=VLOOKUP([.B5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62" table:style-name="ce7">
            <text:p>962</text:p>
          </table:table-cell>
          <table:table-cell office:value-type="string" office:string-value="капри" table:formula="of:=VLOOKUP([.B59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4</text:p>
          </table:table-cell>
          <table:table-cell office:value-type="float" office:value="78" table:style-name="ce5">
            <text:p>78</text:p>
          </table:table-cell>
          <table:table-cell office:value-type="float" office:value="964" table:style-name="ce7">
            <text:p>964</text:p>
          </table:table-cell>
          <table:table-cell office:value-type="string" office:string-value="платье ретро" table:formula="of:=VLOOKUP([.B59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1</text:p>
          </table:table-cell>
          <table:table-cell office:value-type="float" office:value="7" table:style-name="ce5">
            <text:p>7</text:p>
          </table:table-cell>
          <table:table-cell office:value-type="float" office:value="964" table:style-name="ce7">
            <text:p>964</text:p>
          </table:table-cell>
          <table:table-cell office:value-type="string" office:string-value="платье-трапеция" table:formula="of:=VLOOKUP([.B5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4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9</text:p>
          </table:table-cell>
          <table:table-cell office:value-type="float" office:value="87" table:style-name="ce5">
            <text:p>87</text:p>
          </table:table-cell>
          <table:table-cell office:value-type="float" office:value="965" table:style-name="ce7">
            <text:p>965</text:p>
          </table:table-cell>
          <table:table-cell office:value-type="string" office:string-value="бриджи" table:formula="of:=VLOOKUP([.B59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0</text:p>
          </table:table-cell>
          <table:table-cell office:value-type="float" office:value="3" table:style-name="ce5">
            <text:p>3</text:p>
          </table:table-cell>
          <table:table-cell office:value-type="float" office:value="966" table:style-name="ce7">
            <text:p>966</text:p>
          </table:table-cell>
          <table:table-cell office:value-type="string" office:string-value="платье прямое" table:formula="of:=VLOOKUP([.B59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6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0</text:p>
          </table:table-cell>
          <table:table-cell office:value-type="float" office:value="61" table:style-name="ce5">
            <text:p>61</text:p>
          </table:table-cell>
          <table:table-cell office:value-type="float" office:value="966" table:style-name="ce7">
            <text:p>966</text:p>
          </table:table-cell>
          <table:table-cell office:value-type="string" office:string-value="платье-туника" table:formula="of:=VLOOKUP([.B59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7</text:p>
          </table:table-cell>
          <table:table-cell office:value-type="float" office:value="12" table:style-name="ce5">
            <text:p>12</text:p>
          </table:table-cell>
          <table:table-cell office:value-type="float" office:value="966" table:style-name="ce7">
            <text:p>966</text:p>
          </table:table-cell>
          <table:table-cell office:value-type="string" office:string-value="юбка солнце" table:formula="of:=VLOOKUP([.B59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8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1</text:p>
          </table:table-cell>
          <table:table-cell office:value-type="float" office:value="57" table:style-name="ce5">
            <text:p>57</text:p>
          </table:table-cell>
          <table:table-cell office:value-type="float" office:value="967" table:style-name="ce7">
            <text:p>967</text:p>
          </table:table-cell>
          <table:table-cell office:value-type="string" office:string-value="платье с кокеткой" table:formula="of:=VLOOKUP([.B5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</text:p>
          </table:table-cell>
          <table:table-cell office:value-type="float" office:value="120" table:style-name="ce5">
            <text:p>120</text:p>
          </table:table-cell>
          <table:table-cell office:value-type="float" office:value="967" table:style-name="ce7">
            <text:p>967</text:p>
          </table:table-cell>
          <table:table-cell office:value-type="string" office:string-value="брюки прямые" table:formula="of:=VLOOKUP([.B6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0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6</text:p>
          </table:table-cell>
          <table:table-cell office:value-type="float" office:value="104" table:style-name="ce5">
            <text:p>104</text:p>
          </table:table-cell>
          <table:table-cell office:value-type="float" office:value="967" table:style-name="ce7">
            <text:p>967</text:p>
          </table:table-cell>
          <table:table-cell office:value-type="string" office:string-value="платье-туника" table:formula="of:=VLOOKUP([.B60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1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1</text:p>
          </table:table-cell>
          <table:table-cell office:value-type="float" office:value="32" table:style-name="ce5">
            <text:p>32</text:p>
          </table:table-cell>
          <table:table-cell office:value-type="float" office:value="967" table:style-name="ce7">
            <text:p>967</text:p>
          </table:table-cell>
          <table:table-cell office:value-type="string" office:string-value="бриджи" table:formula="of:=VLOOKUP([.B6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2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8</text:p>
          </table:table-cell>
          <table:table-cell office:value-type="float" office:value="108" table:style-name="ce5">
            <text:p>108</text:p>
          </table:table-cell>
          <table:table-cell office:value-type="float" office:value="968" table:style-name="ce7">
            <text:p>968</text:p>
          </table:table-cell>
          <table:table-cell office:value-type="string" office:string-value="платье-туника" table:formula="of:=VLOOKUP([.B603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9</text:p>
          </table:table-cell>
          <table:table-cell office:value-type="float" office:value="99" table:style-name="ce5">
            <text:p>99</text:p>
          </table:table-cell>
          <table:table-cell office:value-type="float" office:value="968" table:style-name="ce7">
            <text:p>968</text:p>
          </table:table-cell>
          <table:table-cell office:value-type="string" office:string-value="юбка солнце" table:formula="of:=VLOOKUP([.B60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8</text:p>
          </table:table-cell>
          <table:table-cell office:value-type="float" office:value="97" table:style-name="ce5">
            <text:p>97</text:p>
          </table:table-cell>
          <table:table-cell office:value-type="float" office:value="968" table:style-name="ce7">
            <text:p>968</text:p>
          </table:table-cell>
          <table:table-cell office:value-type="string" office:string-value="платье с кокеткой" table:formula="of:=VLOOKUP([.B6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8</text:p>
          </table:table-cell>
          <table:table-cell office:value-type="float" office:value="88" table:style-name="ce5">
            <text:p>88</text:p>
          </table:table-cell>
          <table:table-cell office:value-type="float" office:value="969" table:style-name="ce7">
            <text:p>969</text:p>
          </table:table-cell>
          <table:table-cell office:value-type="string" office:string-value="платье прямое" table:formula="of:=VLOOKUP([.B60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6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2</text:p>
          </table:table-cell>
          <table:table-cell office:value-type="float" office:value="19" table:style-name="ce5">
            <text:p>19</text:p>
          </table:table-cell>
          <table:table-cell office:value-type="float" office:value="969" table:style-name="ce7">
            <text:p>969</text:p>
          </table:table-cell>
          <table:table-cell office:value-type="string" office:string-value="рубашка" table:formula="of:=VLOOKUP([.B60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7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4</text:p>
          </table:table-cell>
          <table:table-cell office:value-type="float" office:value="48" table:style-name="ce5">
            <text:p>48</text:p>
          </table:table-cell>
          <table:table-cell office:value-type="float" office:value="970" table:style-name="ce7">
            <text:p>970</text:p>
          </table:table-cell>
          <table:table-cell office:value-type="string" office:string-value="блузка с длинным рукавом" table:formula="of:=VLOOKUP([.B6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5</text:p>
          </table:table-cell>
          <table:table-cell office:value-type="float" office:value="71" table:style-name="ce5">
            <text:p>71</text:p>
          </table:table-cell>
          <table:table-cell office:value-type="float" office:value="971" table:style-name="ce7">
            <text:p>971</text:p>
          </table:table-cell>
          <table:table-cell office:value-type="string" office:string-value="брюки прямые" table:formula="of:=VLOOKUP([.B6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9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43</text:p>
          </table:table-cell>
          <table:table-cell office:value-type="float" office:value="113" table:style-name="ce5">
            <text:p>113</text:p>
          </table:table-cell>
          <table:table-cell office:value-type="float" office:value="971" table:style-name="ce7">
            <text:p>971</text:p>
          </table:table-cell>
          <table:table-cell office:value-type="string" office:string-value="юбка со складками" table:formula="of:=VLOOKUP([.B61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0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2</text:p>
          </table:table-cell>
          <table:table-cell office:value-type="float" office:value="44" table:style-name="ce5">
            <text:p>44</text:p>
          </table:table-cell>
          <table:table-cell office:value-type="float" office:value="971" table:style-name="ce7">
            <text:p>971</text:p>
          </table:table-cell>
          <table:table-cell office:value-type="string" office:string-value="платье ретро" table:formula="of:=VLOOKUP([.B61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1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0</text:p>
          </table:table-cell>
          <table:table-cell office:value-type="float" office:value="104" table:style-name="ce5">
            <text:p>104</text:p>
          </table:table-cell>
          <table:table-cell office:value-type="float" office:value="973" table:style-name="ce7">
            <text:p>973</text:p>
          </table:table-cell>
          <table:table-cell office:value-type="string" office:string-value="платье-рубашка" table:formula="of:=VLOOKUP([.B612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2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5</text:p>
          </table:table-cell>
          <table:table-cell office:value-type="float" office:value="70" table:style-name="ce5">
            <text:p>70</text:p>
          </table:table-cell>
          <table:table-cell office:value-type="float" office:value="974" table:style-name="ce7">
            <text:p>974</text:p>
          </table:table-cell>
          <table:table-cell office:value-type="string" office:string-value="платье с запахом" table:formula="of:=VLOOKUP([.B6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3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1</text:p>
          </table:table-cell>
          <table:table-cell office:value-type="float" office:value="62" table:style-name="ce5">
            <text:p>62</text:p>
          </table:table-cell>
          <table:table-cell office:value-type="float" office:value="974" table:style-name="ce7">
            <text:p>974</text:p>
          </table:table-cell>
          <table:table-cell office:value-type="string" office:string-value="юбка с оборкой" table:formula="of:=VLOOKUP([.B61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4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</text:p>
          </table:table-cell>
          <table:table-cell office:value-type="float" office:value="19" table:style-name="ce5">
            <text:p>19</text:p>
          </table:table-cell>
          <table:table-cell office:value-type="float" office:value="975" table:style-name="ce7">
            <text:p>975</text:p>
          </table:table-cell>
          <table:table-cell office:value-type="string" office:string-value="рубашка" table:formula="of:=VLOOKUP([.B61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6</text:p>
          </table:table-cell>
          <table:table-cell office:value-type="float" office:value="58" table:style-name="ce5">
            <text:p>58</text:p>
          </table:table-cell>
          <table:table-cell office:value-type="float" office:value="975" table:style-name="ce7">
            <text:p>975</text:p>
          </table:table-cell>
          <table:table-cell office:value-type="string" office:string-value="юбка с оборкой" table:formula="of:=VLOOKUP([.B6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6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6</text:p>
          </table:table-cell>
          <table:table-cell office:value-type="float" office:value="98" table:style-name="ce5">
            <text:p>98</text:p>
          </table:table-cell>
          <table:table-cell office:value-type="float" office:value="976" table:style-name="ce7">
            <text:p>976</text:p>
          </table:table-cell>
          <table:table-cell office:value-type="string" office:string-value="платье прямое" table:formula="of:=VLOOKUP([.B6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43</text:p>
          </table:table-cell>
          <table:table-cell office:value-type="float" office:value="19" table:style-name="ce5">
            <text:p>19</text:p>
          </table:table-cell>
          <table:table-cell office:value-type="float" office:value="976" table:style-name="ce7">
            <text:p>976</text:p>
          </table:table-cell>
          <table:table-cell office:value-type="string" office:string-value="платье-трансформер" table:formula="of:=VLOOKUP([.B61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2</text:p>
          </table:table-cell>
          <table:table-cell office:value-type="float" office:value="79" table:style-name="ce5">
            <text:p>79</text:p>
          </table:table-cell>
          <table:table-cell office:value-type="float" office:value="976" table:style-name="ce7">
            <text:p>976</text:p>
          </table:table-cell>
          <table:table-cell office:value-type="string" office:string-value="брюки клеш" table:formula="of:=VLOOKUP([.B61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9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5</text:p>
          </table:table-cell>
          <table:table-cell office:value-type="float" office:value="30" table:style-name="ce5">
            <text:p>30</text:p>
          </table:table-cell>
          <table:table-cell office:value-type="float" office:value="977" table:style-name="ce7">
            <text:p>977</text:p>
          </table:table-cell>
          <table:table-cell office:value-type="string" office:string-value="юбка со складками" table:formula="of:=VLOOKUP([.B62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0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0</text:p>
          </table:table-cell>
          <table:table-cell office:value-type="float" office:value="106" table:style-name="ce5">
            <text:p>106</text:p>
          </table:table-cell>
          <table:table-cell office:value-type="float" office:value="977" table:style-name="ce7">
            <text:p>977</text:p>
          </table:table-cell>
          <table:table-cell office:value-type="string" office:string-value="рубашка" table:formula="of:=VLOOKUP([.B62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5</text:p>
          </table:table-cell>
          <table:table-cell office:value-type="float" office:value="43" table:style-name="ce5">
            <text:p>43</text:p>
          </table:table-cell>
          <table:table-cell office:value-type="float" office:value="978" table:style-name="ce7">
            <text:p>978</text:p>
          </table:table-cell>
          <table:table-cell office:value-type="string" office:string-value="платье миди" table:formula="of:=VLOOKUP([.B62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2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2</text:p>
          </table:table-cell>
          <table:table-cell office:value-type="float" office:value="82" table:style-name="ce5">
            <text:p>82</text:p>
          </table:table-cell>
          <table:table-cell office:value-type="float" office:value="978" table:style-name="ce7">
            <text:p>978</text:p>
          </table:table-cell>
          <table:table-cell office:value-type="string" office:string-value="юбка солнце" table:formula="of:=VLOOKUP([.B62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5</text:p>
          </table:table-cell>
          <table:table-cell office:value-type="float" office:value="26" table:style-name="ce5">
            <text:p>26</text:p>
          </table:table-cell>
          <table:table-cell office:value-type="float" office:value="979" table:style-name="ce7">
            <text:p>979</text:p>
          </table:table-cell>
          <table:table-cell office:value-type="string" office:string-value="брюки зауженные" table:formula="of:=VLOOKUP([.B62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4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5</text:p>
          </table:table-cell>
          <table:table-cell office:value-type="float" office:value="48" table:style-name="ce5">
            <text:p>48</text:p>
          </table:table-cell>
          <table:table-cell office:value-type="float" office:value="980" table:style-name="ce7">
            <text:p>980</text:p>
          </table:table-cell>
          <table:table-cell office:value-type="string" office:string-value="брюки прямые" table:formula="of:=VLOOKUP([.B62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3</text:p>
          </table:table-cell>
          <table:table-cell office:value-type="float" office:value="94" table:style-name="ce5">
            <text:p>94</text:p>
          </table:table-cell>
          <table:table-cell office:value-type="float" office:value="982" table:style-name="ce7">
            <text:p>982</text:p>
          </table:table-cell>
          <table:table-cell office:value-type="string" office:string-value="юбка полусолнце" table:formula="of:=VLOOKUP([.B62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0</text:p>
          </table:table-cell>
          <table:table-cell office:value-type="float" office:value="63" table:style-name="ce5">
            <text:p>63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иджи" table:formula="of:=VLOOKUP([.B6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5</text:p>
          </table:table-cell>
          <table:table-cell office:value-type="float" office:value="54" table:style-name="ce5">
            <text:p>54</text:p>
          </table:table-cell>
          <table:table-cell office:value-type="float" office:value="982" table:style-name="ce7">
            <text:p>982</text:p>
          </table:table-cell>
          <table:table-cell office:value-type="string" office:string-value="капри" table:formula="of:=VLOOKUP([.B62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5</text:p>
          </table:table-cell>
          <table:table-cell office:value-type="float" office:value="104" table:style-name="ce5">
            <text:p>104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юки зауженные" table:formula="of:=VLOOKUP([.B6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9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8</text:p>
          </table:table-cell>
          <table:table-cell office:value-type="float" office:value="91" table:style-name="ce5">
            <text:p>91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юки прямые" table:formula="of:=VLOOKUP([.B63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0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3</text:p>
          </table:table-cell>
          <table:table-cell office:value-type="float" office:value="12" table:style-name="ce5">
            <text:p>12</text:p>
          </table:table-cell>
          <table:table-cell office:value-type="float" office:value="982" table:style-name="ce7">
            <text:p>982</text:p>
          </table:table-cell>
          <table:table-cell office:value-type="string" office:string-value="бермуды" table:formula="of:=VLOOKUP([.B63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1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8</text:p>
          </table:table-cell>
          <table:table-cell office:value-type="float" office:value="26" table:style-name="ce5">
            <text:p>26</text:p>
          </table:table-cell>
          <table:table-cell office:value-type="float" office:value="983" table:style-name="ce7">
            <text:p>983</text:p>
          </table:table-cell>
          <table:table-cell office:value-type="string" office:string-value="брюки прямые" table:formula="of:=VLOOKUP([.B63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3</text:p>
          </table:table-cell>
          <table:table-cell office:value-type="float" office:value="33" table:style-name="ce5">
            <text:p>33</text:p>
          </table:table-cell>
          <table:table-cell office:value-type="float" office:value="984" table:style-name="ce7">
            <text:p>984</text:p>
          </table:table-cell>
          <table:table-cell office:value-type="string" office:string-value="юбка со складками" table:formula="of:=VLOOKUP([.B63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3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7</text:p>
          </table:table-cell>
          <table:table-cell office:value-type="float" office:value="35" table:style-name="ce5">
            <text:p>35</text:p>
          </table:table-cell>
          <table:table-cell office:value-type="float" office:value="984" table:style-name="ce7">
            <text:p>984</text:p>
          </table:table-cell>
          <table:table-cell office:value-type="string" office:string-value="платье прямое" table:formula="of:=VLOOKUP([.B63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5</text:p>
          </table:table-cell>
          <table:table-cell office:value-type="float" office:value="6" table:style-name="ce5">
            <text:p>6</text:p>
          </table:table-cell>
          <table:table-cell office:value-type="float" office:value="984" table:style-name="ce7">
            <text:p>984</text:p>
          </table:table-cell>
          <table:table-cell office:value-type="string" office:string-value="платье-трансформер" table:formula="of:=VLOOKUP([.B63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5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</text:p>
          </table:table-cell>
          <table:table-cell office:value-type="float" office:value="119" table:style-name="ce5">
            <text:p>119</text:p>
          </table:table-cell>
          <table:table-cell office:value-type="float" office:value="985" table:style-name="ce7">
            <text:p>985</text:p>
          </table:table-cell>
          <table:table-cell office:value-type="string" office:string-value="платье с запахом" table:formula="of:=VLOOKUP([.B636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6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85" table:style-name="ce7">
            <text:p>985</text:p>
          </table:table-cell>
          <table:table-cell office:value-type="string" office:string-value="рубашка" table:formula="of:=VLOOKUP([.B63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7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9</text:p>
          </table:table-cell>
          <table:table-cell office:value-type="float" office:value="76" table:style-name="ce5">
            <text:p>76</text:p>
          </table:table-cell>
          <table:table-cell office:value-type="float" office:value="985" table:style-name="ce7">
            <text:p>985</text:p>
          </table:table-cell>
          <table:table-cell office:value-type="string" office:string-value="рубашка" table:formula="of:=VLOOKUP([.B63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8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9</text:p>
          </table:table-cell>
          <table:table-cell office:value-type="float" office:value="69" table:style-name="ce5">
            <text:p>69</text:p>
          </table:table-cell>
          <table:table-cell office:value-type="float" office:value="985" table:style-name="ce7">
            <text:p>985</text:p>
          </table:table-cell>
          <table:table-cell office:value-type="string" office:string-value="платье-трапеция" table:formula="of:=VLOOKUP([.B639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8</text:p>
          </table:table-cell>
          <table:table-cell office:value-type="float" office:value="112" table:style-name="ce5">
            <text:p>112</text:p>
          </table:table-cell>
          <table:table-cell office:value-type="float" office:value="986" table:style-name="ce7">
            <text:p>986</text:p>
          </table:table-cell>
          <table:table-cell office:value-type="string" office:string-value="платье-туника" table:formula="of:=VLOOKUP([.B6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0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3</text:p>
          </table:table-cell>
          <table:table-cell office:value-type="float" office:value="79" table:style-name="ce5">
            <text:p>79</text:p>
          </table:table-cell>
          <table:table-cell office:value-type="float" office:value="986" table:style-name="ce7">
            <text:p>986</text:p>
          </table:table-cell>
          <table:table-cell office:value-type="string" office:string-value="брюки зауженные" table:formula="of:=VLOOKUP([.B64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1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</text:p>
          </table:table-cell>
          <table:table-cell office:value-type="float" office:value="73" table:style-name="ce5">
            <text:p>73</text:p>
          </table:table-cell>
          <table:table-cell office:value-type="float" office:value="987" table:style-name="ce7">
            <text:p>987</text:p>
          </table:table-cell>
          <table:table-cell office:value-type="string" office:string-value="юбка полусолнце" table:formula="of:=VLOOKUP([.B64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</text:p>
          </table:table-cell>
          <table:table-cell office:value-type="float" office:value="67" table:style-name="ce5">
            <text:p>67</text:p>
          </table:table-cell>
          <table:table-cell office:value-type="float" office:value="987" table:style-name="ce7">
            <text:p>987</text:p>
          </table:table-cell>
          <table:table-cell office:value-type="string" office:string-value="бриджи" table:formula="of:=VLOOKUP([.B64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1</text:p>
          </table:table-cell>
          <table:table-cell office:value-type="float" office:value="105" table:style-name="ce5">
            <text:p>105</text:p>
          </table:table-cell>
          <table:table-cell office:value-type="float" office:value="987" table:style-name="ce7">
            <text:p>987</text:p>
          </table:table-cell>
          <table:table-cell office:value-type="string" office:string-value="платье-трансформер" table:formula="of:=VLOOKUP([.B64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4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5</text:p>
          </table:table-cell>
          <table:table-cell office:value-type="float" office:value="17" table:style-name="ce5">
            <text:p>17</text:p>
          </table:table-cell>
          <table:table-cell office:value-type="float" office:value="988" table:style-name="ce7">
            <text:p>988</text:p>
          </table:table-cell>
          <table:table-cell office:value-type="string" office:string-value="брюки прямые" table:formula="of:=VLOOKUP([.B64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5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5</text:p>
          </table:table-cell>
          <table:table-cell office:value-type="float" office:value="53" table:style-name="ce5">
            <text:p>53</text:p>
          </table:table-cell>
          <table:table-cell office:value-type="float" office:value="989" table:style-name="ce7">
            <text:p>989</text:p>
          </table:table-cell>
          <table:table-cell office:value-type="string" office:string-value="платье с запахом" table:formula="of:=VLOOKUP([.B646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6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9</text:p>
          </table:table-cell>
          <table:table-cell office:value-type="float" office:value="105" table:style-name="ce5">
            <text:p>105</text:p>
          </table:table-cell>
          <table:table-cell office:value-type="float" office:value="989" table:style-name="ce7">
            <text:p>989</text:p>
          </table:table-cell>
          <table:table-cell office:value-type="string" office:string-value="платье миди" table:formula="of:=VLOOKUP([.B6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41</text:p>
          </table:table-cell>
          <table:table-cell office:value-type="float" office:value="27" table:style-name="ce5">
            <text:p>27</text:p>
          </table:table-cell>
          <table:table-cell office:value-type="float" office:value="990" table:style-name="ce7">
            <text:p>990</text:p>
          </table:table-cell>
          <table:table-cell office:value-type="string" office:string-value="юбка солнце" table:formula="of:=VLOOKUP([.B64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7</text:p>
          </table:table-cell>
          <table:table-cell office:value-type="float" office:value="90" table:style-name="ce5">
            <text:p>90</text:p>
          </table:table-cell>
          <table:table-cell office:value-type="float" office:value="990" table:style-name="ce7">
            <text:p>990</text:p>
          </table:table-cell>
          <table:table-cell office:value-type="string" office:string-value="платье миди" table:formula="of:=VLOOKUP([.B6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</text:p>
          </table:table-cell>
          <table:table-cell office:value-type="float" office:value="117" table:style-name="ce5">
            <text:p>117</text:p>
          </table:table-cell>
          <table:table-cell office:value-type="float" office:value="990" table:style-name="ce7">
            <text:p>990</text:p>
          </table:table-cell>
          <table:table-cell office:value-type="string" office:string-value="платье прямое" table:formula="of:=VLOOKUP([.B6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0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4</text:p>
          </table:table-cell>
          <table:table-cell office:value-type="float" office:value="68" table:style-name="ce5">
            <text:p>68</text:p>
          </table:table-cell>
          <table:table-cell office:value-type="float" office:value="991" table:style-name="ce7">
            <text:p>991</text:p>
          </table:table-cell>
          <table:table-cell office:value-type="string" office:string-value="бриджи" table:formula="of:=VLOOKUP([.B651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3</text:p>
          </table:table-cell>
          <table:table-cell office:value-type="float" office:value="108" table:style-name="ce5">
            <text:p>108</text:p>
          </table:table-cell>
          <table:table-cell office:value-type="float" office:value="991" table:style-name="ce7">
            <text:p>991</text:p>
          </table:table-cell>
          <table:table-cell office:value-type="string" office:string-value="платье миди" table:formula="of:=VLOOKUP([.B65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2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4</text:p>
          </table:table-cell>
          <table:table-cell office:value-type="float" office:value="54" table:style-name="ce5">
            <text:p>54</text:p>
          </table:table-cell>
          <table:table-cell office:value-type="float" office:value="991" table:style-name="ce7">
            <text:p>991</text:p>
          </table:table-cell>
          <table:table-cell office:value-type="string" office:string-value="юбка солнце" table:formula="of:=VLOOKUP([.B65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3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</text:p>
          </table:table-cell>
          <table:table-cell office:value-type="float" office:value="14" table:style-name="ce5">
            <text:p>14</text:p>
          </table:table-cell>
          <table:table-cell office:value-type="float" office:value="991" table:style-name="ce7">
            <text:p>991</text:p>
          </table:table-cell>
          <table:table-cell office:value-type="string" office:string-value="платье макси" table:formula="of:=VLOOKUP([.B654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4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3</text:p>
          </table:table-cell>
          <table:table-cell office:value-type="float" office:value="111" table:style-name="ce5">
            <text:p>111</text:p>
          </table:table-cell>
          <table:table-cell office:value-type="float" office:value="991" table:style-name="ce7">
            <text:p>991</text:p>
          </table:table-cell>
          <table:table-cell office:value-type="string" office:string-value="юбка с оборкой" table:formula="of:=VLOOKUP([.B6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5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6</text:p>
          </table:table-cell>
          <table:table-cell office:value-type="float" office:value="10" table:style-name="ce5">
            <text:p>10</text:p>
          </table:table-cell>
          <table:table-cell office:value-type="float" office:value="992" table:style-name="ce7">
            <text:p>992</text:p>
          </table:table-cell>
          <table:table-cell office:value-type="string" office:string-value="юбка солнце" table:formula="of:=VLOOKUP([.B65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992" table:style-name="ce7">
            <text:p>992</text:p>
          </table:table-cell>
          <table:table-cell office:value-type="string" office:string-value="платье-сарафан" table:formula="of:=VLOOKUP([.B65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7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7</text:p>
          </table:table-cell>
          <table:table-cell office:value-type="float" office:value="23" table:style-name="ce5">
            <text:p>23</text:p>
          </table:table-cell>
          <table:table-cell office:value-type="float" office:value="993" table:style-name="ce7">
            <text:p>993</text:p>
          </table:table-cell>
          <table:table-cell office:value-type="string" office:string-value="платье с запахом" table:formula="of:=VLOOKUP([.B658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1</text:p>
          </table:table-cell>
          <table:table-cell office:value-type="float" office:value="86" table:style-name="ce5">
            <text:p>86</text:p>
          </table:table-cell>
          <table:table-cell office:value-type="float" office:value="993" table:style-name="ce7">
            <text:p>993</text:p>
          </table:table-cell>
          <table:table-cell office:value-type="string" office:string-value="брюки зауженные" table:formula="of:=VLOOKUP([.B65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</text:p>
          </table:table-cell>
          <table:table-cell office:value-type="float" office:value="17" table:style-name="ce5">
            <text:p>17</text:p>
          </table:table-cell>
          <table:table-cell office:value-type="float" office:value="993" table:style-name="ce7">
            <text:p>993</text:p>
          </table:table-cell>
          <table:table-cell office:value-type="string" office:string-value="платье-трапеция" table:formula="of:=VLOOKUP([.B66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0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4</text:p>
          </table:table-cell>
          <table:table-cell office:value-type="float" office:value="116" table:style-name="ce5">
            <text:p>116</text:p>
          </table:table-cell>
          <table:table-cell office:value-type="float" office:value="994" table:style-name="ce7">
            <text:p>994</text:p>
          </table:table-cell>
          <table:table-cell office:value-type="string" office:string-value="юбка солнце" table:formula="of:=VLOOKUP([.B66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1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0</text:p>
          </table:table-cell>
          <table:table-cell office:value-type="float" office:value="89" table:style-name="ce5">
            <text:p>89</text:p>
          </table:table-cell>
          <table:table-cell office:value-type="float" office:value="994" table:style-name="ce7">
            <text:p>994</text:p>
          </table:table-cell>
          <table:table-cell office:value-type="string" office:string-value="платье ретро" table:formula="of:=VLOOKUP([.B662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5</text:p>
          </table:table-cell>
          <table:table-cell office:value-type="float" office:value="60" table:style-name="ce5">
            <text:p>60</text:p>
          </table:table-cell>
          <table:table-cell office:value-type="float" office:value="994" table:style-name="ce7">
            <text:p>994</text:p>
          </table:table-cell>
          <table:table-cell office:value-type="string" office:string-value="бриджи" table:formula="of:=VLOOKUP([.B66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3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95" table:style-name="ce7">
            <text:p>995</text:p>
          </table:table-cell>
          <table:table-cell office:value-type="string" office:string-value="платье с кокеткой" table:formula="of:=VLOOKUP([.B6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</text:p>
          </table:table-cell>
          <table:table-cell office:value-type="float" office:value="3" table:style-name="ce5">
            <text:p>3</text:p>
          </table:table-cell>
          <table:table-cell office:value-type="float" office:value="995" table:style-name="ce7">
            <text:p>995</text:p>
          </table:table-cell>
          <table:table-cell office:value-type="string" office:string-value="брюки клеш" table:formula="of:=VLOOKUP([.B66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4</text:p>
          </table:table-cell>
          <table:table-cell office:value-type="float" office:value="31" table:style-name="ce5">
            <text:p>31</text:p>
          </table:table-cell>
          <table:table-cell office:value-type="float" office:value="995" table:style-name="ce7">
            <text:p>995</text:p>
          </table:table-cell>
          <table:table-cell office:value-type="string" office:string-value="брюки клеш" table:formula="of:=VLOOKUP([.B66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1</text:p>
          </table:table-cell>
          <table:table-cell office:value-type="float" office:value="13" table:style-name="ce5">
            <text:p>13</text:p>
          </table:table-cell>
          <table:table-cell office:value-type="float" office:value="996" table:style-name="ce7">
            <text:p>996</text:p>
          </table:table-cell>
          <table:table-cell office:value-type="string" office:string-value="платье с запахом" table:formula="of:=VLOOKUP([.B66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6</text:p>
          </table:table-cell>
          <table:table-cell office:value-type="float" office:value="42" table:style-name="ce5">
            <text:p>42</text:p>
          </table:table-cell>
          <table:table-cell office:value-type="float" office:value="996" table:style-name="ce7">
            <text:p>996</text:p>
          </table:table-cell>
          <table:table-cell office:value-type="string" office:string-value="платье-халат" table:formula="of:=VLOOKUP([.B66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8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9</text:p>
          </table:table-cell>
          <table:table-cell office:value-type="float" office:value="49" table:style-name="ce5">
            <text:p>49</text:p>
          </table:table-cell>
          <table:table-cell office:value-type="float" office:value="996" table:style-name="ce7">
            <text:p>996</text:p>
          </table:table-cell>
          <table:table-cell office:value-type="string" office:string-value="рубашка" table:formula="of:=VLOOKUP([.B66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9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2</text:p>
          </table:table-cell>
          <table:table-cell office:value-type="float" office:value="40" table:style-name="ce5">
            <text:p>40</text:p>
          </table:table-cell>
          <table:table-cell office:value-type="float" office:value="997" table:style-name="ce7">
            <text:p>997</text:p>
          </table:table-cell>
          <table:table-cell office:value-type="string" office:string-value="юбка с запахом" table:formula="of:=VLOOKUP([.B67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1</text:p>
          </table:table-cell>
          <table:table-cell office:value-type="float" office:value="51" table:style-name="ce5">
            <text:p>51</text:p>
          </table:table-cell>
          <table:table-cell office:value-type="float" office:value="998" table:style-name="ce7">
            <text:p>998</text:p>
          </table:table-cell>
          <table:table-cell office:value-type="string" office:string-value="юбка с оборкой" table:formula="of:=VLOOKUP([.B67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29</text:p>
          </table:table-cell>
          <table:table-cell office:value-type="float" office:value="74" table:style-name="ce5">
            <text:p>74</text:p>
          </table:table-cell>
          <table:table-cell office:value-type="float" office:value="998" table:style-name="ce7">
            <text:p>998</text:p>
          </table:table-cell>
          <table:table-cell office:value-type="string" office:string-value="рубашка" table:formula="of:=VLOOKUP([.B6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3</text:p>
          </table:table-cell>
          <table:table-cell office:value-type="float" office:value="25" table:style-name="ce5">
            <text:p>25</text:p>
          </table:table-cell>
          <table:table-cell office:value-type="float" office:value="1000" table:style-name="ce7">
            <text:p>1000</text:p>
          </table:table-cell>
          <table:table-cell office:value-type="string" office:string-value="платье с кокеткой" table:formula="of:=VLOOKUP([.B6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5</text:p>
          </table:table-cell>
          <table:table-cell office:value-type="float" office:value="60" table:style-name="ce5">
            <text:p>60</text:p>
          </table:table-cell>
          <table:table-cell office:value-type="float" office:value="1000" table:style-name="ce7">
            <text:p>1000</text:p>
          </table:table-cell>
          <table:table-cell office:value-type="string" office:string-value="брюки зауженные" table:formula="of:=VLOOKUP([.B67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6</text:p>
          </table:table-cell>
          <table:table-cell office:value-type="float" office:value="24" table:style-name="ce5">
            <text:p>24</text:p>
          </table:table-cell>
          <table:table-cell office:value-type="float" office:value="1000" table:style-name="ce7">
            <text:p>1000</text:p>
          </table:table-cell>
          <table:table-cell office:value-type="string" office:string-value="капри" table:formula="of:=VLOOKUP([.B67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6</text:p>
          </table:table-cell>
          <table:table-cell office:value-type="float" office:value="59" table:style-name="ce5">
            <text:p>59</text:p>
          </table:table-cell>
          <table:table-cell office:value-type="float" office:value="1001" table:style-name="ce7">
            <text:p>1001</text:p>
          </table:table-cell>
          <table:table-cell office:value-type="string" office:string-value="блузка с длинным рукавом" table:formula="of:=VLOOKUP([.B67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1</text:p>
          </table:table-cell>
          <table:table-cell office:value-type="float" office:value="102" table:style-name="ce5">
            <text:p>102</text:p>
          </table:table-cell>
          <table:table-cell office:value-type="float" office:value="1001" table:style-name="ce7">
            <text:p>1001</text:p>
          </table:table-cell>
          <table:table-cell office:value-type="string" office:string-value="платье с напуском на талии" table:formula="of:=VLOOKUP([.B67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7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8</text:p>
          </table:table-cell>
          <table:table-cell office:value-type="float" office:value="89" table:style-name="ce5">
            <text:p>89</text:p>
          </table:table-cell>
          <table:table-cell office:value-type="float" office:value="1001" table:style-name="ce7">
            <text:p>1001</text:p>
          </table:table-cell>
          <table:table-cell office:value-type="string" office:string-value="брюки зауженные" table:formula="of:=VLOOKUP([.B67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8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2</text:p>
          </table:table-cell>
          <table:table-cell office:value-type="float" office:value="22" table:style-name="ce5">
            <text:p>22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-туника" table:formula="of:=VLOOKUP([.B67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9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6</text:p>
          </table:table-cell>
          <table:table-cell office:value-type="float" office:value="15" table:style-name="ce5">
            <text:p>15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 макси" table:formula="of:=VLOOKUP([.B68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0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</text:p>
          </table:table-cell>
          <table:table-cell office:value-type="float" office:value="67" table:style-name="ce5">
            <text:p>67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-жилет" table:formula="of:=VLOOKUP([.B68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7</text:p>
          </table:table-cell>
          <table:table-cell office:value-type="float" office:value="21" table:style-name="ce5">
            <text:p>21</text:p>
          </table:table-cell>
          <table:table-cell office:value-type="float" office:value="1002" table:style-name="ce7">
            <text:p>1002</text:p>
          </table:table-cell>
          <table:table-cell office:value-type="string" office:string-value="рубашка" table:formula="of:=VLOOKUP([.B68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2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4</text:p>
          </table:table-cell>
          <table:table-cell office:value-type="float" office:value="26" table:style-name="ce5">
            <text:p>26</text:p>
          </table:table-cell>
          <table:table-cell office:value-type="float" office:value="1006" table:style-name="ce7">
            <text:p>1006</text:p>
          </table:table-cell>
          <table:table-cell office:value-type="string" office:string-value="брюки прямые" table:formula="of:=VLOOKUP([.B68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3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3</text:p>
          </table:table-cell>
          <table:table-cell office:value-type="float" office:value="23" table:style-name="ce5">
            <text:p>23</text:p>
          </table:table-cell>
          <table:table-cell office:value-type="float" office:value="1007" table:style-name="ce7">
            <text:p>1007</text:p>
          </table:table-cell>
          <table:table-cell office:value-type="string" office:string-value="брюки прямые" table:formula="of:=VLOOKUP([.B68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2</text:p>
          </table:table-cell>
          <table:table-cell office:value-type="float" office:value="108" table:style-name="ce5">
            <text:p>108</text:p>
          </table:table-cell>
          <table:table-cell office:value-type="float" office:value="1008" table:style-name="ce7">
            <text:p>1008</text:p>
          </table:table-cell>
          <table:table-cell office:value-type="string" office:string-value="юбка с запахом" table:formula="of:=VLOOKUP([.B68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5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9</text:p>
          </table:table-cell>
          <table:table-cell office:value-type="float" office:value="93" table:style-name="ce5">
            <text:p>93</text:p>
          </table:table-cell>
          <table:table-cell office:value-type="float" office:value="1008" table:style-name="ce7">
            <text:p>1008</text:p>
          </table:table-cell>
          <table:table-cell office:value-type="string" office:string-value="юбка солнце" table:formula="of:=VLOOKUP([.B68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7</text:p>
          </table:table-cell>
          <table:table-cell office:value-type="float" office:value="77" table:style-name="ce5">
            <text:p>77</text:p>
          </table:table-cell>
          <table:table-cell office:value-type="float" office:value="1008" table:style-name="ce7">
            <text:p>1008</text:p>
          </table:table-cell>
          <table:table-cell office:value-type="string" office:string-value="платье с запахом" table:formula="of:=VLOOKUP([.B68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7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2</text:p>
          </table:table-cell>
          <table:table-cell office:value-type="float" office:value="117" table:style-name="ce5">
            <text:p>117</text:p>
          </table:table-cell>
          <table:table-cell office:value-type="float" office:value="1008" table:style-name="ce7">
            <text:p>1008</text:p>
          </table:table-cell>
          <table:table-cell office:value-type="string" office:string-value="платье ретро" table:formula="of:=VLOOKUP([.B688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43</text:p>
          </table:table-cell>
          <table:table-cell office:value-type="float" office:value="80" table:style-name="ce5">
            <text:p>80</text:p>
          </table:table-cell>
          <table:table-cell office:value-type="float" office:value="1009" table:style-name="ce7">
            <text:p>1009</text:p>
          </table:table-cell>
          <table:table-cell office:value-type="string" office:string-value="брюки прямые" table:formula="of:=VLOOKUP([.B6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9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3</text:p>
          </table:table-cell>
          <table:table-cell office:value-type="float" office:value="2" table:style-name="ce5">
            <text:p>2</text:p>
          </table:table-cell>
          <table:table-cell office:value-type="float" office:value="1009" table:style-name="ce7">
            <text:p>1009</text:p>
          </table:table-cell>
          <table:table-cell office:value-type="string" office:string-value="юбка с оборкой" table:formula="of:=VLOOKUP([.B69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8</text:p>
          </table:table-cell>
          <table:table-cell office:value-type="float" office:value="73" table:style-name="ce5">
            <text:p>73</text:p>
          </table:table-cell>
          <table:table-cell office:value-type="float" office:value="1010" table:style-name="ce7">
            <text:p>1010</text:p>
          </table:table-cell>
          <table:table-cell office:value-type="string" office:string-value="блузка с длинным рукавом" table:formula="of:=VLOOKUP([.B69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1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2</text:p>
          </table:table-cell>
          <table:table-cell office:value-type="float" office:value="80" table:style-name="ce5">
            <text:p>80</text:p>
          </table:table-cell>
          <table:table-cell office:value-type="float" office:value="1010" table:style-name="ce7">
            <text:p>1010</text:p>
          </table:table-cell>
          <table:table-cell office:value-type="string" office:string-value="блузка с длинным рукавом" table:formula="of:=VLOOKUP([.B69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4</text:p>
          </table:table-cell>
          <table:table-cell office:value-type="float" office:value="59" table:style-name="ce5">
            <text:p>59</text:p>
          </table:table-cell>
          <table:table-cell office:value-type="float" office:value="1011" table:style-name="ce7">
            <text:p>1011</text:p>
          </table:table-cell>
          <table:table-cell office:value-type="string" office:string-value="блузка с длинным рукавом" table:formula="of:=VLOOKUP([.B69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0</text:p>
          </table:table-cell>
          <table:table-cell office:value-type="float" office:value="62" table:style-name="ce5">
            <text:p>62</text:p>
          </table:table-cell>
          <table:table-cell office:value-type="float" office:value="1011" table:style-name="ce7">
            <text:p>1011</text:p>
          </table:table-cell>
          <table:table-cell office:value-type="string" office:string-value="блузка с длинным рукавом" table:formula="of:=VLOOKUP([.B69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5</text:p>
          </table:table-cell>
          <table:table-cell office:value-type="float" office:value="25" table:style-name="ce5">
            <text:p>25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-сарафан" table:formula="of:=VLOOKUP([.B69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8</text:p>
          </table:table-cell>
          <table:table-cell office:value-type="float" office:value="113" table:style-name="ce5">
            <text:p>113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 ретро" table:formula="of:=VLOOKUP([.B69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5</text:p>
          </table:table-cell>
          <table:table-cell office:value-type="float" office:value="15" table:style-name="ce5">
            <text:p>15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-жилет" table:formula="of:=VLOOKUP([.B69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7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1</text:p>
          </table:table-cell>
          <table:table-cell office:value-type="float" office:value="84" table:style-name="ce5">
            <text:p>84</text:p>
          </table:table-cell>
          <table:table-cell office:value-type="float" office:value="1011" table:style-name="ce7">
            <text:p>1011</text:p>
          </table:table-cell>
          <table:table-cell office:value-type="string" office:string-value="рубашка" table:formula="of:=VLOOKUP([.B69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8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2</text:p>
          </table:table-cell>
          <table:table-cell office:value-type="float" office:value="71" table:style-name="ce5">
            <text:p>71</text:p>
          </table:table-cell>
          <table:table-cell office:value-type="float" office:value="1011" table:style-name="ce7">
            <text:p>1011</text:p>
          </table:table-cell>
          <table:table-cell office:value-type="string" office:string-value="юбка с оборкой" table:formula="of:=VLOOKUP([.B69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3</text:p>
          </table:table-cell>
          <table:table-cell office:value-type="float" office:value="20" table:style-name="ce5">
            <text:p>20</text:p>
          </table:table-cell>
          <table:table-cell office:value-type="float" office:value="1012" table:style-name="ce7">
            <text:p>1012</text:p>
          </table:table-cell>
          <table:table-cell office:value-type="string" office:string-value="брюки прямые" table:formula="of:=VLOOKUP([.B7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</text:p>
          </table:table-cell>
          <table:table-cell office:value-type="float" office:value="41" table:style-name="ce5">
            <text:p>41</text:p>
          </table:table-cell>
          <table:table-cell office:value-type="float" office:value="1012" table:style-name="ce7">
            <text:p>1012</text:p>
          </table:table-cell>
          <table:table-cell office:value-type="string" office:string-value="юбка со складками" table:formula="of:=VLOOKUP([.B70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1</text:p>
          </table:table-cell>
          <table:table-cell office:value-type="float" office:value="9" table:style-name="ce5">
            <text:p>9</text:p>
          </table:table-cell>
          <table:table-cell office:value-type="float" office:value="1012" table:style-name="ce7">
            <text:p>1012</text:p>
          </table:table-cell>
          <table:table-cell office:value-type="string" office:string-value="юбка со складками" table:formula="of:=VLOOKUP([.B70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8</text:p>
          </table:table-cell>
          <table:table-cell office:value-type="float" office:value="3" table:style-name="ce5">
            <text:p>3</text:p>
          </table:table-cell>
          <table:table-cell office:value-type="float" office:value="1013" table:style-name="ce7">
            <text:p>1013</text:p>
          </table:table-cell>
          <table:table-cell office:value-type="string" office:string-value="платье-халат" table:formula="of:=VLOOKUP([.B7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3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3</text:p>
          </table:table-cell>
          <table:table-cell office:value-type="float" office:value="107" table:style-name="ce5">
            <text:p>107</text:p>
          </table:table-cell>
          <table:table-cell office:value-type="float" office:value="1013" table:style-name="ce7">
            <text:p>1013</text:p>
          </table:table-cell>
          <table:table-cell office:value-type="string" office:string-value="рубашка" table:formula="of:=VLOOKUP([.B70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8</text:p>
          </table:table-cell>
          <table:table-cell office:value-type="float" office:value="78" table:style-name="ce5">
            <text:p>78</text:p>
          </table:table-cell>
          <table:table-cell office:value-type="float" office:value="1014" table:style-name="ce7">
            <text:p>1014</text:p>
          </table:table-cell>
          <table:table-cell office:value-type="string" office:string-value="платье-халат" table:formula="of:=VLOOKUP([.B70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5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7</text:p>
          </table:table-cell>
          <table:table-cell office:value-type="float" office:value="32" table:style-name="ce5">
            <text:p>32</text:p>
          </table:table-cell>
          <table:table-cell office:value-type="float" office:value="1014" table:style-name="ce7">
            <text:p>1014</text:p>
          </table:table-cell>
          <table:table-cell office:value-type="string" office:string-value="бриджи" table:formula="of:=VLOOKUP([.B7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41</text:p>
          </table:table-cell>
          <table:table-cell office:value-type="float" office:value="99" table:style-name="ce5">
            <text:p>99</text:p>
          </table:table-cell>
          <table:table-cell office:value-type="float" office:value="1015" table:style-name="ce7">
            <text:p>1015</text:p>
          </table:table-cell>
          <table:table-cell office:value-type="string" office:string-value="брюки прямые" table:formula="of:=VLOOKUP([.B7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9</text:p>
          </table:table-cell>
          <table:table-cell office:value-type="float" office:value="67" table:style-name="ce5">
            <text:p>67</text:p>
          </table:table-cell>
          <table:table-cell office:value-type="float" office:value="1015" table:style-name="ce7">
            <text:p>1015</text:p>
          </table:table-cell>
          <table:table-cell office:value-type="string" office:string-value="юбка полусолнце" table:formula="of:=VLOOKUP([.B70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5</text:p>
          </table:table-cell>
          <table:table-cell office:value-type="float" office:value="34" table:style-name="ce5">
            <text:p>34</text:p>
          </table:table-cell>
          <table:table-cell office:value-type="float" office:value="1015" table:style-name="ce7">
            <text:p>1015</text:p>
          </table:table-cell>
          <table:table-cell office:value-type="string" office:string-value="бриджи" table:formula="of:=VLOOKUP([.B70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7</text:p>
          </table:table-cell>
          <table:table-cell office:value-type="float" office:value="53" table:style-name="ce5">
            <text:p>53</text:p>
          </table:table-cell>
          <table:table-cell office:value-type="float" office:value="1016" table:style-name="ce7">
            <text:p>1016</text:p>
          </table:table-cell>
          <table:table-cell office:value-type="string" office:string-value="платье с напуском на талии" table:formula="of:=VLOOKUP([.B71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4</text:p>
          </table:table-cell>
          <table:table-cell office:value-type="float" office:value="73" table:style-name="ce5">
            <text:p>73</text:p>
          </table:table-cell>
          <table:table-cell office:value-type="float" office:value="1016" table:style-name="ce7">
            <text:p>1016</text:p>
          </table:table-cell>
          <table:table-cell office:value-type="string" office:string-value="брюки прямые" table:formula="of:=VLOOKUP([.B71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1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6</text:p>
          </table:table-cell>
          <table:table-cell office:value-type="float" office:value="76" table:style-name="ce5">
            <text:p>76</text:p>
          </table:table-cell>
          <table:table-cell office:value-type="float" office:value="1017" table:style-name="ce7">
            <text:p>1017</text:p>
          </table:table-cell>
          <table:table-cell office:value-type="string" office:string-value="брюки прямые" table:formula="of:=VLOOKUP([.B71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2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3</text:p>
          </table:table-cell>
          <table:table-cell office:value-type="float" office:value="115" table:style-name="ce5">
            <text:p>115</text:p>
          </table:table-cell>
          <table:table-cell office:value-type="float" office:value="1017" table:style-name="ce7">
            <text:p>1017</text:p>
          </table:table-cell>
          <table:table-cell office:value-type="string" office:string-value="рубашка" table:formula="of:=VLOOKUP([.B7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1</text:p>
          </table:table-cell>
          <table:table-cell office:value-type="float" office:value="57" table:style-name="ce5">
            <text:p>57</text:p>
          </table:table-cell>
          <table:table-cell office:value-type="float" office:value="1018" table:style-name="ce7">
            <text:p>1018</text:p>
          </table:table-cell>
          <table:table-cell office:value-type="string" office:string-value="брюки зауженные" table:formula="of:=VLOOKUP([.B7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6</text:p>
          </table:table-cell>
          <table:table-cell office:value-type="float" office:value="100" table:style-name="ce5">
            <text:p>100</text:p>
          </table:table-cell>
          <table:table-cell office:value-type="float" office:value="1018" table:style-name="ce7">
            <text:p>1018</text:p>
          </table:table-cell>
          <table:table-cell office:value-type="string" office:string-value="брюки клеш" table:formula="of:=VLOOKUP([.B71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</text:p>
          </table:table-cell>
          <table:table-cell office:value-type="float" office:value="81" table:style-name="ce5">
            <text:p>81</text:p>
          </table:table-cell>
          <table:table-cell office:value-type="float" office:value="1019" table:style-name="ce7">
            <text:p>1019</text:p>
          </table:table-cell>
          <table:table-cell office:value-type="string" office:string-value="платье с напуском на талии" table:formula="of:=VLOOKUP([.B71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</text:p>
          </table:table-cell>
          <table:table-cell office:value-type="float" office:value="101" table:style-name="ce5">
            <text:p>101</text:p>
          </table:table-cell>
          <table:table-cell office:value-type="float" office:value="1019" table:style-name="ce7">
            <text:p>1019</text:p>
          </table:table-cell>
          <table:table-cell office:value-type="string" office:string-value="платье-трансформер" table:formula="of:=VLOOKUP([.B71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1020" table:style-name="ce7">
            <text:p>1020</text:p>
          </table:table-cell>
          <table:table-cell office:value-type="string" office:string-value="блузка с длинным рукавом" table:formula="of:=VLOOKUP([.B71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6</text:p>
          </table:table-cell>
          <table:table-cell office:value-type="float" office:value="8" table:style-name="ce5">
            <text:p>8</text:p>
          </table:table-cell>
          <table:table-cell office:value-type="float" office:value="1020" table:style-name="ce7">
            <text:p>1020</text:p>
          </table:table-cell>
          <table:table-cell office:value-type="string" office:string-value="платье-рубашка" table:formula="of:=VLOOKUP([.B71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6</text:p>
          </table:table-cell>
          <table:table-cell office:value-type="float" office:value="77" table:style-name="ce5">
            <text:p>77</text:p>
          </table:table-cell>
          <table:table-cell office:value-type="float" office:value="1020" table:style-name="ce7">
            <text:p>1020</text:p>
          </table:table-cell>
          <table:table-cell office:value-type="string" office:string-value="платье ретро" table:formula="of:=VLOOKUP([.B72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5</text:p>
          </table:table-cell>
          <table:table-cell office:value-type="float" office:value="102" table:style-name="ce5">
            <text:p>102</text:p>
          </table:table-cell>
          <table:table-cell office:value-type="float" office:value="1022" table:style-name="ce7">
            <text:p>1022</text:p>
          </table:table-cell>
          <table:table-cell office:value-type="string" office:string-value="платье-трапеция" table:formula="of:=VLOOKUP([.B7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7</text:p>
          </table:table-cell>
          <table:table-cell office:value-type="float" office:value="70" table:style-name="ce5">
            <text:p>70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-сарафан" table:formula="of:=VLOOKUP([.B72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4</text:p>
          </table:table-cell>
          <table:table-cell office:value-type="float" office:value="71" table:style-name="ce5">
            <text:p>71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 ретро" table:formula="of:=VLOOKUP([.B7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5</text:p>
          </table:table-cell>
          <table:table-cell office:value-type="float" office:value="11" table:style-name="ce5">
            <text:p>11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-трапеция" table:formula="of:=VLOOKUP([.B7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4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3</text:p>
          </table:table-cell>
          <table:table-cell office:value-type="float" office:value="34" table:style-name="ce5">
            <text:p>34</text:p>
          </table:table-cell>
          <table:table-cell office:value-type="float" office:value="1024" table:style-name="ce7">
            <text:p>1024</text:p>
          </table:table-cell>
          <table:table-cell office:value-type="string" office:string-value="платье с кокеткой" table:formula="of:=VLOOKUP([.B7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5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</text:p>
          </table:table-cell>
          <table:table-cell office:value-type="float" office:value="13" table:style-name="ce5">
            <text:p>13</text:p>
          </table:table-cell>
          <table:table-cell office:value-type="float" office:value="1024" table:style-name="ce7">
            <text:p>1024</text:p>
          </table:table-cell>
          <table:table-cell office:value-type="string" office:string-value="юбка со складками" table:formula="of:=VLOOKUP([.B726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7</text:p>
          </table:table-cell>
          <table:table-cell office:value-type="float" office:value="66" table:style-name="ce5">
            <text:p>66</text:p>
          </table:table-cell>
          <table:table-cell office:value-type="float" office:value="1025" table:style-name="ce7">
            <text:p>1025</text:p>
          </table:table-cell>
          <table:table-cell office:value-type="string" office:string-value="платье с запахом" table:formula="of:=VLOOKUP([.B72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43</text:p>
          </table:table-cell>
          <table:table-cell office:value-type="float" office:value="82" table:style-name="ce5">
            <text:p>82</text:p>
          </table:table-cell>
          <table:table-cell office:value-type="float" office:value="1027" table:style-name="ce7">
            <text:p>1027</text:p>
          </table:table-cell>
          <table:table-cell office:value-type="string" office:string-value="юбка полусолнце" table:formula="of:=VLOOKUP([.B72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0</text:p>
          </table:table-cell>
          <table:table-cell office:value-type="float" office:value="62" table:style-name="ce5">
            <text:p>62</text:p>
          </table:table-cell>
          <table:table-cell office:value-type="float" office:value="1027" table:style-name="ce7">
            <text:p>1027</text:p>
          </table:table-cell>
          <table:table-cell office:value-type="string" office:string-value="платье макси" table:formula="of:=VLOOKUP([.B72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9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7</text:p>
          </table:table-cell>
          <table:table-cell office:value-type="float" office:value="102" table:style-name="ce5">
            <text:p>102</text:p>
          </table:table-cell>
          <table:table-cell office:value-type="float" office:value="1027" table:style-name="ce7">
            <text:p>1027</text:p>
          </table:table-cell>
          <table:table-cell office:value-type="string" office:string-value="юбка с оборкой" table:formula="of:=VLOOKUP([.B73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2</text:p>
          </table:table-cell>
          <table:table-cell office:value-type="float" office:value="102" table:style-name="ce5">
            <text:p>102</text:p>
          </table:table-cell>
          <table:table-cell office:value-type="float" office:value="1028" table:style-name="ce7">
            <text:p>1028</text:p>
          </table:table-cell>
          <table:table-cell office:value-type="string" office:string-value="блузка с длинным рукавом" table:formula="of:=VLOOKUP([.B7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6</text:p>
          </table:table-cell>
          <table:table-cell office:value-type="float" office:value="1" table:style-name="ce5">
            <text:p>1</text:p>
          </table:table-cell>
          <table:table-cell office:value-type="float" office:value="1028" table:style-name="ce7">
            <text:p>1028</text:p>
          </table:table-cell>
          <table:table-cell office:value-type="string" office:string-value="юбка солнце" table:formula="of:=VLOOKUP([.B73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2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0</text:p>
          </table:table-cell>
          <table:table-cell office:value-type="float" office:value="97" table:style-name="ce5">
            <text:p>97</text:p>
          </table:table-cell>
          <table:table-cell office:value-type="float" office:value="1028" table:style-name="ce7">
            <text:p>1028</text:p>
          </table:table-cell>
          <table:table-cell office:value-type="string" office:string-value="платье макси" table:formula="of:=VLOOKUP([.B733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3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</text:p>
          </table:table-cell>
          <table:table-cell office:value-type="float" office:value="111" table:style-name="ce5">
            <text:p>111</text:p>
          </table:table-cell>
          <table:table-cell office:value-type="float" office:value="1029" table:style-name="ce7">
            <text:p>1029</text:p>
          </table:table-cell>
          <table:table-cell office:value-type="string" office:string-value="платье прямое" table:formula="of:=VLOOKUP([.B73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8</text:p>
          </table:table-cell>
          <table:table-cell office:value-type="float" office:value="113" table:style-name="ce5">
            <text:p>113</text:p>
          </table:table-cell>
          <table:table-cell office:value-type="float" office:value="1029" table:style-name="ce7">
            <text:p>1029</text:p>
          </table:table-cell>
          <table:table-cell office:value-type="string" office:string-value="платье прямое" table:formula="of:=VLOOKUP([.B7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5</text:p>
          </table:table-cell>
          <table:table-cell office:value-type="float" office:value="99" table:style-name="ce5">
            <text:p>99</text:p>
          </table:table-cell>
          <table:table-cell office:value-type="float" office:value="1029" table:style-name="ce7">
            <text:p>1029</text:p>
          </table:table-cell>
          <table:table-cell office:value-type="string" office:string-value="юбка полусолнце" table:formula="of:=VLOOKUP([.B73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4</text:p>
          </table:table-cell>
          <table:table-cell office:value-type="float" office:value="120" table:style-name="ce5">
            <text:p>120</text:p>
          </table:table-cell>
          <table:table-cell office:value-type="float" office:value="1029" table:style-name="ce7">
            <text:p>1029</text:p>
          </table:table-cell>
          <table:table-cell office:value-type="string" office:string-value="капри" table:formula="of:=VLOOKUP([.B7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7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</text:p>
          </table:table-cell>
          <table:table-cell office:value-type="float" office:value="33" table:style-name="ce5">
            <text:p>33</text:p>
          </table:table-cell>
          <table:table-cell office:value-type="float" office:value="1029" table:style-name="ce7">
            <text:p>1029</text:p>
          </table:table-cell>
          <table:table-cell office:value-type="string" office:string-value="юбка с оборкой" table:formula="of:=VLOOKUP([.B73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8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2</text:p>
          </table:table-cell>
          <table:table-cell office:value-type="float" office:value="107" table:style-name="ce5">
            <text:p>107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-халат" table:formula="of:=VLOOKUP([.B739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8</text:p>
          </table:table-cell>
          <table:table-cell office:value-type="float" office:value="41" table:style-name="ce5">
            <text:p>41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 с кокеткой" table:formula="of:=VLOOKUP([.B74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0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7</text:p>
          </table:table-cell>
          <table:table-cell office:value-type="float" office:value="35" table:style-name="ce5">
            <text:p>35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-трансформер" table:formula="of:=VLOOKUP([.B74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1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6</text:p>
          </table:table-cell>
          <table:table-cell office:value-type="float" office:value="82" table:style-name="ce5">
            <text:p>82</text:p>
          </table:table-cell>
          <table:table-cell office:value-type="float" office:value="1030" table:style-name="ce7">
            <text:p>1030</text:p>
          </table:table-cell>
          <table:table-cell office:value-type="string" office:string-value="бермуды" table:formula="of:=VLOOKUP([.B74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0</text:p>
          </table:table-cell>
          <table:table-cell office:value-type="float" office:value="42" table:style-name="ce5">
            <text:p>42</text:p>
          </table:table-cell>
          <table:table-cell office:value-type="float" office:value="1031" table:style-name="ce7">
            <text:p>1031</text:p>
          </table:table-cell>
          <table:table-cell office:value-type="string" office:string-value="юбка с запахом" table:formula="of:=VLOOKUP([.B7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3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4</text:p>
          </table:table-cell>
          <table:table-cell office:value-type="float" office:value="62" table:style-name="ce5">
            <text:p>62</text:p>
          </table:table-cell>
          <table:table-cell office:value-type="float" office:value="1031" table:style-name="ce7">
            <text:p>1031</text:p>
          </table:table-cell>
          <table:table-cell office:value-type="string" office:string-value="рубашка" table:formula="of:=VLOOKUP([.B7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4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7</text:p>
          </table:table-cell>
          <table:table-cell office:value-type="float" office:value="82" table:style-name="ce5">
            <text:p>82</text:p>
          </table:table-cell>
          <table:table-cell office:value-type="float" office:value="1031" table:style-name="ce7">
            <text:p>1031</text:p>
          </table:table-cell>
          <table:table-cell office:value-type="string" office:string-value="брюки прямые" table:formula="of:=VLOOKUP([.B74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5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1</text:p>
          </table:table-cell>
          <table:table-cell office:value-type="float" office:value="15" table:style-name="ce5">
            <text:p>15</text:p>
          </table:table-cell>
          <table:table-cell office:value-type="float" office:value="1031" table:style-name="ce7">
            <text:p>1031</text:p>
          </table:table-cell>
          <table:table-cell office:value-type="string" office:string-value="рубашка" table:formula="of:=VLOOKUP([.B7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7</text:p>
          </table:table-cell>
          <table:table-cell office:value-type="float" office:value="69" table:style-name="ce5">
            <text:p>69</text:p>
          </table:table-cell>
          <table:table-cell office:value-type="float" office:value="1032" table:style-name="ce7">
            <text:p>1032</text:p>
          </table:table-cell>
          <table:table-cell office:value-type="string" office:string-value="платье-трапеция" table:formula="of:=VLOOKUP([.B74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3</text:p>
          </table:table-cell>
          <table:table-cell office:value-type="float" office:value="20" table:style-name="ce5">
            <text:p>20</text:p>
          </table:table-cell>
          <table:table-cell office:value-type="float" office:value="1033" table:style-name="ce7">
            <text:p>1033</text:p>
          </table:table-cell>
          <table:table-cell office:value-type="string" office:string-value="юбка солнце" table:formula="of:=VLOOKUP([.B74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8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1</text:p>
          </table:table-cell>
          <table:table-cell office:value-type="float" office:value="96" table:style-name="ce5">
            <text:p>96</text:p>
          </table:table-cell>
          <table:table-cell office:value-type="float" office:value="1033" table:style-name="ce7">
            <text:p>1033</text:p>
          </table:table-cell>
          <table:table-cell office:value-type="string" office:string-value="капри" table:formula="of:=VLOOKUP([.B74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4</text:p>
          </table:table-cell>
          <table:table-cell office:value-type="float" office:value="3" table:style-name="ce5">
            <text:p>3</text:p>
          </table:table-cell>
          <table:table-cell office:value-type="float" office:value="1033" table:style-name="ce7">
            <text:p>1033</text:p>
          </table:table-cell>
          <table:table-cell office:value-type="string" office:string-value="платье-рубашка" table:formula="of:=VLOOKUP([.B75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2</text:p>
          </table:table-cell>
          <table:table-cell office:value-type="float" office:value="64" table:style-name="ce5">
            <text:p>64</text:p>
          </table:table-cell>
          <table:table-cell office:value-type="float" office:value="1033" table:style-name="ce7">
            <text:p>1033</text:p>
          </table:table-cell>
          <table:table-cell office:value-type="string" office:string-value="брюки прямые" table:formula="of:=VLOOKUP([.B75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1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1</text:p>
          </table:table-cell>
          <table:table-cell office:value-type="float" office:value="110" table:style-name="ce5">
            <text:p>110</text:p>
          </table:table-cell>
          <table:table-cell office:value-type="float" office:value="1033" table:style-name="ce7">
            <text:p>1033</text:p>
          </table:table-cell>
          <table:table-cell office:value-type="string" office:string-value="платье-трансформер" table:formula="of:=VLOOKUP([.B752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2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1034" table:style-name="ce7">
            <text:p>1034</text:p>
          </table:table-cell>
          <table:table-cell office:value-type="string" office:string-value="брюки прямые" table:formula="of:=VLOOKUP([.B7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9</text:p>
          </table:table-cell>
          <table:table-cell office:value-type="float" office:value="92" table:style-name="ce5">
            <text:p>92</text:p>
          </table:table-cell>
          <table:table-cell office:value-type="float" office:value="1036" table:style-name="ce7">
            <text:p>1036</text:p>
          </table:table-cell>
          <table:table-cell office:value-type="string" office:string-value="платье-сарафан" table:formula="of:=VLOOKUP([.B75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1036" table:style-name="ce7">
            <text:p>1036</text:p>
          </table:table-cell>
          <table:table-cell office:value-type="string" office:string-value="платье-сарафан" table:formula="of:=VLOOKUP([.B75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5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7</text:p>
          </table:table-cell>
          <table:table-cell office:value-type="float" office:value="79" table:style-name="ce5">
            <text:p>79</text:p>
          </table:table-cell>
          <table:table-cell office:value-type="float" office:value="1036" table:style-name="ce7">
            <text:p>1036</text:p>
          </table:table-cell>
          <table:table-cell office:value-type="string" office:string-value="брюки зауженные" table:formula="of:=VLOOKUP([.B756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1</text:p>
          </table:table-cell>
          <table:table-cell office:value-type="float" office:value="90" table:style-name="ce5">
            <text:p>90</text:p>
          </table:table-cell>
          <table:table-cell office:value-type="float" office:value="1037" table:style-name="ce7">
            <text:p>1037</text:p>
          </table:table-cell>
          <table:table-cell office:value-type="string" office:string-value="платье-трансформер" table:formula="of:=VLOOKUP([.B75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7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6</text:p>
          </table:table-cell>
          <table:table-cell office:value-type="float" office:value="63" table:style-name="ce5">
            <text:p>63</text:p>
          </table:table-cell>
          <table:table-cell office:value-type="float" office:value="1037" table:style-name="ce7">
            <text:p>1037</text:p>
          </table:table-cell>
          <table:table-cell office:value-type="string" office:string-value="юбка с оборкой" table:formula="of:=VLOOKUP([.B7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8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3</text:p>
          </table:table-cell>
          <table:table-cell office:value-type="float" office:value="73" table:style-name="ce5">
            <text:p>73</text:p>
          </table:table-cell>
          <table:table-cell office:value-type="float" office:value="1039" table:style-name="ce7">
            <text:p>1039</text:p>
          </table:table-cell>
          <table:table-cell office:value-type="string" office:string-value="платье с запахом" table:formula="of:=VLOOKUP([.B75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5</text:p>
          </table:table-cell>
          <table:table-cell office:value-type="float" office:value="60" table:style-name="ce5">
            <text:p>60</text:p>
          </table:table-cell>
          <table:table-cell office:value-type="float" office:value="1039" table:style-name="ce7">
            <text:p>1039</text:p>
          </table:table-cell>
          <table:table-cell office:value-type="string" office:string-value="платье миди" table:formula="of:=VLOOKUP([.B7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0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8</text:p>
          </table:table-cell>
          <table:table-cell office:value-type="float" office:value="48" table:style-name="ce5">
            <text:p>48</text:p>
          </table:table-cell>
          <table:table-cell office:value-type="float" office:value="1040" table:style-name="ce7">
            <text:p>1040</text:p>
          </table:table-cell>
          <table:table-cell office:value-type="string" office:string-value="платье ретро" table:formula="of:=VLOOKUP([.B76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1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9</text:p>
          </table:table-cell>
          <table:table-cell office:value-type="float" office:value="93" table:style-name="ce5">
            <text:p>93</text:p>
          </table:table-cell>
          <table:table-cell office:value-type="float" office:value="1042" table:style-name="ce7">
            <text:p>1042</text:p>
          </table:table-cell>
          <table:table-cell office:value-type="string" office:string-value="капри" table:formula="of:=VLOOKUP([.B76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2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2</text:p>
          </table:table-cell>
          <table:table-cell office:value-type="float" office:value="32" table:style-name="ce5">
            <text:p>32</text:p>
          </table:table-cell>
          <table:table-cell office:value-type="float" office:value="1042" table:style-name="ce7">
            <text:p>1042</text:p>
          </table:table-cell>
          <table:table-cell office:value-type="string" office:string-value="капри" table:formula="of:=VLOOKUP([.B76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1</text:p>
          </table:table-cell>
          <table:table-cell office:value-type="float" office:value="89" table:style-name="ce5">
            <text:p>89</text:p>
          </table:table-cell>
          <table:table-cell office:value-type="float" office:value="1043" table:style-name="ce7">
            <text:p>1043</text:p>
          </table:table-cell>
          <table:table-cell office:value-type="string" office:string-value="брюки прямые" table:formula="of:=VLOOKUP([.B7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4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9</text:p>
          </table:table-cell>
          <table:table-cell office:value-type="float" office:value="62" table:style-name="ce5">
            <text:p>62</text:p>
          </table:table-cell>
          <table:table-cell office:value-type="float" office:value="1043" table:style-name="ce7">
            <text:p>1043</text:p>
          </table:table-cell>
          <table:table-cell office:value-type="string" office:string-value="юбка с оборкой" table:formula="of:=VLOOKUP([.B76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3</text:p>
          </table:table-cell>
          <table:table-cell office:value-type="float" office:value="8" table:style-name="ce5">
            <text:p>8</text:p>
          </table:table-cell>
          <table:table-cell office:value-type="float" office:value="1044" table:style-name="ce7">
            <text:p>1044</text:p>
          </table:table-cell>
          <table:table-cell office:value-type="string" office:string-value="юбка полусолнце" table:formula="of:=VLOOKUP([.B76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7</text:p>
          </table:table-cell>
          <table:table-cell office:value-type="float" office:value="41" table:style-name="ce5">
            <text:p>41</text:p>
          </table:table-cell>
          <table:table-cell office:value-type="float" office:value="1045" table:style-name="ce7">
            <text:p>1045</text:p>
          </table:table-cell>
          <table:table-cell office:value-type="string" office:string-value="рубашка" table:formula="of:=VLOOKUP([.B76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8</text:p>
          </table:table-cell>
          <table:table-cell office:value-type="float" office:value="38" table:style-name="ce5">
            <text:p>38</text:p>
          </table:table-cell>
          <table:table-cell office:value-type="float" office:value="1046" table:style-name="ce7">
            <text:p>1046</text:p>
          </table:table-cell>
          <table:table-cell office:value-type="string" office:string-value="бриджи" table:formula="of:=VLOOKUP([.B7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6</text:p>
          </table:table-cell>
          <table:table-cell office:value-type="float" office:value="6" table:style-name="ce5">
            <text:p>6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 с кокеткой" table:formula="of:=VLOOKUP([.B76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8</text:p>
          </table:table-cell>
          <table:table-cell office:value-type="float" office:value="86" table:style-name="ce5">
            <text:p>86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 с кокеткой" table:formula="of:=VLOOKUP([.B7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0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3</text:p>
          </table:table-cell>
          <table:table-cell office:value-type="float" office:value="41" table:style-name="ce5">
            <text:p>41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-трансформер" table:formula="of:=VLOOKUP([.B77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7</text:p>
          </table:table-cell>
          <table:table-cell office:value-type="float" office:value="34" table:style-name="ce5">
            <text:p>34</text:p>
          </table:table-cell>
          <table:table-cell office:value-type="float" office:value="1047" table:style-name="ce7">
            <text:p>1047</text:p>
          </table:table-cell>
          <table:table-cell office:value-type="string" office:string-value="юбка со складками" table:formula="of:=VLOOKUP([.B77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41</text:p>
          </table:table-cell>
          <table:table-cell office:value-type="float" office:value="68" table:style-name="ce5">
            <text:p>68</text:p>
          </table:table-cell>
          <table:table-cell office:value-type="float" office:value="1047" table:style-name="ce7">
            <text:p>1047</text:p>
          </table:table-cell>
          <table:table-cell office:value-type="string" office:string-value="юбка с оборкой" table:formula="of:=VLOOKUP([.B7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43</text:p>
          </table:table-cell>
          <table:table-cell office:value-type="float" office:value="31" table:style-name="ce5">
            <text:p>31</text:p>
          </table:table-cell>
          <table:table-cell office:value-type="float" office:value="1049" table:style-name="ce7">
            <text:p>1049</text:p>
          </table:table-cell>
          <table:table-cell office:value-type="string" office:string-value="капри" table:formula="of:=VLOOKUP([.B77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2</text:p>
          </table:table-cell>
          <table:table-cell office:value-type="float" office:value="4" table:style-name="ce5">
            <text:p>4</text:p>
          </table:table-cell>
          <table:table-cell office:value-type="float" office:value="1049" table:style-name="ce7">
            <text:p>1049</text:p>
          </table:table-cell>
          <table:table-cell office:value-type="string" office:string-value="юбка с оборкой" table:formula="of:=VLOOKUP([.B77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5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41</text:p>
          </table:table-cell>
          <table:table-cell office:value-type="float" office:value="118" table:style-name="ce5">
            <text:p>118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 миди" table:formula="of:=VLOOKUP([.B7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6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3</text:p>
          </table:table-cell>
          <table:table-cell office:value-type="float" office:value="28" table:style-name="ce5">
            <text:p>28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 прямое" table:formula="of:=VLOOKUP([.B77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4</text:p>
          </table:table-cell>
          <table:table-cell office:value-type="float" office:value="19" table:style-name="ce5">
            <text:p>19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-халат" table:formula="of:=VLOOKUP([.B77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4</text:p>
          </table:table-cell>
          <table:table-cell office:value-type="float" office:value="66" table:style-name="ce5">
            <text:p>66</text:p>
          </table:table-cell>
          <table:table-cell office:value-type="float" office:value="1051" table:style-name="ce7">
            <text:p>1051</text:p>
          </table:table-cell>
          <table:table-cell office:value-type="string" office:string-value="брюки клеш" table:formula="of:=VLOOKUP([.B77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</text:p>
          </table:table-cell>
          <table:table-cell office:value-type="float" office:value="35" table:style-name="ce5">
            <text:p>35</text:p>
          </table:table-cell>
          <table:table-cell office:value-type="float" office:value="1052" table:style-name="ce7">
            <text:p>1052</text:p>
          </table:table-cell>
          <table:table-cell office:value-type="string" office:string-value="платье-трапеция" table:formula="of:=VLOOKUP([.B78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0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2</text:p>
          </table:table-cell>
          <table:table-cell office:value-type="float" office:value="118" table:style-name="ce5">
            <text:p>118</text:p>
          </table:table-cell>
          <table:table-cell office:value-type="float" office:value="1053" table:style-name="ce7">
            <text:p>1053</text:p>
          </table:table-cell>
          <table:table-cell office:value-type="string" office:string-value="платье-рубашка" table:formula="of:=VLOOKUP([.B78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1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5</text:p>
          </table:table-cell>
          <table:table-cell office:value-type="float" office:value="85" table:style-name="ce5">
            <text:p>85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 с кокеткой" table:formula="of:=VLOOKUP([.B78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2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4</text:p>
          </table:table-cell>
          <table:table-cell office:value-type="float" office:value="67" table:style-name="ce5">
            <text:p>67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-кимоно" table:formula="of:=VLOOKUP([.B783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3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6</text:p>
          </table:table-cell>
          <table:table-cell office:value-type="float" office:value="51" table:style-name="ce5">
            <text:p>51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-халат" table:formula="of:=VLOOKUP([.B78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8</text:p>
          </table:table-cell>
          <table:table-cell office:value-type="float" office:value="33" table:style-name="ce5">
            <text:p>33</text:p>
          </table:table-cell>
          <table:table-cell office:value-type="float" office:value="1054" table:style-name="ce7">
            <text:p>1054</text:p>
          </table:table-cell>
          <table:table-cell office:value-type="string" office:string-value="брюки клеш" table:formula="of:=VLOOKUP([.B78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8</text:p>
          </table:table-cell>
          <table:table-cell office:value-type="float" office:value="96" table:style-name="ce5">
            <text:p>96</text:p>
          </table:table-cell>
          <table:table-cell office:value-type="float" office:value="1056" table:style-name="ce7">
            <text:p>1056</text:p>
          </table:table-cell>
          <table:table-cell office:value-type="string" office:string-value="блузка с длинным рукавом" table:formula="of:=VLOOKUP([.B7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5</text:p>
          </table:table-cell>
          <table:table-cell office:value-type="float" office:value="97" table:style-name="ce5">
            <text:p>97</text:p>
          </table:table-cell>
          <table:table-cell office:value-type="float" office:value="1056" table:style-name="ce7">
            <text:p>1056</text:p>
          </table:table-cell>
          <table:table-cell office:value-type="string" office:string-value="платье-сарафан" table:formula="of:=VLOOKUP([.B78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9</text:p>
          </table:table-cell>
          <table:table-cell office:value-type="float" office:value="63" table:style-name="ce5">
            <text:p>63</text:p>
          </table:table-cell>
          <table:table-cell office:value-type="float" office:value="1056" table:style-name="ce7">
            <text:p>1056</text:p>
          </table:table-cell>
          <table:table-cell office:value-type="string" office:string-value="платье-трансформер" table:formula="of:=VLOOKUP([.B78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7</text:p>
          </table:table-cell>
          <table:table-cell office:value-type="float" office:value="54" table:style-name="ce5">
            <text:p>54</text:p>
          </table:table-cell>
          <table:table-cell office:value-type="float" office:value="1057" table:style-name="ce7">
            <text:p>1057</text:p>
          </table:table-cell>
          <table:table-cell office:value-type="string" office:string-value="юбка полусолнце" table:formula="of:=VLOOKUP([.B78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1</text:p>
          </table:table-cell>
          <table:table-cell office:value-type="float" office:value="23" table:style-name="ce5">
            <text:p>23</text:p>
          </table:table-cell>
          <table:table-cell office:value-type="float" office:value="1057" table:style-name="ce7">
            <text:p>1057</text:p>
          </table:table-cell>
          <table:table-cell office:value-type="string" office:string-value="платье с напуском на талии" table:formula="of:=VLOOKUP([.B79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2</text:p>
          </table:table-cell>
          <table:table-cell office:value-type="float" office:value="103" table:style-name="ce5">
            <text:p>103</text:p>
          </table:table-cell>
          <table:table-cell office:value-type="float" office:value="1059" table:style-name="ce7">
            <text:p>1059</text:p>
          </table:table-cell>
          <table:table-cell office:value-type="string" office:string-value="платье макси" table:formula="of:=VLOOKUP([.B79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1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2</text:p>
          </table:table-cell>
          <table:table-cell office:value-type="float" office:value="23" table:style-name="ce5">
            <text:p>23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туника" table:formula="of:=VLOOKUP([.B79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8</text:p>
          </table:table-cell>
          <table:table-cell office:value-type="float" office:value="54" table:style-name="ce5">
            <text:p>54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халат" table:formula="of:=VLOOKUP([.B79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3</text:p>
          </table:table-cell>
          <table:table-cell office:value-type="float" office:value="29" table:style-name="ce5">
            <text:p>29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трапеция" table:formula="of:=VLOOKUP([.B7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8</text:p>
          </table:table-cell>
          <table:table-cell office:value-type="float" office:value="96" table:style-name="ce5">
            <text:p>96</text:p>
          </table:table-cell>
          <table:table-cell office:value-type="float" office:value="1061" table:style-name="ce7">
            <text:p>1061</text:p>
          </table:table-cell>
          <table:table-cell office:value-type="string" office:string-value="платье прямое" table:formula="of:=VLOOKUP([.B7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</text:p>
          </table:table-cell>
          <table:table-cell office:value-type="float" office:value="66" table:style-name="ce5">
            <text:p>66</text:p>
          </table:table-cell>
          <table:table-cell office:value-type="float" office:value="1063" table:style-name="ce7">
            <text:p>1063</text:p>
          </table:table-cell>
          <table:table-cell office:value-type="string" office:string-value="блузка с длинным рукавом" table:formula="of:=VLOOKUP([.B7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0</text:p>
          </table:table-cell>
          <table:table-cell office:value-type="float" office:value="92" table:style-name="ce5">
            <text:p>92</text:p>
          </table:table-cell>
          <table:table-cell office:value-type="float" office:value="1063" table:style-name="ce7">
            <text:p>1063</text:p>
          </table:table-cell>
          <table:table-cell office:value-type="string" office:string-value="капри" table:formula="of:=VLOOKUP([.B79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5</text:p>
          </table:table-cell>
          <table:table-cell office:value-type="float" office:value="32" table:style-name="ce5">
            <text:p>32</text:p>
          </table:table-cell>
          <table:table-cell office:value-type="float" office:value="1065" table:style-name="ce7">
            <text:p>1065</text:p>
          </table:table-cell>
          <table:table-cell office:value-type="string" office:string-value="платье с напуском на талии" table:formula="of:=VLOOKUP([.B79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8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7</text:p>
          </table:table-cell>
          <table:table-cell office:value-type="float" office:value="22" table:style-name="ce5">
            <text:p>22</text:p>
          </table:table-cell>
          <table:table-cell office:value-type="float" office:value="1066" table:style-name="ce7">
            <text:p>1066</text:p>
          </table:table-cell>
          <table:table-cell office:value-type="string" office:string-value="платье с кокеткой" table:formula="of:=VLOOKUP([.B7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1</text:p>
          </table:table-cell>
          <table:table-cell office:value-type="float" office:value="18" table:style-name="ce5">
            <text:p>18</text:p>
          </table:table-cell>
          <table:table-cell office:value-type="float" office:value="1066" table:style-name="ce7">
            <text:p>1066</text:p>
          </table:table-cell>
          <table:table-cell office:value-type="string" office:string-value="брюки прямые" table:formula="of:=VLOOKUP([.B8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0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6</text:p>
          </table:table-cell>
          <table:table-cell office:value-type="float" office:value="27" table:style-name="ce5">
            <text:p>27</text:p>
          </table:table-cell>
          <table:table-cell office:value-type="float" office:value="1066" table:style-name="ce7">
            <text:p>1066</text:p>
          </table:table-cell>
          <table:table-cell office:value-type="string" office:string-value="бриджи" table:formula="of:=VLOOKUP([.B801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0</text:p>
          </table:table-cell>
          <table:table-cell office:value-type="float" office:value="27" table:style-name="ce5">
            <text:p>27</text:p>
          </table:table-cell>
          <table:table-cell office:value-type="float" office:value="1066" table:style-name="ce7">
            <text:p>1066</text:p>
          </table:table-cell>
          <table:table-cell office:value-type="string" office:string-value="капри" table:formula="of:=VLOOKUP([.B80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5</text:p>
          </table:table-cell>
          <table:table-cell office:value-type="float" office:value="98" table:style-name="ce5">
            <text:p>98</text:p>
          </table:table-cell>
          <table:table-cell office:value-type="float" office:value="1067" table:style-name="ce7">
            <text:p>1067</text:p>
          </table:table-cell>
          <table:table-cell office:value-type="string" office:string-value="юбка с оборкой" table:formula="of:=VLOOKUP([.B80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3</text:p>
          </table:table-cell>
          <table:table-cell office:value-type="float" office:value="8" table:style-name="ce5">
            <text:p>8</text:p>
          </table:table-cell>
          <table:table-cell office:value-type="float" office:value="1068" table:style-name="ce7">
            <text:p>1068</text:p>
          </table:table-cell>
          <table:table-cell office:value-type="string" office:string-value="юбка полусолнце" table:formula="of:=VLOOKUP([.B80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4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4</text:p>
          </table:table-cell>
          <table:table-cell office:value-type="float" office:value="99" table:style-name="ce5">
            <text:p>99</text:p>
          </table:table-cell>
          <table:table-cell office:value-type="float" office:value="1068" table:style-name="ce7">
            <text:p>1068</text:p>
          </table:table-cell>
          <table:table-cell office:value-type="string" office:string-value="платье-туника" table:formula="of:=VLOOKUP([.B80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8</text:p>
          </table:table-cell>
          <table:table-cell office:value-type="float" office:value="86" table:style-name="ce5">
            <text:p>86</text:p>
          </table:table-cell>
          <table:table-cell office:value-type="float" office:value="1068" table:style-name="ce7">
            <text:p>1068</text:p>
          </table:table-cell>
          <table:table-cell office:value-type="string" office:string-value="бриджи" table:formula="of:=VLOOKUP([.B8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2</text:p>
          </table:table-cell>
          <table:table-cell office:value-type="float" office:value="29" table:style-name="ce5">
            <text:p>29</text:p>
          </table:table-cell>
          <table:table-cell office:value-type="float" office:value="1068" table:style-name="ce7">
            <text:p>1068</text:p>
          </table:table-cell>
          <table:table-cell office:value-type="string" office:string-value="брюки прямые" table:formula="of:=VLOOKUP([.B8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6</text:p>
          </table:table-cell>
          <table:table-cell office:value-type="float" office:value="11" table:style-name="ce5">
            <text:p>11</text:p>
          </table:table-cell>
          <table:table-cell office:value-type="float" office:value="1069" table:style-name="ce7">
            <text:p>1069</text:p>
          </table:table-cell>
          <table:table-cell office:value-type="string" office:string-value="блузка с длинным рукавом" table:formula="of:=VLOOKUP([.B8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2</text:p>
          </table:table-cell>
          <table:table-cell office:value-type="float" office:value="55" table:style-name="ce5">
            <text:p>55</text:p>
          </table:table-cell>
          <table:table-cell office:value-type="float" office:value="1069" table:style-name="ce7">
            <text:p>1069</text:p>
          </table:table-cell>
          <table:table-cell office:value-type="string" office:string-value="брюки прямые" table:formula="of:=VLOOKUP([.B8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8</text:p>
          </table:table-cell>
          <table:table-cell office:value-type="float" office:value="20" table:style-name="ce5">
            <text:p>20</text:p>
          </table:table-cell>
          <table:table-cell office:value-type="float" office:value="1071" table:style-name="ce7">
            <text:p>1071</text:p>
          </table:table-cell>
          <table:table-cell office:value-type="string" office:string-value="платье-кимоно" table:formula="of:=VLOOKUP([.B81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0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0</text:p>
          </table:table-cell>
          <table:table-cell office:value-type="float" office:value="39" table:style-name="ce5">
            <text:p>39</text:p>
          </table:table-cell>
          <table:table-cell office:value-type="float" office:value="1071" table:style-name="ce7">
            <text:p>1071</text:p>
          </table:table-cell>
          <table:table-cell office:value-type="string" office:string-value="брюки клеш" table:formula="of:=VLOOKUP([.B811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4</text:p>
          </table:table-cell>
          <table:table-cell office:value-type="float" office:value="103" table:style-name="ce5">
            <text:p>103</text:p>
          </table:table-cell>
          <table:table-cell office:value-type="float" office:value="1071" table:style-name="ce7">
            <text:p>1071</text:p>
          </table:table-cell>
          <table:table-cell office:value-type="string" office:string-value="капри" table:formula="of:=VLOOKUP([.B81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2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41</text:p>
          </table:table-cell>
          <table:table-cell office:value-type="float" office:value="76" table:style-name="ce5">
            <text:p>76</text:p>
          </table:table-cell>
          <table:table-cell office:value-type="float" office:value="1072" table:style-name="ce7">
            <text:p>1072</text:p>
          </table:table-cell>
          <table:table-cell office:value-type="string" office:string-value="платье с запахом" table:formula="of:=VLOOKUP([.B8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3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3</text:p>
          </table:table-cell>
          <table:table-cell office:value-type="float" office:value="86" table:style-name="ce5">
            <text:p>86</text:p>
          </table:table-cell>
          <table:table-cell office:value-type="float" office:value="1073" table:style-name="ce7">
            <text:p>1073</text:p>
          </table:table-cell>
          <table:table-cell office:value-type="string" office:string-value="брюки зауженные" table:formula="of:=VLOOKUP([.B8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4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8</text:p>
          </table:table-cell>
          <table:table-cell office:value-type="float" office:value="99" table:style-name="ce5">
            <text:p>99</text:p>
          </table:table-cell>
          <table:table-cell office:value-type="float" office:value="1074" table:style-name="ce7">
            <text:p>1074</text:p>
          </table:table-cell>
          <table:table-cell office:value-type="string" office:string-value="юбка с запахом" table:formula="of:=VLOOKUP([.B8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0</text:p>
          </table:table-cell>
          <table:table-cell office:value-type="float" office:value="63" table:style-name="ce5">
            <text:p>63</text:p>
          </table:table-cell>
          <table:table-cell office:value-type="float" office:value="1074" table:style-name="ce7">
            <text:p>1074</text:p>
          </table:table-cell>
          <table:table-cell office:value-type="string" office:string-value="платье макси" table:formula="of:=VLOOKUP([.B81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6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7</text:p>
          </table:table-cell>
          <table:table-cell office:value-type="float" office:value="31" table:style-name="ce5">
            <text:p>31</text:p>
          </table:table-cell>
          <table:table-cell office:value-type="float" office:value="1074" table:style-name="ce7">
            <text:p>1074</text:p>
          </table:table-cell>
          <table:table-cell office:value-type="string" office:string-value="бриджи" table:formula="of:=VLOOKUP([.B8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41</text:p>
          </table:table-cell>
          <table:table-cell office:value-type="float" office:value="111" table:style-name="ce5">
            <text:p>111</text:p>
          </table:table-cell>
          <table:table-cell office:value-type="float" office:value="1075" table:style-name="ce7">
            <text:p>1075</text:p>
          </table:table-cell>
          <table:table-cell office:value-type="string" office:string-value="платье с напуском на талии" table:formula="of:=VLOOKUP([.B81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8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4</text:p>
          </table:table-cell>
          <table:table-cell office:value-type="float" office:value="55" table:style-name="ce5">
            <text:p>55</text:p>
          </table:table-cell>
          <table:table-cell office:value-type="float" office:value="1077" table:style-name="ce7">
            <text:p>1077</text:p>
          </table:table-cell>
          <table:table-cell office:value-type="string" office:string-value="юбка с запахом" table:formula="of:=VLOOKUP([.B819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3</text:p>
          </table:table-cell>
          <table:table-cell office:value-type="float" office:value="41" table:style-name="ce5">
            <text:p>41</text:p>
          </table:table-cell>
          <table:table-cell office:value-type="float" office:value="1077" table:style-name="ce7">
            <text:p>1077</text:p>
          </table:table-cell>
          <table:table-cell office:value-type="string" office:string-value="платье прямое" table:formula="of:=VLOOKUP([.B82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4</text:p>
          </table:table-cell>
          <table:table-cell office:value-type="float" office:value="61" table:style-name="ce5">
            <text:p>61</text:p>
          </table:table-cell>
          <table:table-cell office:value-type="float" office:value="1077" table:style-name="ce7">
            <text:p>1077</text:p>
          </table:table-cell>
          <table:table-cell office:value-type="string" office:string-value="брюки прямые" table:formula="of:=VLOOKUP([.B82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2</text:p>
          </table:table-cell>
          <table:table-cell office:value-type="float" office:value="80" table:style-name="ce5">
            <text:p>80</text:p>
          </table:table-cell>
          <table:table-cell office:value-type="float" office:value="1077" table:style-name="ce7">
            <text:p>1077</text:p>
          </table:table-cell>
          <table:table-cell office:value-type="string" office:string-value="рубашка" table:formula="of:=VLOOKUP([.B8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5</text:p>
          </table:table-cell>
          <table:table-cell office:value-type="float" office:value="9" table:style-name="ce5">
            <text:p>9</text:p>
          </table:table-cell>
          <table:table-cell office:value-type="float" office:value="1078" table:style-name="ce7">
            <text:p>1078</text:p>
          </table:table-cell>
          <table:table-cell office:value-type="string" office:string-value="юбка полусолнце" table:formula="of:=VLOOKUP([.B8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3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3</text:p>
          </table:table-cell>
          <table:table-cell office:value-type="float" office:value="119" table:style-name="ce5">
            <text:p>119</text:p>
          </table:table-cell>
          <table:table-cell office:value-type="float" office:value="1078" table:style-name="ce7">
            <text:p>1078</text:p>
          </table:table-cell>
          <table:table-cell office:value-type="string" office:string-value="платье с напуском на талии" table:formula="of:=VLOOKUP([.B824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</text:p>
          </table:table-cell>
          <table:table-cell office:value-type="float" office:value="90" table:style-name="ce5">
            <text:p>90</text:p>
          </table:table-cell>
          <table:table-cell office:value-type="float" office:value="1079" table:style-name="ce7">
            <text:p>1079</text:p>
          </table:table-cell>
          <table:table-cell office:value-type="string" office:string-value="капри" table:formula="of:=VLOOKUP([.B82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5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3</text:p>
          </table:table-cell>
          <table:table-cell office:value-type="float" office:value="46" table:style-name="ce5">
            <text:p>46</text:p>
          </table:table-cell>
          <table:table-cell office:value-type="float" office:value="1079" table:style-name="ce7">
            <text:p>1079</text:p>
          </table:table-cell>
          <table:table-cell office:value-type="string" office:string-value="рубашка" table:formula="of:=VLOOKUP([.B8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0</text:p>
          </table:table-cell>
          <table:table-cell office:value-type="float" office:value="13" table:style-name="ce5">
            <text:p>1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бриджи" table:formula="of:=VLOOKUP([.B8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4</text:p>
          </table:table-cell>
          <table:table-cell office:value-type="float" office:value="23" table:style-name="ce5">
            <text:p>2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платье-халат" table:formula="of:=VLOOKUP([.B82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8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7</text:p>
          </table:table-cell>
          <table:table-cell office:value-type="float" office:value="3" table:style-name="ce5">
            <text:p>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брюки зауженные" table:formula="of:=VLOOKUP([.B8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9</text:p>
          </table:table-cell>
          <table:table-cell office:value-type="float" office:value="29" table:style-name="ce5">
            <text:p>29</text:p>
          </table:table-cell>
          <table:table-cell office:value-type="float" office:value="1081" table:style-name="ce7">
            <text:p>1081</text:p>
          </table:table-cell>
          <table:table-cell office:value-type="string" office:string-value="юбка полусолнце" table:formula="of:=VLOOKUP([.B83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1</text:p>
          </table:table-cell>
          <table:table-cell office:value-type="float" office:value="35" table:style-name="ce5">
            <text:p>35</text:p>
          </table:table-cell>
          <table:table-cell office:value-type="float" office:value="1081" table:style-name="ce7">
            <text:p>1081</text:p>
          </table:table-cell>
          <table:table-cell office:value-type="string" office:string-value="платье прямое" table:formula="of:=VLOOKUP([.B8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9</text:p>
          </table:table-cell>
          <table:table-cell office:value-type="float" office:value="18" table:style-name="ce5">
            <text:p>18</text:p>
          </table:table-cell>
          <table:table-cell office:value-type="float" office:value="1081" table:style-name="ce7">
            <text:p>1081</text:p>
          </table:table-cell>
          <table:table-cell office:value-type="string" office:string-value="юбка с оборкой" table:formula="of:=VLOOKUP([.B8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9</text:p>
          </table:table-cell>
          <table:table-cell office:value-type="float" office:value="18" table:style-name="ce5">
            <text:p>18</text:p>
          </table:table-cell>
          <table:table-cell office:value-type="float" office:value="1081" table:style-name="ce7">
            <text:p>1081</text:p>
          </table:table-cell>
          <table:table-cell office:value-type="string" office:string-value="бриджи" table:formula="of:=VLOOKUP([.B83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9</text:p>
          </table:table-cell>
          <table:table-cell office:value-type="float" office:value="31" table:style-name="ce5">
            <text:p>31</text:p>
          </table:table-cell>
          <table:table-cell office:value-type="float" office:value="1082" table:style-name="ce7">
            <text:p>1082</text:p>
          </table:table-cell>
          <table:table-cell office:value-type="string" office:string-value="брюки прямые" table:formula="of:=VLOOKUP([.B83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9</text:p>
          </table:table-cell>
          <table:table-cell office:value-type="float" office:value="66" table:style-name="ce5">
            <text:p>66</text:p>
          </table:table-cell>
          <table:table-cell office:value-type="float" office:value="1082" table:style-name="ce7">
            <text:p>1082</text:p>
          </table:table-cell>
          <table:table-cell office:value-type="string" office:string-value="платье-сарафан" table:formula="of:=VLOOKUP([.B83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2</text:p>
          </table:table-cell>
          <table:table-cell office:value-type="float" office:value="119" table:style-name="ce5">
            <text:p>119</text:p>
          </table:table-cell>
          <table:table-cell office:value-type="float" office:value="1082" table:style-name="ce7">
            <text:p>1082</text:p>
          </table:table-cell>
          <table:table-cell office:value-type="string" office:string-value="платье с кокеткой" table:formula="of:=VLOOKUP([.B83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9</text:p>
          </table:table-cell>
          <table:table-cell office:value-type="float" office:value="26" table:style-name="ce5">
            <text:p>26</text:p>
          </table:table-cell>
          <table:table-cell office:value-type="float" office:value="1082" table:style-name="ce7">
            <text:p>1082</text:p>
          </table:table-cell>
          <table:table-cell office:value-type="string" office:string-value="брюки зауженные" table:formula="of:=VLOOKUP([.B83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7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5</text:p>
          </table:table-cell>
          <table:table-cell office:value-type="float" office:value="81" table:style-name="ce5">
            <text:p>81</text:p>
          </table:table-cell>
          <table:table-cell office:value-type="float" office:value="1083" table:style-name="ce7">
            <text:p>1083</text:p>
          </table:table-cell>
          <table:table-cell office:value-type="string" office:string-value="платье прямое" table:formula="of:=VLOOKUP([.B83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8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0</text:p>
          </table:table-cell>
          <table:table-cell office:value-type="float" office:value="68" table:style-name="ce5">
            <text:p>68</text:p>
          </table:table-cell>
          <table:table-cell office:value-type="float" office:value="1083" table:style-name="ce7">
            <text:p>1083</text:p>
          </table:table-cell>
          <table:table-cell office:value-type="string" office:string-value="юбка солнце" table:formula="of:=VLOOKUP([.B8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</text:p>
          </table:table-cell>
          <table:table-cell office:value-type="float" office:value="35" table:style-name="ce5">
            <text:p>35</text:p>
          </table:table-cell>
          <table:table-cell office:value-type="float" office:value="1084" table:style-name="ce7">
            <text:p>1084</text:p>
          </table:table-cell>
          <table:table-cell office:value-type="string" office:string-value="юбка полусолнце" table:formula="of:=VLOOKUP([.B84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9</text:p>
          </table:table-cell>
          <table:table-cell office:value-type="float" office:value="18" table:style-name="ce5">
            <text:p>18</text:p>
          </table:table-cell>
          <table:table-cell office:value-type="float" office:value="1085" table:style-name="ce7">
            <text:p>1085</text:p>
          </table:table-cell>
          <table:table-cell office:value-type="string" office:string-value="юбка со складками" table:formula="of:=VLOOKUP([.B8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0</text:p>
          </table:table-cell>
          <table:table-cell office:value-type="float" office:value="71" table:style-name="ce5">
            <text:p>71</text:p>
          </table:table-cell>
          <table:table-cell office:value-type="float" office:value="1085" table:style-name="ce7">
            <text:p>1085</text:p>
          </table:table-cell>
          <table:table-cell office:value-type="string" office:string-value="платье макси" table:formula="of:=VLOOKUP([.B8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8</text:p>
          </table:table-cell>
          <table:table-cell office:value-type="float" office:value="41" table:style-name="ce5">
            <text:p>41</text:p>
          </table:table-cell>
          <table:table-cell office:value-type="float" office:value="1085" table:style-name="ce7">
            <text:p>1085</text:p>
          </table:table-cell>
          <table:table-cell office:value-type="string" office:string-value="платье ретро" table:formula="of:=VLOOKUP([.B84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3</text:p>
          </table:table-cell>
          <table:table-cell office:value-type="float" office:value="56" table:style-name="ce5">
            <text:p>56</text:p>
          </table:table-cell>
          <table:table-cell office:value-type="float" office:value="1085" table:style-name="ce7">
            <text:p>1085</text:p>
          </table:table-cell>
          <table:table-cell office:value-type="string" office:string-value="брюки зауженные" table:formula="of:=VLOOKUP([.B84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8</text:p>
          </table:table-cell>
          <table:table-cell office:value-type="float" office:value="37" table:style-name="ce5">
            <text:p>37</text:p>
          </table:table-cell>
          <table:table-cell office:value-type="float" office:value="1085" table:style-name="ce7">
            <text:p>1085</text:p>
          </table:table-cell>
          <table:table-cell office:value-type="string" office:string-value="юбка с оборкой" table:formula="of:=VLOOKUP([.B84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</text:p>
          </table:table-cell>
          <table:table-cell office:value-type="float" office:value="18" table:style-name="ce5">
            <text:p>18</text:p>
          </table:table-cell>
          <table:table-cell office:value-type="float" office:value="1086" table:style-name="ce7">
            <text:p>1086</text:p>
          </table:table-cell>
          <table:table-cell office:value-type="string" office:string-value="платье с напуском на талии" table:formula="of:=VLOOKUP([.B84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6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9</text:p>
          </table:table-cell>
          <table:table-cell office:value-type="float" office:value="36" table:style-name="ce5">
            <text:p>36</text:p>
          </table:table-cell>
          <table:table-cell office:value-type="float" office:value="1086" table:style-name="ce7">
            <text:p>1086</text:p>
          </table:table-cell>
          <table:table-cell office:value-type="string" office:string-value="рубашка" table:formula="of:=VLOOKUP([.B84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7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41</text:p>
          </table:table-cell>
          <table:table-cell office:value-type="float" office:value="85" table:style-name="ce5">
            <text:p>85</text:p>
          </table:table-cell>
          <table:table-cell office:value-type="float" office:value="1087" table:style-name="ce7">
            <text:p>1087</text:p>
          </table:table-cell>
          <table:table-cell office:value-type="string" office:string-value="брюки зауженные" table:formula="of:=VLOOKUP([.B84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8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1</text:p>
          </table:table-cell>
          <table:table-cell office:value-type="float" office:value="96" table:style-name="ce5">
            <text:p>96</text:p>
          </table:table-cell>
          <table:table-cell office:value-type="float" office:value="1088" table:style-name="ce7">
            <text:p>1088</text:p>
          </table:table-cell>
          <table:table-cell office:value-type="string" office:string-value="платье-жилет" table:formula="of:=VLOOKUP([.B84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8</text:p>
          </table:table-cell>
          <table:table-cell office:value-type="float" office:value="43" table:style-name="ce5">
            <text:p>43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прямое" table:formula="of:=VLOOKUP([.B8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6</text:p>
          </table:table-cell>
          <table:table-cell office:value-type="float" office:value="99" table:style-name="ce5">
            <text:p>99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макси" table:formula="of:=VLOOKUP([.B85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1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4</text:p>
          </table:table-cell>
          <table:table-cell office:value-type="float" office:value="86" table:style-name="ce5">
            <text:p>86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с кокеткой" table:formula="of:=VLOOKUP([.B85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8</text:p>
          </table:table-cell>
          <table:table-cell office:value-type="float" office:value="57" table:style-name="ce5">
            <text:p>57</text:p>
          </table:table-cell>
          <table:table-cell office:value-type="float" office:value="1090" table:style-name="ce7">
            <text:p>1090</text:p>
          </table:table-cell>
          <table:table-cell office:value-type="string" office:string-value="платье-рубашка" table:formula="of:=VLOOKUP([.B85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1</text:p>
          </table:table-cell>
          <table:table-cell office:value-type="float" office:value="36" table:style-name="ce5">
            <text:p>36</text:p>
          </table:table-cell>
          <table:table-cell office:value-type="float" office:value="1091" table:style-name="ce7">
            <text:p>1091</text:p>
          </table:table-cell>
          <table:table-cell office:value-type="string" office:string-value="платье с кокеткой" table:formula="of:=VLOOKUP([.B85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8</text:p>
          </table:table-cell>
          <table:table-cell office:value-type="float" office:value="60" table:style-name="ce5">
            <text:p>60</text:p>
          </table:table-cell>
          <table:table-cell office:value-type="float" office:value="1091" table:style-name="ce7">
            <text:p>1091</text:p>
          </table:table-cell>
          <table:table-cell office:value-type="string" office:string-value="блузка с длинным рукавом" table:formula="of:=VLOOKUP([.B85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5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0</text:p>
          </table:table-cell>
          <table:table-cell office:value-type="float" office:value="2" table:style-name="ce5">
            <text:p>2</text:p>
          </table:table-cell>
          <table:table-cell office:value-type="float" office:value="1092" table:style-name="ce7">
            <text:p>1092</text:p>
          </table:table-cell>
          <table:table-cell office:value-type="string" office:string-value="платье-туника" table:formula="of:=VLOOKUP([.B856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6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5</text:p>
          </table:table-cell>
          <table:table-cell office:value-type="float" office:value="66" table:style-name="ce5">
            <text:p>66</text:p>
          </table:table-cell>
          <table:table-cell office:value-type="float" office:value="1092" table:style-name="ce7">
            <text:p>1092</text:p>
          </table:table-cell>
          <table:table-cell office:value-type="string" office:string-value="юбка с оборкой" table:formula="of:=VLOOKUP([.B8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7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0</text:p>
          </table:table-cell>
          <table:table-cell office:value-type="float" office:value="68" table:style-name="ce5">
            <text:p>68</text:p>
          </table:table-cell>
          <table:table-cell office:value-type="float" office:value="1092" table:style-name="ce7">
            <text:p>1092</text:p>
          </table:table-cell>
          <table:table-cell office:value-type="string" office:string-value="брюки клеш" table:formula="of:=VLOOKUP([.B858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7</text:p>
          </table:table-cell>
          <table:table-cell office:value-type="float" office:value="82" table:style-name="ce5">
            <text:p>82</text:p>
          </table:table-cell>
          <table:table-cell office:value-type="float" office:value="1093" table:style-name="ce7">
            <text:p>1093</text:p>
          </table:table-cell>
          <table:table-cell office:value-type="string" office:string-value="брюки прямые" table:formula="of:=VLOOKUP([.B85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43</text:p>
          </table:table-cell>
          <table:table-cell office:value-type="float" office:value="46" table:style-name="ce5">
            <text:p>46</text:p>
          </table:table-cell>
          <table:table-cell office:value-type="float" office:value="1093" table:style-name="ce7">
            <text:p>1093</text:p>
          </table:table-cell>
          <table:table-cell office:value-type="string" office:string-value="платье с запахом" table:formula="of:=VLOOKUP([.B86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41</text:p>
          </table:table-cell>
          <table:table-cell office:value-type="float" office:value="101" table:style-name="ce5">
            <text:p>101</text:p>
          </table:table-cell>
          <table:table-cell office:value-type="float" office:value="1093" table:style-name="ce7">
            <text:p>1093</text:p>
          </table:table-cell>
          <table:table-cell office:value-type="string" office:string-value="платье-трапеция" table:formula="of:=VLOOKUP([.B86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1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8</text:p>
          </table:table-cell>
          <table:table-cell office:value-type="float" office:value="35" table:style-name="ce5">
            <text:p>35</text:p>
          </table:table-cell>
          <table:table-cell office:value-type="float" office:value="1094" table:style-name="ce7">
            <text:p>1094</text:p>
          </table:table-cell>
          <table:table-cell office:value-type="string" office:string-value="блузка с длинным рукавом" table:formula="of:=VLOOKUP([.B8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5</text:p>
          </table:table-cell>
          <table:table-cell office:value-type="float" office:value="89" table:style-name="ce5">
            <text:p>89</text:p>
          </table:table-cell>
          <table:table-cell office:value-type="float" office:value="1094" table:style-name="ce7">
            <text:p>1094</text:p>
          </table:table-cell>
          <table:table-cell office:value-type="string" office:string-value="юбка полусолнце" table:formula="of:=VLOOKUP([.B86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</text:p>
          </table:table-cell>
          <table:table-cell office:value-type="float" office:value="59" table:style-name="ce5">
            <text:p>59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 с кокеткой" table:formula="of:=VLOOKUP([.B8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4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2</text:p>
          </table:table-cell>
          <table:table-cell office:value-type="float" office:value="17" table:style-name="ce5">
            <text:p>17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-кимоно" table:formula="of:=VLOOKUP([.B86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9</text:p>
          </table:table-cell>
          <table:table-cell office:value-type="float" office:value="50" table:style-name="ce5">
            <text:p>50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 с напуском на талии" table:formula="of:=VLOOKUP([.B8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6</text:p>
          </table:table-cell>
          <table:table-cell office:value-type="float" office:value="51" table:style-name="ce5">
            <text:p>51</text:p>
          </table:table-cell>
          <table:table-cell office:value-type="float" office:value="1098" table:style-name="ce7">
            <text:p>1098</text:p>
          </table:table-cell>
          <table:table-cell office:value-type="string" office:string-value="бриджи" table:formula="of:=VLOOKUP([.B86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8</text:p>
          </table:table-cell>
          <table:table-cell office:value-type="float" office:value="1" table:style-name="ce5">
            <text:p>1</text:p>
          </table:table-cell>
          <table:table-cell office:value-type="float" office:value="1098" table:style-name="ce7">
            <text:p>1098</text:p>
          </table:table-cell>
          <table:table-cell office:value-type="string" office:string-value="юбка солнце" table:formula="of:=VLOOKUP([.B8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8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8</text:p>
          </table:table-cell>
          <table:table-cell office:value-type="float" office:value="72" table:style-name="ce5">
            <text:p>72</text:p>
          </table:table-cell>
          <table:table-cell office:value-type="float" office:value="1098" table:style-name="ce7">
            <text:p>1098</text:p>
          </table:table-cell>
          <table:table-cell office:value-type="string" office:string-value="юбка с оборкой" table:formula="of:=VLOOKUP([.B86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9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2</text:p>
          </table:table-cell>
          <table:table-cell office:value-type="float" office:value="76" table:style-name="ce5">
            <text:p>76</text:p>
          </table:table-cell>
          <table:table-cell office:value-type="float" office:value="1099" table:style-name="ce7">
            <text:p>1099</text:p>
          </table:table-cell>
          <table:table-cell office:value-type="string" office:string-value="блузка с длинным рукавом" table:formula="of:=VLOOKUP([.B8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0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7</text:p>
          </table:table-cell>
          <table:table-cell office:value-type="float" office:value="34" table:style-name="ce5">
            <text:p>34</text:p>
          </table:table-cell>
          <table:table-cell office:value-type="float" office:value="1099" table:style-name="ce7">
            <text:p>1099</text:p>
          </table:table-cell>
          <table:table-cell office:value-type="string" office:string-value="брюки прямые" table:formula="of:=VLOOKUP([.B87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7</text:p>
          </table:table-cell>
          <table:table-cell office:value-type="float" office:value="100" table:style-name="ce5">
            <text:p>100</text:p>
          </table:table-cell>
          <table:table-cell office:value-type="float" office:value="1100" table:style-name="ce7">
            <text:p>1100</text:p>
          </table:table-cell>
          <table:table-cell office:value-type="string" office:string-value="юбка полусолнце" table:formula="of:=VLOOKUP([.B872];[Продукция.A:.E];2;)" table:style-name="ce1">
            <text:p>юбка полусолнце</text:p>
          </table:table-cell>
          <table:table-cell table:number-columns-repeated="16378"/>
        </table:table-row>
        <table:table-row table:number-rows-repeated="3" table:style-name="ro2">
          <table:table-cell table:style-name="ce5"/>
          <table:table-cell table:style-name="ce6"/>
          <table:table-cell table:number-columns-repeated="2" table:style-name="ce5"/>
          <table:table-cell table:style-name="ce7"/>
          <table:table-cell table:number-columns-repeated="16379" table:style-name="ce1"/>
        </table:table-row>
        <table:table-row table:number-rows-repeated="5" table:style-name="ro2">
          <table:table-cell table:style-name="ce5"/>
          <table:table-cell table:style-name="ce6"/>
          <table:table-cell table:style-name="ce5"/>
          <table:table-cell table:style-name="ce8"/>
          <table:table-cell table:style-name="ce7"/>
          <table:table-cell table:number-columns-repeated="16379" table:style-name="ce1"/>
        </table:table-row>
        <table:table-row table:number-rows-repeated="4" table:style-name="ro2">
          <table:table-cell table:number-columns-repeated="2"/>
          <table:table-cell table:style-name="ce5"/>
          <table:table-cell table:style-name="ce8"/>
          <table:table-cell table:number-columns-repeated="16380"/>
        </table:table-row>
        <table:table-row table:number-rows-repeated="278" table:style-name="ro2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number-rows-repeated="1047414" table:style-name="ro2">
          <table:table-cell table:number-columns-repeated="16384"/>
        </table:table-row>
      </table:table>
      <table:table table:name="Продукция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8"/>
        <table:table-column table:style-name="co11" table:default-cell-style-name="ce8"/>
        <table:table-column table:style-name="co12" table:default-cell-style-name="ce1"/>
        <table:table-column table:style-name="co7" table:number-columns-repeated="16379" table:default-cell-style-name="ce1"/>
        <table:table-row table:style-name="ro2">
          <table:table-cell office:value-type="string" table:style-name="ce9">
            <text:p>ID товара</text:p>
          </table:table-cell>
          <table:table-cell office:value-type="string" table:style-name="ce9">
            <text:p>Наименование товара</text:p>
          </table:table-cell>
          <table:table-cell office:value-type="string" table:style-name="ce9">
            <text:p>Размерный ряд</text:p>
          </table:table-cell>
          <table:table-cell office:value-type="string" table:style-name="ce9">
            <text:p>Расход материала, см</text:p>
          </table:table-cell>
          <table:table-cell office:value-type="string" table:style-name="ce9">
            <text:p>Категория потребителей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8">
            <text:p>110-152</text:p>
          </table:table-cell>
          <table:table-cell office:value-type="float" office:value="70" table:style-name="ce8">
            <text:p>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8">
            <text:p>110-1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8">
            <text:p>110-1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</text:p>
          </table:table-cell>
          <table:table-cell office:value-type="string" table:style-name="ce1">
            <text:p>юбка солнце</text:p>
          </table:table-cell>
          <table:table-cell office:value-type="string" table:style-name="ce8">
            <text:p>110-152</text:p>
          </table:table-cell>
          <table:table-cell office:value-type="float" office:value="100" table:style-name="ce8">
            <text:p>1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</text:p>
          </table:table-cell>
          <table:table-cell office:value-type="string" table:style-name="ce1">
            <text:p>бриджи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</text:p>
          </table:table-cell>
          <table:table-cell office:value-type="string" table:style-name="ce1">
            <text:p>капри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7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8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8">
            <text:p>110-1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1</text:p>
          </table:table-cell>
          <table:table-cell office:value-type="string" table:style-name="ce1">
            <text:p>платье прямо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2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3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4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110-1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5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110-1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6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8">
            <text:p>104-128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7</text:p>
          </table:table-cell>
          <table:table-cell office:value-type="string" table:style-name="ce1">
            <text:p>платье-туника</text:p>
          </table:table-cell>
          <table:table-cell office:value-type="string" table:style-name="ce8">
            <text:p>110-1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8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8">
            <text:p>110-152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9</text:p>
          </table:table-cell>
          <table:table-cell office:value-type="string" table:style-name="ce1">
            <text:p>юбка карандаш</text:p>
          </table:table-cell>
          <table:table-cell office:value-type="string" table:style-name="ce8">
            <text:p>44-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0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8">
            <text:p>44-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1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8">
            <text:p>44-52</text:p>
          </table:table-cell>
          <table:table-cell office:value-type="float" office:value="110" table:style-name="ce8">
            <text:p>1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2</text:p>
          </table:table-cell>
          <table:table-cell office:value-type="string" table:style-name="ce1">
            <text:p>юбка солнце</text:p>
          </table:table-cell>
          <table:table-cell office:value-type="string" table:style-name="ce8">
            <text:p>44-52</text:p>
          </table:table-cell>
          <table:table-cell office:value-type="float" office:value="120" table:style-name="ce8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8">
            <text:p>44-52</text:p>
          </table:table-cell>
          <table:table-cell office:value-type="float" office:value="120" table:style-name="ce8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4</text:p>
          </table:table-cell>
          <table:table-cell office:value-type="string" table:style-name="ce1">
            <text:p>юбка годе</text:p>
          </table:table-cell>
          <table:table-cell office:value-type="string" table:style-name="ce8">
            <text:p>44-52</text:p>
          </table:table-cell>
          <table:table-cell office:value-type="float" office:value="130" table:style-name="ce8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5</text:p>
          </table:table-cell>
          <table:table-cell office:value-type="string" table:style-name="ce1">
            <text:p>юбка с завышенной талией</text:p>
          </table:table-cell>
          <table:table-cell office:value-type="string" table:style-name="ce8">
            <text:p>44-52</text:p>
          </table:table-cell>
          <table:table-cell office:value-type="float" office:value="130" table:style-name="ce8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6</text:p>
          </table:table-cell>
          <table:table-cell office:value-type="string" table:style-name="ce1">
            <text:p>юбка с воланом</text:p>
          </table:table-cell>
          <table:table-cell office:value-type="string" table:style-name="ce8">
            <text:p>42-48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7</text:p>
          </table:table-cell>
          <table:table-cell office:value-type="string" table:style-name="ce1">
            <text:p>бридж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8</text:p>
          </table:table-cell>
          <table:table-cell office:value-type="string" table:style-name="ce1">
            <text:p>капр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0</text:p>
          </table:table-cell>
          <table:table-cell office:value-type="string" table:style-name="ce1">
            <text:p>платье мин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1</text:p>
          </table:table-cell>
          <table:table-cell office:value-type="string" table:style-name="ce1">
            <text:p>платье-рубашка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2</text:p>
          </table:table-cell>
          <table:table-cell office:value-type="string" table:style-name="ce1">
            <text:p>платье-футляр</text:p>
          </table:table-cell>
          <table:table-cell office:value-type="string" table:style-name="ce8">
            <text:p>42-50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3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8">
            <text:p>44-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4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5</text:p>
          </table:table-cell>
          <table:table-cell office:value-type="string" table:style-name="ce1">
            <text:p>платье-туника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6</text:p>
          </table:table-cell>
          <table:table-cell office:value-type="string" table:style-name="ce1">
            <text:p>платье-кимоно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7</text:p>
          </table:table-cell>
          <table:table-cell office:value-type="string" table:style-name="ce1">
            <text:p>платье миди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8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9</text:p>
          </table:table-cell>
          <table:table-cell office:value-type="string" table:style-name="ce1">
            <text:p>платье прямое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0</text:p>
          </table:table-cell>
          <table:table-cell office:value-type="string" table:style-name="ce1">
            <text:p>платье-халат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1</text:p>
          </table:table-cell>
          <table:table-cell office:value-type="string" table:style-name="ce1">
            <text:p>платье с напуском на талии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2</text:p>
          </table:table-cell>
          <table:table-cell office:value-type="string" table:style-name="ce1">
            <text:p>юбка с баской</text:p>
          </table:table-cell>
          <table:table-cell office:value-type="string" table:style-name="ce8">
            <text:p>42-48</text:p>
          </table:table-cell>
          <table:table-cell office:value-type="float" office:value="210" table:style-name="ce8">
            <text:p>2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3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44-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4</text:p>
          </table:table-cell>
          <table:table-cell office:value-type="string" table:style-name="ce1">
            <text:p>платье макси</text:p>
          </table:table-cell>
          <table:table-cell office:value-type="string" table:style-name="ce8">
            <text:p>44-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5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6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7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8</text:p>
          </table:table-cell>
          <table:table-cell office:value-type="string" table:style-name="ce1">
            <text:p>платье ретро</text:p>
          </table:table-cell>
          <table:table-cell office:value-type="string" table:style-name="ce8">
            <text:p>44-52</text:p>
          </table:table-cell>
          <table:table-cell office:value-type="float" office:value="235" table:style-name="ce8">
            <text:p>235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9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44-52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0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44-52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1</text:p>
          </table:table-cell>
          <table:table-cell office:value-type="string" table:style-name="ce1">
            <text:p>платье-трансформер</text:p>
          </table:table-cell>
          <table:table-cell office:value-type="string" table:style-name="ce8">
            <text:p>44-52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2</text:p>
          </table:table-cell>
          <table:table-cell office:value-type="string" table:style-name="ce1">
            <text:p>брюки клеш</text:p>
          </table:table-cell>
          <table:table-cell office:value-type="string" table:style-name="ce8">
            <text:p>44-52</text:p>
          </table:table-cell>
          <table:table-cell office:value-type="float" office:value="260" table:style-name="ce8">
            <text:p>2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3</text:p>
          </table:table-cell>
          <table:table-cell office:value-type="string" table:style-name="ce1">
            <text:p>платье-жилет</text:p>
          </table:table-cell>
          <table:table-cell office:value-type="string" table:style-name="ce8">
            <text:p>44-52</text:p>
          </table:table-cell>
          <table:table-cell office:value-type="float" office:value="270" table:style-name="ce8">
            <text:p>2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4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5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6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110-1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7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110-1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8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44-54</text:p>
          </table:table-cell>
          <table:table-cell office:value-type="float" office:value="210" table:style-name="ce8">
            <text:p>21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9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44-54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44-54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1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44-54</text:p>
          </table:table-cell>
          <table:table-cell office:value-type="float" office:value="260" table:style-name="ce8">
            <text:p>26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number-rows-repeated="1048514" table:style-name="ro3">
          <table:table-cell table:number-columns-repeated="16384"/>
        </table:table-row>
      </table:table>
      <table:table table:name="Ткани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ID ткани</text:p>
          </table:table-cell>
          <table:table-cell office:value-type="string" table:style-name="ce4">
            <text:p>Название</text:p>
          </table:table-cell>
          <table:table-cell office:value-type="string" table:style-name="ce4">
            <text:p>Цвет</text:p>
          </table:table-cell>
          <table:table-cell office:value-type="string" table:style-name="ce4">
            <text:p>Плотность, г/м2</text:p>
          </table:table-cell>
          <table:table-cell office:value-type="string" table:style-name="ce4">
            <text:p>Сырье</text:p>
          </table:table-cell>
          <table:table-cell office:value-type="string" table:style-name="ce4">
            <text:p>Ширина полотна, см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красны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желты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сини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красны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5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сини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6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черны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7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белы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8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голубо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9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розовы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0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бел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1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красн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2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желт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3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красны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4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сини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5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черны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6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красн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7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зелен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8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бел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9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желты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0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сини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1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красны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2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сини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3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красны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4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зелены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5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сини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6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красны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7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желты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28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бел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9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зелен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0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сини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1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желт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2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красн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3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4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крас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5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6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желт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7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8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9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красны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0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сини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1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белы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2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красн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3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бел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4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коричнев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Готовый_товар.A1:Готовый_товар.F872" table:display-filter-buttons="true">
          <table:filter>
            <table:filter-and>
              <table:filter-condition table:field-number="2" table:value="T28" table:operator="="/>
              <table:filter-condition table:field-number="5" table:value="брюки прямые" table:operator="="/>
            </table:filter-and>
          </table:filter>
        </table:database-range>
        <table:database-range table:target-range-address="Продукция.A1:Продукция.E62" table:display-filter-buttons="true"/>
        <table:database-range table:target-range-address="Ткани.A1:Ткани.F45" table:display-filter-buttons="true">
          <table:filter>
            <table:filter-and>
              <table:filter-condition table:field-number="2" table:value="белый" table:operator="="/>
              <table:filter-condition table:field-number="4" table:value="лён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5T22:57:37Z</dc:date>
  </office:meta>
</office:document-meta>
</file>